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8" style:family="table-cell">
      <style:table-cell-properties fo:padding="0.0201in" fo:border-left="0.0007in solid #000000" fo:border-right="none" fo:border-top="none" fo:border-bottom="0.0347in solid #000000"/>
    </style:style>
    <style:style style:name="t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8" style:family="table-cell">
      <style:table-cell-properties fo:padding="0.0201in" fo:border-left="0.0007in solid #000000" fo:border-right="none" fo:border-top="none" fo:border-bottom="0.0347in solid #000000"/>
    </style:style>
    <style:style style:name="t3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8" style:family="table-cell">
      <style:table-cell-properties fo:padding="0.0201in" fo:border-left="0.0007in solid #000000" fo:border-right="none" fo:border-top="none" fo:border-bottom="0.0347in solid #000000"/>
    </style:style>
    <style:style style:name="t4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8" style:family="table-cell">
      <style:table-cell-properties fo:padding="0.0201in" fo:border-left="0.0007in solid #000000" fo:border-right="none" fo:border-top="none" fo:border-bottom="0.0347in solid #000000"/>
    </style:style>
    <style:style style:name="t5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8" style:family="table-cell">
      <style:table-cell-properties fo:padding="0.0201in" fo:border-left="0.0007in solid #000000" fo:border-right="none" fo:border-top="none" fo:border-bottom="0.0347in solid #000000"/>
    </style:style>
    <style:style style:name="t6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8" style:family="table-cell">
      <style:table-cell-properties fo:padding="0.0201in" fo:border-left="0.0007in solid #000000" fo:border-right="none" fo:border-top="none" fo:border-bottom="0.0347in solid #000000"/>
    </style:style>
    <style:style style:name="t7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8" style:family="table-cell">
      <style:table-cell-properties fo:padding="0.0201in" fo:border-left="0.0007in solid #000000" fo:border-right="none" fo:border-top="none" fo:border-bottom="0.0347in solid #000000"/>
    </style:style>
    <style:style style:name="t8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8" style:family="table-cell">
      <style:table-cell-properties fo:padding="0.0201in" fo:border-left="0.0007in solid #000000" fo:border-right="none" fo:border-top="none" fo:border-bottom="0.0347in solid #000000"/>
    </style:style>
    <style:style style:name="t9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8" style:family="table-cell">
      <style:table-cell-properties fo:padding="0.0201in" fo:border-left="0.0007in solid #000000" fo:border-right="none" fo:border-top="none" fo:border-bottom="0.0347in solid #000000"/>
    </style:style>
    <style:style style:name="t10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8" style:family="table-cell">
      <style:table-cell-properties fo:padding="0.0201in" fo:border-left="0.0007in solid #000000" fo:border-right="none" fo:border-top="none" fo:border-bottom="0.0347in solid #000000"/>
    </style:style>
    <style:style style:name="t1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8" style:family="table-cell">
      <style:table-cell-properties fo:padding="0.0201in" fo:border-left="0.0007in solid #000000" fo:border-right="none" fo:border-top="none" fo:border-bottom="0.0347in solid #000000"/>
    </style:style>
    <style:style style:name="t1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1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1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16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8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0" style:family="paragraph" style:parent-style-name="Standard">
      <style:text-properties style:font-name="Arial" fo:font-size="10pt" style:font-size-asian="10pt" style:font-name-complex="Arial" style:font-size-complex="10pt"/>
    </style:style>
    <style:style style:name="P31" style:family="paragraph" style:parent-style-name="Standard">
      <style:text-properties style:font-name="Arial" fo:font-size="9pt" style:font-size-asian="9pt" style:font-name-complex="Arial" style:font-size-complex="9pt"/>
    </style:style>
    <style:style style:name="P32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33" style:family="paragraph" style:parent-style-name="Standard">
      <style:text-properties style:font-name="Arial" fo:font-size="9pt" fo:language="en" fo:country="US" style:font-size-asian="9pt" style:font-name-complex="Arial" style:font-size-complex="9pt"/>
    </style:style>
    <style:style style:name="P34" style:family="paragraph" style:parent-style-name="Standard">
      <style:text-properties style:font-name="Arial" fo:font-size="9pt" fo:background-color="transparent" style:font-size-asian="9pt" style:font-size-complex="9pt"/>
    </style:style>
    <style:style style:name="P35" style:family="paragraph" style:parent-style-name="Standard">
      <style:text-properties fo:font-size="10pt" style:font-size-asian="10pt" style:font-size-complex="10pt"/>
    </style:style>
    <style:style style:name="P36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style:font-size-asian="9pt" style:font-size-complex="9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name-complex="Arial" style:font-size-complex="9pt"/>
    </style:style>
    <style:style style:name="P4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41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2" style:family="paragraph" style:parent-style-name="Standard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7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1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5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5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59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T1" style:family="text">
      <style:text-properties fo:font-size="9pt" style:font-size-asian="9pt" style:language-asian="zh" style:country-asian="TW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8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9" style:family="text">
      <style:text-properties fo:language="en" fo:country="US" style:text-underline-style="none" style:font-name-complex="Arial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language="en" fo:country="US" fo:background-color="transparent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fo:language="en" fo:country="US" fo:font-style="normal" style:font-style-asian="normal" style:font-style-complex="normal"/>
    </style:style>
    <style:style style:name="T21" style:family="text">
      <style:text-properties style:text-position="sub 58%" fo:language="ru" fo:country="RU" fo:font-style="normal" style:font-style-asian="normal" style:font-style-complex="normal"/>
    </style:style>
    <style:style style:name="T22" style:family="text">
      <style:text-properties style:text-position="sub 58%" fo:font-style="normal" style:font-style-asian="normal" style:font-style-complex="normal"/>
    </style:style>
    <style:style style:name="T23" style:family="text">
      <style:text-properties style:text-position="sub 58%"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font-name-complex="Ari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position="0% 100%" fo:font-style="italic" style:font-style-asian="italic" style:font-style-complex="italic"/>
    </style:style>
    <style:style style:name="T3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31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2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3" style:family="text">
      <style:text-properties style:font-name="Arial" fo:language="en" fo:country="US" style:text-underline-style="solid" style:text-underline-width="auto" style:text-underline-color="font-color" fo:font-weight="bold" fo:background-color="transparent" style:font-weight-asian="bold" style:font-name-complex="Arial" style:font-weight-complex="bold"/>
    </style:style>
    <style:style style:name="T34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35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36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37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38" style:family="text">
      <style:text-properties style:font-name="Arial" fo:font-size="10pt" fo:language="en" fo:country="US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T3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0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41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42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43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44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45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46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47" style:family="text">
      <style:text-properties fo:letter-spacing="0.0138in" style:text-underline-style="none" fo:font-weight="bold" style:font-weight-asian="bold"/>
    </style:style>
    <style:style style:name="T48" style:family="text">
      <style:text-properties fo:font-size="10pt" style:font-size-asian="10pt" style:language-asian="zh" style:country-asian="TW" style:font-size-complex="10pt"/>
    </style:style>
    <style:style style:name="T49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50" style:family="text">
      <style:text-properties style:font-name="Symbol" fo:font-size="10pt" fo:language="en" fo:country="US" style:text-underline-style="solid" style:text-underline-width="auto" style:text-underline-color="font-color" style:font-size-asian="10pt" style:font-name-complex="Symbol" style:font-size-complex="10pt"/>
    </style:style>
    <style:style style:name="T51" style:family="text">
      <style:text-properties style:text-position="super 58%" fo:font-style="italic" style:font-style-asian="italic" style:font-style-complex="italic"/>
    </style:style>
    <style:style style:name="T52" style:family="text">
      <style:text-properties fo:language="en" fo:country="none"/>
    </style:style>
    <style:style style:name="T53" style:family="text">
      <style:text-properties style:language-asian="zh" style:country-asian="TW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3">CALIBRATION CERTIFICATE</text:span>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17"/>
      <text:p text:style-name="P37"><text:span text:style-name="T35">Type:</text:span><text:span text:style-name="T34"> </text:span><text:span text:style-name="T33">Personal dosimeter</text:span><text:span text:style-name="T32"> AT3509C</text:span><text:span text:style-name="T30"><text:tab/></text:span><text:span text:style-name="T35">Date of calibration</text:span><text:span text:style-name="T31">:</text:span><text:span text:style-name="T30"> <text:s/></text:span><text:span text:style-name="T32">$date</text:span></text:p>
      <text:p text:style-name="P29"/>
      <text:p text:style-name="P32">з/н: <text:span text:style-name="T28"><text:s/></text:span><text:span text:style-name="T16">$</text:span><text:span text:style-name="T5">allSerial </text:span></text:p>
      <text:p text:style-name="P35"/>
      <text:p text:style-name="P33">Measurement limits:</text:p>
      <text:p text:style-name="P34"><text:span text:style-name="T7">0.1 </text:span><text:span text:style-name="T8"></text:span><text:span text:style-name="T7">Sv/h – 5.0 Sv/h</text:span></text:p>
      <text:p text:style-name="P36"/>
      <text:p text:style-name="P33">Measurement error:</text:p>
      <text:p text:style-name="P31"><text:span text:style-name="T43">0.1 </text:span><text:span text:style-name="T44"></text:span><text:span text:style-name="T43">Sv/h – 0.99 </text:span><text:span text:style-name="T44"></text:span><text:span text:style-name="T43">Sv/h – </text:span><text:span text:style-name="T45">±</text:span><text:span text:style-name="T42">30</text:span><text:span text:style-name="T46">%</text:span><text:span text:style-name="T47">, </text:span></text:p>
      <text:p text:style-name="P31"><text:span text:style-name="T43">1 </text:span><text:span text:style-name="T44"></text:span><text:span text:style-name="T43">Sv/h – 5 Sv/h – </text:span><text:span text:style-name="T45">±</text:span><text:span text:style-name="T42">15</text:span><text:span text:style-name="T46">%</text:span></text:p>
      <text:p text:style-name="P30"/>
      <text:p text:style-name="P33">Operating conditions:</text:p>
      <text:list xml:id="list2768960467727728750" text:style-name="L1">
        <text:list-item>
          <text:p text:style-name="P38"><text:span text:style-name="T11">Air temperature<text:tab/></text:span><text:span text:style-name="T25"><text:tab/><text:tab/><text:tab/>+</text:span><text:span text:style-name="T11">$temp</text:span><text:span text:style-name="T25"> °</text:span><text:span text:style-name="T11">C</text:span></text:p>
        </text:list-item>
        <text:list-item>
          <text:p text:style-name="P39">Atmospheric pressure<text:tab/><text:tab/><text:tab/>98,5 kPa</text:p>
        </text:list-item>
        <text:list-item>
          <text:p text:style-name="P39">Relative humidity<text:tab/><text:tab/><text:tab/><text:tab/>$vlag %</text:p>
        </text:list-item>
        <text:list-item>
          <text:p text:style-name="P40">Gamma radiation background<text:tab/><text:tab/>$bground <text:s/>nSv/h</text:p>
        </text:list-item>
      </text:list>
      <text:p text:style-name="Standard"><text:span text:style-name="Знак_20_примечания"/></text:p>
      <text:p text:style-name="P41"><text:span text:style-name="Знак_20_примечания"><text:span text:style-name="T1">$facility_13+11eng;</text:span></text:span></text:p>
      <text:p text:style-name="P41"><text:span text:style-name="Знак_20_примечания"><text:span text:style-name="T48"/></text:span></text:p>
      <text:p text:style-name="P18"><text:span text:style-name="T3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2"><text:span text:style-name="T49">AT3509 (</text:span><text:span text:style-name="T50"></text:span><text:span text:style-name="T49">) s/n: </text:span><text:span text:style-name="T6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9">Dose rate at check point,</text:p>
            <text:p text:style-name="P21"><text:span text:style-name="T24">Ḣ</text:span><text:span text:style-name="T19">oi</text:span></text:p>
          </table:table-cell>
          <table:table-cell table:style-name="t1.B2" office:value-type="string">
            <text:p text:style-name="P48">Radia-tion source <text:s/>number</text:p>
          </table:table-cell>
          <table:table-cell table:style-name="t1.B2" office:value-type="string">
            <text:p text:style-name="P4"><text:span text:style-name="T3">Distance to source</text:span>, </text:p>
            <text:p text:style-name="P20">R, сm</text:p>
          </table:table-cell>
          <table:table-cell table:style-name="t1.B2" office:value-type="string">
            <text:p text:style-name="P52"><text:span text:style-name="T3">Dose rate measurement at check point</text:span>,</text:p>
            <text:p text:style-name="P52"><text:span text:style-name="T24">Ḣ</text:span><text:span text:style-name="T51">*</text:span><text:span text:style-name="T19">i</text:span></text:p>
          </table:table-cell>
          <table:table-cell table:style-name="t1.B2" office:value-type="string">
            <text:p text:style-name="P57"><text:span text:style-name="T3">Average value</text:span>, </text:p>
            <text:p text:style-name="P58"><text:span text:style-name="T4">H</text:span><text:span text:style-name="T19">pi</text:span></text:p>
          </table:table-cell>
          <table:table-cell table:style-name="t1.B2" office:value-type="string">
            <text:p text:style-name="P4"><text:span text:style-name="T12">Relative <text:s/>measure-ment</text:span> <text:span text:style-name="T3">error</text:span></text:p>
            <text:p text:style-name="P49"><text:span text:style-name="T15">θ</text:span><text:span text:style-name="T21">пр</text:span><text:span text:style-name="T19">i</text:span><text:span text:style-name="T13">,</text:span> %</text:p>
          </table:table-cell>
          <table:table-cell table:style-name="t1.B2" office:value-type="string">
            <text:p text:style-name="P23"><text:span text:style-name="T52">Relative standard deviation</text:span>,</text:p>
            <text:p text:style-name="P23"><text:span text:style-name="T3">S</text:span><text:span text:style-name="T19">i</text:span><text:span text:style-name="T3">, %</text:span></text:p>
          </table:table-cell>
          <table:table-cell table:style-name="t1.B2" office:value-type="string">
            <text:p text:style-name="P28"><text:span text:style-name="T3">Confidence limit of the intrinsic <text:s/>relative error</text:span> <text:span text:style-name="T10">Δ</text:span><text:span text:style-name="T19">i</text:span><text:span text:style-name="T3">,</text:span> %</text:p>
          </table:table-cell>
          <table:table-cell table:style-name="t1.I2" office:value-type="string">
            <text:p text:style-name="P24">Limits of intrinsic relative</text:p>
            <text:p text:style-name="P10"><text:span text:style-name="T3">error</text:span>, % </text:p>
            <text:p text:style-name="P25">not above</text:p>
          </table:table-cell>
        </table:table-row>
        <table:table-row>
          <table:table-cell table:style-name="t1.A3" office:value-type="string">
            <text:p text:style-name="P12">Фон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5">$1-d0</text:p>
          </table:table-cell>
          <table:table-cell table:style-name="t1.D3" office:value-type="string">
            <text:section text:style-name="Sect1" text:name="Раздел5">
              <text:p text:style-name="P13">$1-bg0</text:p>
              <text:p text:style-name="P13">$1-bg1</text:p>
              <text:p text:style-name="P13">$1-bg2</text:p>
              <text:p text:style-name="P13">$1-bg3</text:p>
              <text:p text:style-name="P13">$1-bg4</text:p>
              <text:p text:style-name="P13">$1-bg5</text:p>
              <text:p text:style-name="P13">$1-bg6</text:p>
              <text:p text:style-name="P13">$1-bg7</text:p>
              <text:p text:style-name="P12"/>
            </text:section>
          </table:table-cell>
          <table:table-cell table:style-name="t1.B3" office:value-type="string">
            <text:p text:style-name="P5">$1-av-bg</text:p>
          </table:table-cell>
          <table:table-cell table:style-name="t1.B3" office:value-type="string">
            <text:p text:style-name="P5">---</text:p>
          </table:table-cell>
          <table:table-cell table:style-name="t1.B3" office:value-type="string">
            <text:p text:style-name="P5">---</text:p>
          </table:table-cell>
          <table:table-cell table:style-name="t1.B3" office:value-type="string">
            <text:p text:style-name="P5">---</text:p>
          </table:table-cell>
          <table:table-cell table:style-name="t1.I3" office:value-type="string">
            <text:p text:style-name="P6">---</text:p>
          </table:table-cell>
        </table:table-row>
        <table:table-row>
          <table:table-cell table:style-name="t1.A3" office:value-type="string">
            <text:p text:style-name="P4">0.80 Sv/h</text:p>
            <text:p text:style-name="P6">Hp(10)</text:p>
          </table:table-cell>
          <table:table-cell table:style-name="t1.B3" office:value-type="string">
            <text:p text:style-name="P5">$1-n0</text:p>
          </table:table-cell>
          <table:table-cell table:style-name="t1.B3" office:value-type="string">
            <text:p text:style-name="P5">$1-d0</text:p>
          </table:table-cell>
          <table:table-cell table:style-name="t1.D3" office:value-type="string">
            <text:section text:style-name="Sect1" text:name="Раздел1">
              <text:p text:style-name="P13">$1-m00</text:p>
              <text:p text:style-name="P13">$1-m01</text:p>
              <text:p text:style-name="P13">$1-m02</text:p>
              <text:p text:style-name="P13">$1-m03</text:p>
              <text:p text:style-name="P13">$1-m04</text:p>
              <text:p text:style-name="P13">$1-m05</text:p>
              <text:p text:style-name="P13">$1-m06</text:p>
              <text:p text:style-name="P13">$1-m07</text:p>
              <text:p text:style-name="P13"/>
            </text:section>
          </table:table-cell>
          <table:table-cell table:style-name="t1.B3" office:value-type="string">
            <text:p text:style-name="P5">$1-av0</text:p>
          </table:table-cell>
          <table:table-cell table:style-name="t1.B3" office:value-type="string">
            <text:p text:style-name="P5">$1-o0</text:p>
          </table:table-cell>
          <table:table-cell table:style-name="t1.B3" office:value-type="string">
            <text:p text:style-name="P5">$1-q0</text:p>
          </table:table-cell>
          <table:table-cell table:style-name="t1.B3" office:value-type="string">
            <text:p text:style-name="P5">$1-do0</text:p>
          </table:table-cell>
          <table:table-cell table:style-name="t1.I3" office:value-type="string">
            <text:p text:style-name="P9">±<text:span text:style-name="T13">30</text:span></text:p>
          </table:table-cell>
        </table:table-row>
        <table:table-row>
          <table:table-cell table:style-name="t1.A3" office:value-type="string">
            <text:p text:style-name="P4">4.0 mSv/h</text:p>
            <text:p text:style-name="P6">Hp(10)</text:p>
          </table:table-cell>
          <table:table-cell table:style-name="t1.B3" office:value-type="string">
            <text:p text:style-name="P5">$1-n1</text:p>
          </table:table-cell>
          <table:table-cell table:style-name="t1.B3" office:value-type="string">
            <text:p text:style-name="P5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13">$1-m11</text:p>
              <text:p text:style-name="P13">$1-m12</text:p>
              <text:p text:style-name="P13">$1-m13</text:p>
              <text:p text:style-name="P13">$1-m14</text:p>
            </text:section>
          </table:table-cell>
          <table:table-cell table:style-name="t1.B3" office:value-type="string">
            <text:p text:style-name="P5">$1-av1</text:p>
          </table:table-cell>
          <table:table-cell table:style-name="t1.B3" office:value-type="string">
            <text:p text:style-name="P5">$1-o1</text:p>
          </table:table-cell>
          <table:table-cell table:style-name="t1.B3" office:value-type="string">
            <text:p text:style-name="P5">$1-q1</text:p>
          </table:table-cell>
          <table:table-cell table:style-name="t1.B3" office:value-type="string">
            <text:p text:style-name="P5">$1-do1</text:p>
          </table:table-cell>
          <table:table-cell table:style-name="t1.I3" office:value-type="string">
            <text:p text:style-name="P9">±<text:span text:style-name="T13">15</text:span></text:p>
          </table:table-cell>
        </table:table-row>
        <table:table-row>
          <table:table-cell table:style-name="t1.A3" office:value-type="string">
            <text:p text:style-name="P4">800<text:span text:style-name="T13">.</text:span>0 mSv/h<text:line-break/><text:span text:style-name="T3">Hp(10)</text:span></text:p>
          </table:table-cell>
          <table:table-cell table:style-name="t1.B3" office:value-type="string">
            <text:p text:style-name="P5">$1-n2</text:p>
          </table:table-cell>
          <table:table-cell table:style-name="t1.B3" office:value-type="string">
            <text:p text:style-name="P5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13">$1-m21</text:p>
              <text:p text:style-name="P13">$1-m22</text:p>
              <text:p text:style-name="P13">$1-m23</text:p>
              <text:p text:style-name="P13">$1-m24</text:p>
            </text:section>
          </table:table-cell>
          <table:table-cell table:style-name="t1.B3" office:value-type="string">
            <text:p text:style-name="P5">$1-av2</text:p>
          </table:table-cell>
          <table:table-cell table:style-name="t1.B3" office:value-type="string">
            <text:p text:style-name="P5">$1-o2</text:p>
          </table:table-cell>
          <table:table-cell table:style-name="t1.B3" office:value-type="string">
            <text:p text:style-name="P5">$1-q2</text:p>
          </table:table-cell>
          <table:table-cell table:style-name="t1.B3" office:value-type="string">
            <text:p text:style-name="P5">$1-do2</text:p>
          </table:table-cell>
          <table:table-cell table:style-name="t1.I3" office:value-type="string">
            <text:p text:style-name="P9">±<text:span text:style-name="T13">15</text:span></text:p>
          </table:table-cell>
        </table:table-row>
        <table:table-row>
          <table:table-cell table:style-name="t1.A3" office:value-type="string">
            <text:p text:style-name="P4"><text:span text:style-name="T13">4.</text:span>0 Sv/h<text:line-break/><text:span text:style-name="T3">Hp(10)</text:span></text:p>
          </table:table-cell>
          <table:table-cell table:style-name="t1.B3" office:value-type="string">
            <text:p text:style-name="P5">$1-n<text:span text:style-name="T13">3</text:span></text:p>
          </table:table-cell>
          <table:table-cell table:style-name="t1.B3" office:value-type="string">
            <text:p text:style-name="P5">$1-d<text:span text:style-name="T13">3</text:span></text:p>
          </table:table-cell>
          <table:table-cell table:style-name="t1.D3" office:value-type="string">
            <text:section text:style-name="Sect1" text:name="Раздел10">
              <text:p text:style-name="P3">$1-<text:span text:style-name="T13">m30</text:span></text:p>
              <text:p text:style-name="P13">$1-<text:span text:style-name="T13">m31</text:span></text:p>
              <text:p text:style-name="P13">$1-<text:span text:style-name="T13">m32</text:span></text:p>
              <text:p text:style-name="P13">$1-<text:span text:style-name="T13">m33</text:span></text:p>
              <text:p text:style-name="P13">$1-<text:span text:style-name="T13">m34</text:span></text:p>
            </text:section>
          </table:table-cell>
          <table:table-cell table:style-name="t1.B3" office:value-type="string">
            <text:p text:style-name="P5">$1-av<text:span text:style-name="T13">3</text:span></text:p>
          </table:table-cell>
          <table:table-cell table:style-name="t1.B3" office:value-type="string">
            <text:p text:style-name="P5">$1-o<text:span text:style-name="T13">3</text:span></text:p>
          </table:table-cell>
          <table:table-cell table:style-name="t1.B3" office:value-type="string">
            <text:p text:style-name="P5">$1-q<text:span text:style-name="T13">3</text:span></text:p>
          </table:table-cell>
          <table:table-cell table:style-name="t1.B3" office:value-type="string">
            <text:p text:style-name="P5">$1-do<text:span text:style-name="T13">3</text:span></text:p>
          </table:table-cell>
          <table:table-cell table:style-name="t1.I3" office:value-type="string">
            <text:p text:style-name="P9">±<text:span text:style-name="T13">19</text:span></text:p>
          </table:table-cell>
        </table:table-row>
        <table:table-row>
          <table:table-cell table:style-name="t1.A8" office:value-type="string">
            <text:p text:style-name="P4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1.B8" office:value-type="string">
            <text:p text:style-name="P5">$1-n<text:span text:style-name="T13">4</text:span></text:p>
          </table:table-cell>
          <table:table-cell table:style-name="t1.B8" office:value-type="string">
            <text:p text:style-name="P5">$1-d<text:span text:style-name="T13">4</text:span></text:p>
          </table:table-cell>
          <table:table-cell table:style-name="t1.D8" office:value-type="string">
            <text:section text:style-name="Sect1" text:name="Раздел3">
              <text:p text:style-name="P3">$1-<text:span text:style-name="T13">m</text:span><text:span text:style-name="T3">4</text:span><text:span text:style-name="T13">0</text:span></text:p>
              <text:p text:style-name="P13">$1-<text:span text:style-name="T13">m</text:span><text:span text:style-name="T3">4</text:span><text:span text:style-name="T13">1</text:span></text:p>
              <text:p text:style-name="P13">$1-<text:span text:style-name="T13">m</text:span><text:span text:style-name="T3">4</text:span><text:span text:style-name="T13">2</text:span></text:p>
              <text:p text:style-name="P13">$1-<text:span text:style-name="T13">m</text:span><text:span text:style-name="T3">4</text:span><text:span text:style-name="T13">3</text:span></text:p>
              <text:p text:style-name="P13">$1-<text:span text:style-name="T13">m</text:span><text:span text:style-name="T3">4</text:span><text:span text:style-name="T13">4</text:span></text:p>
            </text:section>
          </table:table-cell>
          <table:table-cell table:style-name="t1.B8" office:value-type="string">
            <text:p text:style-name="P5">$1-av<text:span text:style-name="T13">4</text:span></text:p>
          </table:table-cell>
          <table:table-cell table:style-name="t1.B8" office:value-type="string">
            <text:p text:style-name="P5">$1-o<text:span text:style-name="T13">4</text:span></text:p>
          </table:table-cell>
          <table:table-cell table:style-name="t1.B8" office:value-type="string">
            <text:p text:style-name="P5">$1-q<text:span text:style-name="T13">4</text:span></text:p>
          </table:table-cell>
          <table:table-cell table:style-name="t1.B8" office:value-type="string">
            <text:p text:style-name="P5">$1-do<text:span text:style-name="T13">4</text:span></text:p>
          </table:table-cell>
          <table:table-cell table:style-name="t1.I8" office:value-type="string">
            <text:p text:style-name="P9">±<text:span text:style-name="T13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2"><text:span text:style-name="T49">AT3509 (</text:span><text:span text:style-name="T50"></text:span><text:span text:style-name="T49">) s/n: </text:span><text:span text:style-name="T6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12"><text:span text:style-name="T11">Actual dose value</text:span>,</text:p>
            <text:p text:style-name="P12"><text:span text:style-name="T4">H</text:span><text:span text:style-name="T19">p</text:span><text:span text:style-name="T18">0</text:span></text:p>
          </table:table-cell>
          <table:table-cell table:style-name="s1.B2" table:number-rows-spanned="2" office:value-type="string">
            <text:p text:style-name="P48">Radiation source <text:s/>number</text:p>
          </table:table-cell>
          <table:table-cell table:style-name="s1.B2" table:number-rows-spanned="2" office:value-type="string">
            <text:p text:style-name="P14"><text:s text:c="2"/>d, cm<text:span text:style-name="T13"> <text:s/></text:span></text:p>
            <text:p text:style-name="P15">t, s</text:p>
          </table:table-cell>
          <table:table-cell table:style-name="s1.B2" table:number-columns-spanned="3" office:value-type="string">
            <text:p text:style-name="P56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4"><text:span text:style-name="T12">Relative <text:s/>measure-ment</text:span> <text:span text:style-name="T3">error</text:span></text:p>
            <text:p text:style-name="P49"><text:span text:style-name="T15">θ</text:span><text:span text:style-name="T21">пр</text:span><text:span text:style-name="T19">i</text:span><text:span text:style-name="T13">,</text:span> %</text:p>
          </table:table-cell>
          <table:table-cell table:style-name="s1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9">i</text:span><text:span text:style-name="T3">,</text:span> %</text:p>
          </table:table-cell>
          <table:table-cell table:style-name="s1.I2" table:number-rows-spanned="2" office:value-type="string">
            <text:p text:style-name="P10"><text:span text:style-name="T3">Limits of intrinsic relative error</text:span>, </text:p>
            <text:p text:style-name="P10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12"><text:span text:style-name="T4">H</text:span><text:span text:style-name="T19">pi</text:span></text:p>
          </table:table-cell>
          <table:table-cell table:style-name="s1.D3" office:value-type="string">
            <text:p text:style-name="P12"><text:span text:style-name="T4">H</text:span><text:span text:style-name="T19">pi </text:span><text:span text:style-name="T18">meas</text:span><text:span text:style-name="T17">.</text:span></text:p>
          </table:table-cell>
          <table:table-cell table:style-name="s1.D3" office:value-type="string">
            <text:p text:style-name="P12"><text:span text:style-name="T4">H</text:span><text:span text:style-name="T19">pi</text:span><text:span text:style-name="T20"> meas</text:span><text:span text:style-name="T23">.</text:span><text:span text:style-name="T29">-</text:span><text:span text:style-name="T4">H</text:span><text:span text:style-name="T19">p</text:span><text:span text:style-name="T18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4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1.B4" office:value-type="string">
            <text:p text:style-name="P5">$1-<text:span text:style-name="T3">dn_</text:span><text:span text:style-name="T13">3</text:span></text:p>
          </table:table-cell>
          <table:table-cell table:style-name="s1.B4" office:value-type="string">
            <text:p text:style-name="P8"><text:s text:c="2"/>$1-<text:span text:style-name="T3">dd_</text:span><text:span text:style-name="T13">3</text:span> <text:s/></text:p>
            <text:p text:style-name="P7"><text:span text:style-name="T13">36</text:span>0c</text:p>
          </table:table-cell>
          <table:table-cell table:style-name="s1.B4" office:value-type="string">
            <text:p text:style-name="P5">$1-d_dev<text:span text:style-name="T3">_</text:span><text:span text:style-name="T13">3</text:span></text:p>
          </table:table-cell>
          <table:table-cell table:style-name="s1.B4" office:value-type="string">
            <text:p text:style-name="P5">$1-dose<text:span text:style-name="T3">_</text:span><text:span text:style-name="T13">3</text:span></text:p>
          </table:table-cell>
          <table:table-cell table:style-name="s1.B4" office:value-type="string">
            <text:p text:style-name="P5">$1-d_res<text:span text:style-name="T3">_</text:span><text:span text:style-name="T13">3</text:span></text:p>
          </table:table-cell>
          <table:table-cell table:style-name="s1.B4" office:value-type="string">
            <text:p text:style-name="P5">$1-o_pog<text:span text:style-name="T3">_</text:span><text:span text:style-name="T13">3</text:span></text:p>
          </table:table-cell>
          <table:table-cell table:style-name="s1.B4" office:value-type="string">
            <text:p text:style-name="P5">$1-d_gran<text:span text:style-name="T3">_</text:span><text:span text:style-name="T13">3</text:span></text:p>
          </table:table-cell>
          <table:table-cell table:style-name="s1.I4" office:value-type="string">
            <text:p text:style-name="P4">±<text:span text:style-name="T3">30</text:span></text:p>
          </table:table-cell>
        </table:table-row>
        <table:table-row>
          <table:table-cell table:style-name="s1.A4" office:value-type="string">
            <text:p text:style-name="P4">4.0 мЗв<text:line-break/><text:span text:style-name="T3">Hp(10)</text:span></text:p>
          </table:table-cell>
          <table:table-cell table:style-name="s1.B4" office:value-type="string">
            <text:p text:style-name="P5">$1-<text:span text:style-name="T3">dn</text:span></text:p>
          </table:table-cell>
          <table:table-cell table:style-name="s1.B4" office:value-type="string">
            <text:p text:style-name="P8"><text:s text:c="2"/>$1-<text:span text:style-name="T3">dd</text:span> <text:s/></text:p>
            <text:p text:style-name="P7">180c</text:p>
          </table:table-cell>
          <table:table-cell table:style-name="s1.B4" office:value-type="string">
            <text:p text:style-name="P5">$1-d_dev</text:p>
          </table:table-cell>
          <table:table-cell table:style-name="s1.B4" office:value-type="string">
            <text:p text:style-name="P5">$1-dose</text:p>
          </table:table-cell>
          <table:table-cell table:style-name="s1.B4" office:value-type="string">
            <text:p text:style-name="P5">$1-d_res</text:p>
          </table:table-cell>
          <table:table-cell table:style-name="s1.B4" office:value-type="string">
            <text:p text:style-name="P5">$1-o_pog</text:p>
          </table:table-cell>
          <table:table-cell table:style-name="s1.B4" office:value-type="string">
            <text:p text:style-name="P5">$1-d_gran</text:p>
          </table:table-cell>
          <table:table-cell table:style-name="s1.I4" office:value-type="string">
            <text:p text:style-name="P4">±<text:span text:style-name="T13">15</text:span></text:p>
          </table:table-cell>
        </table:table-row>
        <table:table-row>
          <table:table-cell table:style-name="s1.A6" office:value-type="string">
            <text:p text:style-name="P4">4.0 <text:span text:style-name="T13">мкЗв</text:span></text:p>
            <text:p text:style-name="P6">Hp(0.07)</text:p>
          </table:table-cell>
          <table:table-cell table:style-name="s1.B6" office:value-type="string">
            <text:p text:style-name="P5">$<text:span text:style-name="T3">1</text:span>-<text:span text:style-name="T3">dn_2</text:span></text:p>
          </table:table-cell>
          <table:table-cell table:style-name="s1.B6" office:value-type="string">
            <text:p text:style-name="P8"><text:s text:c="2"/>$1-<text:span text:style-name="T3">dd_2</text:span> <text:s/></text:p>
            <text:p text:style-name="P7">360c</text:p>
          </table:table-cell>
          <table:table-cell table:style-name="s1.B6" office:value-type="string">
            <text:p text:style-name="P5">$1-d_dev_<text:span text:style-name="T3">2</text:span></text:p>
          </table:table-cell>
          <table:table-cell table:style-name="s1.B6" office:value-type="string">
            <text:p text:style-name="P5">$1-dose_<text:span text:style-name="T3">2</text:span></text:p>
          </table:table-cell>
          <table:table-cell table:style-name="s1.B6" office:value-type="string">
            <text:p text:style-name="P5">$1-d_res_<text:span text:style-name="T3">2</text:span></text:p>
          </table:table-cell>
          <table:table-cell table:style-name="s1.B6" office:value-type="string">
            <text:p text:style-name="P5">$1-o_pog_<text:span text:style-name="T3">2</text:span></text:p>
          </table:table-cell>
          <table:table-cell table:style-name="s1.B6" office:value-type="string">
            <text:p text:style-name="P5">$1-d_gran_<text:span text:style-name="T3">2</text:span></text:p>
          </table:table-cell>
          <table:table-cell table:style-name="s1.I6" office:value-type="string">
            <text:p text:style-name="P4">±<text:span text:style-name="T13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2"><text:span text:style-name="T49">AT3509 (</text:span><text:span text:style-name="T50"></text:span><text:span text:style-name="T49">) s/n: </text:span><text:span text:style-name="T6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9">Dose rate at check point,</text:p>
            <text:p text:style-name="P21"><text:span text:style-name="T24">Ḣ</text:span><text:span text:style-name="T19">oi</text:span></text:p>
          </table:table-cell>
          <table:table-cell table:style-name="t2.B2" office:value-type="string">
            <text:p text:style-name="P48">Radia-tion source <text:s/>number</text:p>
          </table:table-cell>
          <table:table-cell table:style-name="t2.B2" office:value-type="string">
            <text:p text:style-name="P4"><text:span text:style-name="T3">Distance to source</text:span>, </text:p>
            <text:p text:style-name="P20">R, сm</text:p>
          </table:table-cell>
          <table:table-cell table:style-name="t2.B2" office:value-type="string">
            <text:p text:style-name="P52"><text:span text:style-name="T3">Dose rate measurement at check point</text:span>,</text:p>
            <text:p text:style-name="P52"><text:span text:style-name="T24">Ḣ</text:span><text:span text:style-name="T51">*</text:span><text:span text:style-name="T19">i</text:span></text:p>
          </table:table-cell>
          <table:table-cell table:style-name="t2.B2" office:value-type="string">
            <text:p text:style-name="P57"><text:span text:style-name="T3">Average value</text:span>, </text:p>
            <text:p text:style-name="P58"><text:span text:style-name="T4">H</text:span><text:span text:style-name="T19">pi</text:span></text:p>
          </table:table-cell>
          <table:table-cell table:style-name="t2.B2" office:value-type="string">
            <text:p text:style-name="P4"><text:span text:style-name="T12">Relative <text:s/>measure-ment</text:span> <text:span text:style-name="T3">error</text:span></text:p>
            <text:p text:style-name="P49"><text:span text:style-name="T15">θ</text:span><text:span text:style-name="T21">пр</text:span><text:span text:style-name="T19">i</text:span><text:span text:style-name="T13">,</text:span> %</text:p>
          </table:table-cell>
          <table:table-cell table:style-name="t2.B2" office:value-type="string">
            <text:p text:style-name="P23"><text:span text:style-name="T52">Relative standard deviation</text:span>,</text:p>
            <text:p text:style-name="P23"><text:span text:style-name="T3">S</text:span><text:span text:style-name="T19">i</text:span><text:span text:style-name="T3">, %</text:span></text:p>
          </table:table-cell>
          <table:table-cell table:style-name="t2.B2" office:value-type="string">
            <text:p text:style-name="P28"><text:span text:style-name="T3">Confidence limit of the intrinsic <text:s/>relative error</text:span> <text:span text:style-name="T10">Δ</text:span><text:span text:style-name="T19">i</text:span><text:span text:style-name="T3">,</text:span> %</text:p>
          </table:table-cell>
          <table:table-cell table:style-name="t2.I2" office:value-type="string">
            <text:p text:style-name="P24">Limits of intrinsic relative</text:p>
            <text:p text:style-name="P10"><text:span text:style-name="T3">error</text:span>, % </text:p>
            <text:p text:style-name="P25">not above</text:p>
          </table:table-cell>
        </table:table-row>
        <table:table-row>
          <table:table-cell table:style-name="t2.A3" office:value-type="string">
            <text:p text:style-name="P12">Фон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5">$2-d0</text:p>
          </table:table-cell>
          <table:table-cell table:style-name="t2.D3" office:value-type="string">
            <text:section text:style-name="Sect1" text:name="Раздел6">
              <text:p text:style-name="P13">$2-bg0</text:p>
              <text:p text:style-name="P13">$2-bg1</text:p>
              <text:p text:style-name="P13">$2-bg2</text:p>
              <text:p text:style-name="P13">$2-bg3</text:p>
              <text:p text:style-name="P13">$2-bg4</text:p>
              <text:p text:style-name="P13">$2-bg5</text:p>
              <text:p text:style-name="P13">$2-bg6</text:p>
              <text:p text:style-name="P13">$2-bg7</text:p>
              <text:p text:style-name="P12"/>
            </text:section>
          </table:table-cell>
          <table:table-cell table:style-name="t2.B3" office:value-type="string">
            <text:p text:style-name="P5">$2-av-bg</text:p>
          </table:table-cell>
          <table:table-cell table:style-name="t2.B3" office:value-type="string">
            <text:p text:style-name="P5">---</text:p>
          </table:table-cell>
          <table:table-cell table:style-name="t2.B3" office:value-type="string">
            <text:p text:style-name="P5">---</text:p>
          </table:table-cell>
          <table:table-cell table:style-name="t2.B3" office:value-type="string">
            <text:p text:style-name="P5">---</text:p>
          </table:table-cell>
          <table:table-cell table:style-name="t2.I3" office:value-type="string">
            <text:p text:style-name="P6">---</text:p>
          </table:table-cell>
        </table:table-row>
        <table:table-row>
          <table:table-cell table:style-name="t2.A3" office:value-type="string">
            <text:p text:style-name="P4">0.80 Sv/h</text:p>
          </table:table-cell>
          <table:table-cell table:style-name="t2.B3" office:value-type="string">
            <text:p text:style-name="P5">$2-n0</text:p>
          </table:table-cell>
          <table:table-cell table:style-name="t2.B3" office:value-type="string">
            <text:p text:style-name="P5">$2-d0</text:p>
          </table:table-cell>
          <table:table-cell table:style-name="t2.D3" office:value-type="string">
            <text:section text:style-name="Sect1" text:name="Раздел7">
              <text:p text:style-name="P13">$2-m00</text:p>
              <text:p text:style-name="P13">$2-m01</text:p>
              <text:p text:style-name="P13">$2-m02</text:p>
              <text:p text:style-name="P13">$2-m03</text:p>
              <text:p text:style-name="P13">$2-m04</text:p>
              <text:p text:style-name="P13">$2-m05</text:p>
              <text:p text:style-name="P13">$2-m06</text:p>
              <text:p text:style-name="P13">$2-m07</text:p>
              <text:p text:style-name="P13"/>
            </text:section>
          </table:table-cell>
          <table:table-cell table:style-name="t2.B3" office:value-type="string">
            <text:p text:style-name="P5">$2-av0</text:p>
          </table:table-cell>
          <table:table-cell table:style-name="t2.B3" office:value-type="string">
            <text:p text:style-name="P5">$2-o0</text:p>
          </table:table-cell>
          <table:table-cell table:style-name="t2.B3" office:value-type="string">
            <text:p text:style-name="P5">$2-q0</text:p>
          </table:table-cell>
          <table:table-cell table:style-name="t2.B3" office:value-type="string">
            <text:p text:style-name="P5">$2-do0</text:p>
          </table:table-cell>
          <table:table-cell table:style-name="t2.I3" office:value-type="string">
            <text:p text:style-name="P9">±<text:span text:style-name="T13">30</text:span></text:p>
          </table:table-cell>
        </table:table-row>
        <table:table-row>
          <table:table-cell table:style-name="t2.A3" office:value-type="string">
            <text:p text:style-name="P4">4.0 mSv/h</text:p>
          </table:table-cell>
          <table:table-cell table:style-name="t2.B3" office:value-type="string">
            <text:p text:style-name="P5">$2-n1</text:p>
          </table:table-cell>
          <table:table-cell table:style-name="t2.B3" office:value-type="string">
            <text:p text:style-name="P5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13">$2-m11</text:p>
              <text:p text:style-name="P13">$2-m12</text:p>
              <text:p text:style-name="P13">$2-m13</text:p>
              <text:p text:style-name="P13">$2-m14</text:p>
            </text:section>
          </table:table-cell>
          <table:table-cell table:style-name="t2.B3" office:value-type="string">
            <text:p text:style-name="P5">$2-av1</text:p>
          </table:table-cell>
          <table:table-cell table:style-name="t2.B3" office:value-type="string">
            <text:p text:style-name="P5">$2-o1</text:p>
          </table:table-cell>
          <table:table-cell table:style-name="t2.B3" office:value-type="string">
            <text:p text:style-name="P5">$2-q1</text:p>
          </table:table-cell>
          <table:table-cell table:style-name="t2.B3" office:value-type="string">
            <text:p text:style-name="P5">$2-do1</text:p>
          </table:table-cell>
          <table:table-cell table:style-name="t2.I3" office:value-type="string">
            <text:p text:style-name="P9">±<text:span text:style-name="T13">15</text:span></text:p>
          </table:table-cell>
        </table:table-row>
        <table:table-row>
          <table:table-cell table:style-name="t2.A3" office:value-type="string">
            <text:p text:style-name="P4">800<text:span text:style-name="T13">.</text:span>0 mSv/h</text:p>
          </table:table-cell>
          <table:table-cell table:style-name="t2.B3" office:value-type="string">
            <text:p text:style-name="P5">$2-n2</text:p>
          </table:table-cell>
          <table:table-cell table:style-name="t2.B3" office:value-type="string">
            <text:p text:style-name="P5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13">$2-m21</text:p>
              <text:p text:style-name="P13">$2-m22</text:p>
              <text:p text:style-name="P13">$2-m23</text:p>
              <text:p text:style-name="P13">$2-m24</text:p>
            </text:section>
          </table:table-cell>
          <table:table-cell table:style-name="t2.B3" office:value-type="string">
            <text:p text:style-name="P5">$2-av2</text:p>
          </table:table-cell>
          <table:table-cell table:style-name="t2.B3" office:value-type="string">
            <text:p text:style-name="P5">$2-o2</text:p>
          </table:table-cell>
          <table:table-cell table:style-name="t2.B3" office:value-type="string">
            <text:p text:style-name="P5">$2-q2</text:p>
          </table:table-cell>
          <table:table-cell table:style-name="t2.B3" office:value-type="string">
            <text:p text:style-name="P5">$2-do2</text:p>
          </table:table-cell>
          <table:table-cell table:style-name="t2.I3" office:value-type="string">
            <text:p text:style-name="P9">±<text:span text:style-name="T13">15</text:span></text:p>
          </table:table-cell>
        </table:table-row>
        <table:table-row>
          <table:table-cell table:style-name="t2.A3" office:value-type="string">
            <text:p text:style-name="P4"><text:span text:style-name="T13">4.</text:span>0 Sv/h<text:line-break/><text:span text:style-name="T3">Hp(10)</text:span></text:p>
          </table:table-cell>
          <table:table-cell table:style-name="t2.B3" office:value-type="string">
            <text:p text:style-name="P5">$2-n<text:span text:style-name="T13">3</text:span></text:p>
          </table:table-cell>
          <table:table-cell table:style-name="t2.B3" office:value-type="string">
            <text:p text:style-name="P5">$2-d<text:span text:style-name="T13">3</text:span></text:p>
          </table:table-cell>
          <table:table-cell table:style-name="t2.D3" office:value-type="string">
            <text:section text:style-name="Sect1" text:name="Раздел15">
              <text:p text:style-name="P3">$2-<text:span text:style-name="T13">m30</text:span></text:p>
              <text:p text:style-name="P13">$2-<text:span text:style-name="T13">m31</text:span></text:p>
              <text:p text:style-name="P13">$2-<text:span text:style-name="T13">m32</text:span></text:p>
              <text:p text:style-name="P13">$2-<text:span text:style-name="T13">m33</text:span></text:p>
              <text:p text:style-name="P13">$2-<text:span text:style-name="T13">m34</text:span></text:p>
            </text:section>
          </table:table-cell>
          <table:table-cell table:style-name="t2.B3" office:value-type="string">
            <text:p text:style-name="P5">$2-av<text:span text:style-name="T13">3</text:span></text:p>
          </table:table-cell>
          <table:table-cell table:style-name="t2.B3" office:value-type="string">
            <text:p text:style-name="P5">$2-o<text:span text:style-name="T13">3</text:span></text:p>
          </table:table-cell>
          <table:table-cell table:style-name="t2.B3" office:value-type="string">
            <text:p text:style-name="P5">$2-q<text:span text:style-name="T13">3</text:span></text:p>
          </table:table-cell>
          <table:table-cell table:style-name="t2.B3" office:value-type="string">
            <text:p text:style-name="P5">$2-do<text:span text:style-name="T13">3</text:span></text:p>
          </table:table-cell>
          <table:table-cell table:style-name="t2.I3" office:value-type="string">
            <text:p text:style-name="P9">±<text:span text:style-name="T13">19</text:span></text:p>
          </table:table-cell>
        </table:table-row>
        <table:table-row>
          <table:table-cell table:style-name="t2.A8" office:value-type="string">
            <text:p text:style-name="P4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2.B8" office:value-type="string">
            <text:p text:style-name="P5">$2-n<text:span text:style-name="T13">4</text:span></text:p>
          </table:table-cell>
          <table:table-cell table:style-name="t2.B8" office:value-type="string">
            <text:p text:style-name="P5">$2-d<text:span text:style-name="T13">4</text:span></text:p>
          </table:table-cell>
          <table:table-cell table:style-name="t2.D8" office:value-type="string">
            <text:section text:style-name="Sect1" text:name="Раздел20">
              <text:p text:style-name="P3">$2-<text:span text:style-name="T13">m</text:span><text:span text:style-name="T3">4</text:span><text:span text:style-name="T13">0</text:span></text:p>
              <text:p text:style-name="P13">$2-<text:span text:style-name="T13">m</text:span><text:span text:style-name="T3">4</text:span><text:span text:style-name="T13">1</text:span></text:p>
              <text:p text:style-name="P13">$2-<text:span text:style-name="T13">m</text:span><text:span text:style-name="T3">4</text:span><text:span text:style-name="T13">2</text:span></text:p>
              <text:p text:style-name="P13">$2-<text:span text:style-name="T13">m</text:span><text:span text:style-name="T3">4</text:span><text:span text:style-name="T13">3</text:span></text:p>
              <text:p text:style-name="P13">$2-<text:span text:style-name="T13">m</text:span><text:span text:style-name="T3">4</text:span><text:span text:style-name="T13">4</text:span></text:p>
            </text:section>
          </table:table-cell>
          <table:table-cell table:style-name="t2.B8" office:value-type="string">
            <text:p text:style-name="P5">$2-av<text:span text:style-name="T13">4</text:span></text:p>
          </table:table-cell>
          <table:table-cell table:style-name="t2.B8" office:value-type="string">
            <text:p text:style-name="P5">$2-o<text:span text:style-name="T13">4</text:span></text:p>
          </table:table-cell>
          <table:table-cell table:style-name="t2.B8" office:value-type="string">
            <text:p text:style-name="P5">$2-q<text:span text:style-name="T13">4</text:span></text:p>
          </table:table-cell>
          <table:table-cell table:style-name="t2.B8" office:value-type="string">
            <text:p text:style-name="P5">$2-do<text:span text:style-name="T13">4</text:span></text:p>
          </table:table-cell>
          <table:table-cell table:style-name="t2.I8" office:value-type="string">
            <text:p text:style-name="P9">±<text:span text:style-name="T13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2"><text:span text:style-name="T49">AT3509 (</text:span><text:span text:style-name="T50"></text:span><text:span text:style-name="T49">) s/n: </text:span><text:span text:style-name="T6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12"><text:span text:style-name="T11">Actual dose value</text:span>,</text:p>
            <text:p text:style-name="P12"><text:span text:style-name="T4">H</text:span><text:span text:style-name="T19">p</text:span><text:span text:style-name="T18">0</text:span></text:p>
          </table:table-cell>
          <table:table-cell table:style-name="s2.B2" table:number-rows-spanned="2" office:value-type="string">
            <text:p text:style-name="P48">Radiation source <text:s/>number</text:p>
          </table:table-cell>
          <table:table-cell table:style-name="s2.B2" table:number-rows-spanned="2" office:value-type="string">
            <text:p text:style-name="P14"><text:s text:c="2"/>d, cm<text:span text:style-name="T13"> <text:s/></text:span></text:p>
            <text:p text:style-name="P15">t, s</text:p>
          </table:table-cell>
          <table:table-cell table:style-name="s2.B2" table:number-columns-spanned="3" office:value-type="string">
            <text:p text:style-name="P56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4"><text:span text:style-name="T12">Relative <text:s/>measure-ment</text:span> <text:span text:style-name="T3">error</text:span></text:p>
            <text:p text:style-name="P49"><text:span text:style-name="T15">θ</text:span><text:span text:style-name="T21">пр</text:span><text:span text:style-name="T19">i</text:span><text:span text:style-name="T13">,</text:span> %</text:p>
          </table:table-cell>
          <table:table-cell table:style-name="s2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9">i</text:span><text:span text:style-name="T3">,</text:span> %</text:p>
          </table:table-cell>
          <table:table-cell table:style-name="s2.I2" table:number-rows-spanned="2" office:value-type="string">
            <text:p text:style-name="P10"><text:span text:style-name="T3">Limits of intrinsic relative error</text:span>, </text:p>
            <text:p text:style-name="P10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12"><text:span text:style-name="T4">H</text:span><text:span text:style-name="T19">pi</text:span></text:p>
          </table:table-cell>
          <table:table-cell table:style-name="s2.D3" office:value-type="string">
            <text:p text:style-name="P12"><text:span text:style-name="T4">H</text:span><text:span text:style-name="T19">pi </text:span><text:span text:style-name="T18">meas</text:span><text:span text:style-name="T17">.</text:span></text:p>
          </table:table-cell>
          <table:table-cell table:style-name="s2.D3" office:value-type="string">
            <text:p text:style-name="P12"><text:span text:style-name="T4">H</text:span><text:span text:style-name="T19">pi</text:span><text:span text:style-name="T20"> meas</text:span><text:span text:style-name="T23">.</text:span><text:span text:style-name="T29">-</text:span><text:span text:style-name="T4">H</text:span><text:span text:style-name="T19">p</text:span><text:span text:style-name="T18">0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4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2.B4" office:value-type="string">
            <text:p text:style-name="P5"><text:span text:style-name="T3">$2-dn_</text:span><text:span text:style-name="T13">3</text:span></text:p>
          </table:table-cell>
          <table:table-cell table:style-name="s2.B4" office:value-type="string">
            <text:p text:style-name="P8"><text:s text:c="2"/>$2-<text:span text:style-name="T3">dd_</text:span><text:span text:style-name="T13">3</text:span> <text:s/></text:p>
            <text:p text:style-name="P7"><text:span text:style-name="T13">36</text:span>0c</text:p>
          </table:table-cell>
          <table:table-cell table:style-name="s2.B4" office:value-type="string">
            <text:p text:style-name="P5">$2-d_dev<text:span text:style-name="T3">_</text:span><text:span text:style-name="T13">3</text:span></text:p>
          </table:table-cell>
          <table:table-cell table:style-name="s2.B4" office:value-type="string">
            <text:p text:style-name="P5">$2-dose<text:span text:style-name="T3">_</text:span><text:span text:style-name="T13">3</text:span></text:p>
          </table:table-cell>
          <table:table-cell table:style-name="s2.B4" office:value-type="string">
            <text:p text:style-name="P5">$2-d_res<text:span text:style-name="T3">_</text:span><text:span text:style-name="T13">3</text:span></text:p>
          </table:table-cell>
          <table:table-cell table:style-name="s2.B4" office:value-type="string">
            <text:p text:style-name="P5">$2-o_pog<text:span text:style-name="T3">_</text:span><text:span text:style-name="T13">3</text:span></text:p>
          </table:table-cell>
          <table:table-cell table:style-name="s2.B4" office:value-type="string">
            <text:p text:style-name="P5">$2-d_gran<text:span text:style-name="T3">_</text:span><text:span text:style-name="T13">3</text:span></text:p>
          </table:table-cell>
          <table:table-cell table:style-name="s2.I4" office:value-type="string">
            <text:p text:style-name="P4">±<text:span text:style-name="T3">30</text:span></text:p>
          </table:table-cell>
        </table:table-row>
        <table:table-row>
          <table:table-cell table:style-name="s2.A4" office:value-type="string">
            <text:p text:style-name="P4">4.0 мЗв<text:line-break/><text:span text:style-name="T3">Hp(10)</text:span></text:p>
          </table:table-cell>
          <table:table-cell table:style-name="s2.B4" office:value-type="string">
            <text:p text:style-name="P5">$2-<text:span text:style-name="T3">dn</text:span></text:p>
          </table:table-cell>
          <table:table-cell table:style-name="s2.B4" office:value-type="string">
            <text:p text:style-name="P8"><text:s text:c="2"/>$2-<text:span text:style-name="T3">dd</text:span> <text:s/></text:p>
            <text:p text:style-name="P7">180c</text:p>
          </table:table-cell>
          <table:table-cell table:style-name="s2.B4" office:value-type="string">
            <text:p text:style-name="P5">$2-d_dev</text:p>
          </table:table-cell>
          <table:table-cell table:style-name="s2.B4" office:value-type="string">
            <text:p text:style-name="P5">$2-dose</text:p>
          </table:table-cell>
          <table:table-cell table:style-name="s2.B4" office:value-type="string">
            <text:p text:style-name="P5">$2-d_res</text:p>
          </table:table-cell>
          <table:table-cell table:style-name="s2.B4" office:value-type="string">
            <text:p text:style-name="P5">$2-o_pog</text:p>
          </table:table-cell>
          <table:table-cell table:style-name="s2.B4" office:value-type="string">
            <text:p text:style-name="P5">$2-d_gran</text:p>
          </table:table-cell>
          <table:table-cell table:style-name="s2.I4" office:value-type="string">
            <text:p text:style-name="P4">±<text:span text:style-name="T13">15</text:span></text:p>
          </table:table-cell>
        </table:table-row>
        <table:table-row>
          <table:table-cell table:style-name="s2.A6" office:value-type="string">
            <text:p text:style-name="P4">4.0 <text:span text:style-name="T13">мкЗв</text:span></text:p>
            <text:p text:style-name="P6">Hp(0.07)</text:p>
          </table:table-cell>
          <table:table-cell table:style-name="s2.B6" office:value-type="string">
            <text:p text:style-name="P5">$2-<text:span text:style-name="T3">dn_2</text:span></text:p>
          </table:table-cell>
          <table:table-cell table:style-name="s2.B6" office:value-type="string">
            <text:p text:style-name="P8"><text:s text:c="2"/>$2-<text:span text:style-name="T3">dd_2</text:span> <text:s/></text:p>
            <text:p text:style-name="P7">360c</text:p>
          </table:table-cell>
          <table:table-cell table:style-name="s2.B6" office:value-type="string">
            <text:p text:style-name="P5">$2-d_dev_<text:span text:style-name="T3">2</text:span></text:p>
          </table:table-cell>
          <table:table-cell table:style-name="s2.B6" office:value-type="string">
            <text:p text:style-name="P5">$2-dose_<text:span text:style-name="T3">2</text:span></text:p>
          </table:table-cell>
          <table:table-cell table:style-name="s2.B6" office:value-type="string">
            <text:p text:style-name="P5">$2-d_res_<text:span text:style-name="T3">2</text:span></text:p>
          </table:table-cell>
          <table:table-cell table:style-name="s2.B6" office:value-type="string">
            <text:p text:style-name="P5">$2-o_pog_<text:span text:style-name="T3">2</text:span></text:p>
          </table:table-cell>
          <table:table-cell table:style-name="s2.B6" office:value-type="string">
            <text:p text:style-name="P5">$2-d_gran_<text:span text:style-name="T3">2</text:span></text:p>
          </table:table-cell>
          <table:table-cell table:style-name="s2.I6" office:value-type="string">
            <text:p text:style-name="P4">±<text:span text:style-name="T13">15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2"><text:span text:style-name="T49">AT3509 (</text:span><text:span text:style-name="T50"></text:span><text:span text:style-name="T49">) s/n: </text:span><text:span text:style-name="T6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9">Dose rate at check point,</text:p>
            <text:p text:style-name="P21"><text:span text:style-name="T24">Ḣ</text:span><text:span text:style-name="T19">oi</text:span></text:p>
          </table:table-cell>
          <table:table-cell table:style-name="t3.B2" office:value-type="string">
            <text:p text:style-name="P48">Radia-tion source <text:s/>number</text:p>
          </table:table-cell>
          <table:table-cell table:style-name="t3.B2" office:value-type="string">
            <text:p text:style-name="P4"><text:span text:style-name="T3">Distance to source</text:span>, </text:p>
            <text:p text:style-name="P20">R, сm</text:p>
          </table:table-cell>
          <table:table-cell table:style-name="t3.B2" office:value-type="string">
            <text:p text:style-name="P52"><text:span text:style-name="T3">Dose rate measurement at check point</text:span>,</text:p>
            <text:p text:style-name="P52"><text:span text:style-name="T24">Ḣ</text:span><text:span text:style-name="T51">*</text:span><text:span text:style-name="T19">i</text:span></text:p>
          </table:table-cell>
          <table:table-cell table:style-name="t3.B2" office:value-type="string">
            <text:p text:style-name="P57"><text:span text:style-name="T3">Average value</text:span>, </text:p>
            <text:p text:style-name="P58"><text:span text:style-name="T4">H</text:span><text:span text:style-name="T19">pi</text:span></text:p>
          </table:table-cell>
          <table:table-cell table:style-name="t3.B2" office:value-type="string">
            <text:p text:style-name="P4"><text:span text:style-name="T12">Relative <text:s/>measure-ment</text:span> <text:span text:style-name="T3">error</text:span></text:p>
            <text:p text:style-name="P49"><text:span text:style-name="T15">θ</text:span><text:span text:style-name="T21">пр</text:span><text:span text:style-name="T19">i</text:span><text:span text:style-name="T13">,</text:span> %</text:p>
          </table:table-cell>
          <table:table-cell table:style-name="t3.B2" office:value-type="string">
            <text:p text:style-name="P23"><text:span text:style-name="T52">Relative standard deviation</text:span>,</text:p>
            <text:p text:style-name="P23"><text:span text:style-name="T3">S</text:span><text:span text:style-name="T19">i</text:span><text:span text:style-name="T3">, %</text:span></text:p>
          </table:table-cell>
          <table:table-cell table:style-name="t3.B2" office:value-type="string">
            <text:p text:style-name="P28"><text:span text:style-name="T3">Confidence limit of the intrinsic <text:s/>relative error</text:span> <text:span text:style-name="T10">Δ</text:span><text:span text:style-name="T19">i</text:span><text:span text:style-name="T3">,</text:span> %</text:p>
          </table:table-cell>
          <table:table-cell table:style-name="t3.I2" office:value-type="string">
            <text:p text:style-name="P24">Limits of intrinsic relative</text:p>
            <text:p text:style-name="P10"><text:span text:style-name="T3">error</text:span>, % </text:p>
            <text:p text:style-name="P25">not above</text:p>
          </table:table-cell>
        </table:table-row>
        <table:table-row>
          <table:table-cell table:style-name="t3.A3" office:value-type="string">
            <text:p text:style-name="P12">Фон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5">$3-d0</text:p>
          </table:table-cell>
          <table:table-cell table:style-name="t3.D3" office:value-type="string">
            <text:section text:style-name="Sect1" text:name="Раздел11">
              <text:p text:style-name="P13">$3-bg0</text:p>
              <text:p text:style-name="P13">$3-bg1</text:p>
              <text:p text:style-name="P13">$3-bg2</text:p>
              <text:p text:style-name="P13">$3-bg3</text:p>
              <text:p text:style-name="P13">$3-bg4</text:p>
              <text:p text:style-name="P13">$3-bg5</text:p>
              <text:p text:style-name="P13">$3-bg6</text:p>
              <text:p text:style-name="P13">$3-bg7</text:p>
              <text:p text:style-name="P12"/>
            </text:section>
          </table:table-cell>
          <table:table-cell table:style-name="t3.B3" office:value-type="string">
            <text:p text:style-name="P5">$3-av-bg</text:p>
          </table:table-cell>
          <table:table-cell table:style-name="t3.B3" office:value-type="string">
            <text:p text:style-name="P5">---</text:p>
          </table:table-cell>
          <table:table-cell table:style-name="t3.B3" office:value-type="string">
            <text:p text:style-name="P5">---</text:p>
          </table:table-cell>
          <table:table-cell table:style-name="t3.B3" office:value-type="string">
            <text:p text:style-name="P5">---</text:p>
          </table:table-cell>
          <table:table-cell table:style-name="t3.I3" office:value-type="string">
            <text:p text:style-name="P6">---</text:p>
          </table:table-cell>
        </table:table-row>
        <table:table-row>
          <table:table-cell table:style-name="t3.A3" office:value-type="string">
            <text:p text:style-name="P4">0.80 Sv/h</text:p>
          </table:table-cell>
          <table:table-cell table:style-name="t3.B3" office:value-type="string">
            <text:p text:style-name="P5">$3-n0</text:p>
          </table:table-cell>
          <table:table-cell table:style-name="t3.B3" office:value-type="string">
            <text:p text:style-name="P5">$3-d0</text:p>
          </table:table-cell>
          <table:table-cell table:style-name="t3.D3" office:value-type="string">
            <text:section text:style-name="Sect1" text:name="Раздел12">
              <text:p text:style-name="P13">$3-m00</text:p>
              <text:p text:style-name="P13">$3-m01</text:p>
              <text:p text:style-name="P13">$3-m02</text:p>
              <text:p text:style-name="P13">$3-m03</text:p>
              <text:p text:style-name="P13">$3-m04</text:p>
              <text:p text:style-name="P13">$3-m05</text:p>
              <text:p text:style-name="P13">$3-m06</text:p>
              <text:p text:style-name="P13">$3-m07</text:p>
              <text:p text:style-name="P13"/>
            </text:section>
          </table:table-cell>
          <table:table-cell table:style-name="t3.B3" office:value-type="string">
            <text:p text:style-name="P5">$3-av0</text:p>
          </table:table-cell>
          <table:table-cell table:style-name="t3.B3" office:value-type="string">
            <text:p text:style-name="P5">$3-o0</text:p>
          </table:table-cell>
          <table:table-cell table:style-name="t3.B3" office:value-type="string">
            <text:p text:style-name="P5">$3-q0</text:p>
          </table:table-cell>
          <table:table-cell table:style-name="t3.B3" office:value-type="string">
            <text:p text:style-name="P5">$3-do0</text:p>
          </table:table-cell>
          <table:table-cell table:style-name="t3.I3" office:value-type="string">
            <text:p text:style-name="P9">±<text:span text:style-name="T13">30</text:span></text:p>
          </table:table-cell>
        </table:table-row>
        <table:table-row>
          <table:table-cell table:style-name="t3.A3" office:value-type="string">
            <text:p text:style-name="P4">4.0 mSv/h</text:p>
          </table:table-cell>
          <table:table-cell table:style-name="t3.B3" office:value-type="string">
            <text:p text:style-name="P5">$3-n1</text:p>
          </table:table-cell>
          <table:table-cell table:style-name="t3.B3" office:value-type="string">
            <text:p text:style-name="P5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13">$3-m11</text:p>
              <text:p text:style-name="P13">$3-m12</text:p>
              <text:p text:style-name="P13">$3-m13</text:p>
              <text:p text:style-name="P13">$3-m14</text:p>
            </text:section>
          </table:table-cell>
          <table:table-cell table:style-name="t3.B3" office:value-type="string">
            <text:p text:style-name="P5">$3-av1</text:p>
          </table:table-cell>
          <table:table-cell table:style-name="t3.B3" office:value-type="string">
            <text:p text:style-name="P5">$3-o1</text:p>
          </table:table-cell>
          <table:table-cell table:style-name="t3.B3" office:value-type="string">
            <text:p text:style-name="P5">$3-q1</text:p>
          </table:table-cell>
          <table:table-cell table:style-name="t3.B3" office:value-type="string">
            <text:p text:style-name="P5">$3-do1</text:p>
          </table:table-cell>
          <table:table-cell table:style-name="t3.I3" office:value-type="string">
            <text:p text:style-name="P9">±<text:span text:style-name="T13">15</text:span></text:p>
          </table:table-cell>
        </table:table-row>
        <table:table-row>
          <table:table-cell table:style-name="t3.A3" office:value-type="string">
            <text:p text:style-name="P4">800<text:span text:style-name="T13">.</text:span>0 mSv/h</text:p>
          </table:table-cell>
          <table:table-cell table:style-name="t3.B3" office:value-type="string">
            <text:p text:style-name="P5">$3-n2</text:p>
          </table:table-cell>
          <table:table-cell table:style-name="t3.B3" office:value-type="string">
            <text:p text:style-name="P5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13">$3-m21</text:p>
              <text:p text:style-name="P13">$3-m22</text:p>
              <text:p text:style-name="P13">$3-m23</text:p>
              <text:p text:style-name="P13">$3-m24</text:p>
            </text:section>
          </table:table-cell>
          <table:table-cell table:style-name="t3.B3" office:value-type="string">
            <text:p text:style-name="P5">$3-av2</text:p>
          </table:table-cell>
          <table:table-cell table:style-name="t3.B3" office:value-type="string">
            <text:p text:style-name="P5">$3-o2</text:p>
          </table:table-cell>
          <table:table-cell table:style-name="t3.B3" office:value-type="string">
            <text:p text:style-name="P5">$3-q2</text:p>
          </table:table-cell>
          <table:table-cell table:style-name="t3.B3" office:value-type="string">
            <text:p text:style-name="P5">$3-do2</text:p>
          </table:table-cell>
          <table:table-cell table:style-name="t3.I3" office:value-type="string">
            <text:p text:style-name="P9">±<text:span text:style-name="T13">15</text:span></text:p>
          </table:table-cell>
        </table:table-row>
        <table:table-row>
          <table:table-cell table:style-name="t3.A3" office:value-type="string">
            <text:p text:style-name="P4"><text:span text:style-name="T13">4.</text:span>0 Sv/h<text:line-break/><text:span text:style-name="T3">Hp(10)</text:span></text:p>
          </table:table-cell>
          <table:table-cell table:style-name="t3.B3" office:value-type="string">
            <text:p text:style-name="P5">$3-n<text:span text:style-name="T13">3</text:span></text:p>
          </table:table-cell>
          <table:table-cell table:style-name="t3.B3" office:value-type="string">
            <text:p text:style-name="P5">$3-d<text:span text:style-name="T13">3</text:span></text:p>
          </table:table-cell>
          <table:table-cell table:style-name="t3.D3" office:value-type="string">
            <text:section text:style-name="Sect1" text:name="Раздел25">
              <text:p text:style-name="P3">$3-<text:span text:style-name="T13">m30</text:span></text:p>
              <text:p text:style-name="P13">$3-<text:span text:style-name="T13">m31</text:span></text:p>
              <text:p text:style-name="P13">$3-<text:span text:style-name="T13">m32</text:span></text:p>
              <text:p text:style-name="P13">$3-<text:span text:style-name="T13">m33</text:span></text:p>
              <text:p text:style-name="P13">$3-<text:span text:style-name="T13">m34</text:span></text:p>
            </text:section>
          </table:table-cell>
          <table:table-cell table:style-name="t3.B3" office:value-type="string">
            <text:p text:style-name="P5">$3-av<text:span text:style-name="T13">3</text:span></text:p>
          </table:table-cell>
          <table:table-cell table:style-name="t3.B3" office:value-type="string">
            <text:p text:style-name="P5">$3-o<text:span text:style-name="T13">3</text:span></text:p>
          </table:table-cell>
          <table:table-cell table:style-name="t3.B3" office:value-type="string">
            <text:p text:style-name="P5">$3-q<text:span text:style-name="T13">3</text:span></text:p>
          </table:table-cell>
          <table:table-cell table:style-name="t3.B3" office:value-type="string">
            <text:p text:style-name="P5">$3-do<text:span text:style-name="T13">3</text:span></text:p>
          </table:table-cell>
          <table:table-cell table:style-name="t3.I3" office:value-type="string">
            <text:p text:style-name="P9">±<text:span text:style-name="T13">19</text:span></text:p>
          </table:table-cell>
        </table:table-row>
        <table:table-row>
          <table:table-cell table:style-name="t3.A8" office:value-type="string">
            <text:p text:style-name="P4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3.B8" office:value-type="string">
            <text:p text:style-name="P5">$3-n<text:span text:style-name="T13">4</text:span></text:p>
          </table:table-cell>
          <table:table-cell table:style-name="t3.B8" office:value-type="string">
            <text:p text:style-name="P5">$3-d<text:span text:style-name="T13">4</text:span></text:p>
          </table:table-cell>
          <table:table-cell table:style-name="t3.D8" office:value-type="string">
            <text:section text:style-name="Sect1" text:name="Раздел30">
              <text:p text:style-name="P3">$3-<text:span text:style-name="T13">m</text:span><text:span text:style-name="T3">4</text:span><text:span text:style-name="T13">0</text:span></text:p>
              <text:p text:style-name="P13">$3-<text:span text:style-name="T13">m</text:span><text:span text:style-name="T3">4</text:span><text:span text:style-name="T13">1</text:span></text:p>
              <text:p text:style-name="P13">$3-<text:span text:style-name="T13">m</text:span><text:span text:style-name="T3">4</text:span><text:span text:style-name="T13">2</text:span></text:p>
              <text:p text:style-name="P13">$3-<text:span text:style-name="T13">m</text:span><text:span text:style-name="T3">4</text:span><text:span text:style-name="T13">3</text:span></text:p>
              <text:p text:style-name="P13">$3-<text:span text:style-name="T13">m</text:span><text:span text:style-name="T3">4</text:span><text:span text:style-name="T13">4</text:span></text:p>
            </text:section>
          </table:table-cell>
          <table:table-cell table:style-name="t3.B8" office:value-type="string">
            <text:p text:style-name="P5">$3-av<text:span text:style-name="T13">4</text:span></text:p>
          </table:table-cell>
          <table:table-cell table:style-name="t3.B8" office:value-type="string">
            <text:p text:style-name="P5">$3-o<text:span text:style-name="T13">4</text:span></text:p>
          </table:table-cell>
          <table:table-cell table:style-name="t3.B8" office:value-type="string">
            <text:p text:style-name="P5">$3-q<text:span text:style-name="T13">4</text:span></text:p>
          </table:table-cell>
          <table:table-cell table:style-name="t3.B8" office:value-type="string">
            <text:p text:style-name="P5">$3-do<text:span text:style-name="T13">4</text:span></text:p>
          </table:table-cell>
          <table:table-cell table:style-name="t3.I8" office:value-type="string">
            <text:p text:style-name="P9">±<text:span text:style-name="T13">15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2"><text:span text:style-name="T49">AT3509 (</text:span><text:span text:style-name="T50"></text:span><text:span text:style-name="T49">) s/n: </text:span><text:span text:style-name="T9"><text:s/></text:span><text:span text:style-name="T6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12"><text:span text:style-name="T11">Actual dose value</text:span>,</text:p>
            <text:p text:style-name="P12"><text:span text:style-name="T4">H</text:span><text:span text:style-name="T19">p</text:span><text:span text:style-name="T18">0</text:span></text:p>
          </table:table-cell>
          <table:table-cell table:style-name="s3.B2" table:number-rows-spanned="2" office:value-type="string">
            <text:p text:style-name="P48">Radiation source <text:s/>number</text:p>
          </table:table-cell>
          <table:table-cell table:style-name="s3.B2" table:number-rows-spanned="2" office:value-type="string">
            <text:p text:style-name="P14"><text:s text:c="2"/>d, cm<text:span text:style-name="T13"> <text:s/></text:span></text:p>
            <text:p text:style-name="P15">t, s</text:p>
          </table:table-cell>
          <table:table-cell table:style-name="s3.B2" table:number-columns-spanned="3" office:value-type="string">
            <text:p text:style-name="P56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4"><text:span text:style-name="T12">Relative <text:s/>measure-ment</text:span> <text:span text:style-name="T3">error</text:span></text:p>
            <text:p text:style-name="P49"><text:span text:style-name="T15">θ</text:span><text:span text:style-name="T21">пр</text:span><text:span text:style-name="T19">i</text:span><text:span text:style-name="T13">,</text:span> %</text:p>
          </table:table-cell>
          <table:table-cell table:style-name="s3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9">i</text:span><text:span text:style-name="T3">,</text:span> %</text:p>
          </table:table-cell>
          <table:table-cell table:style-name="s3.I2" table:number-rows-spanned="2" office:value-type="string">
            <text:p text:style-name="P10"><text:span text:style-name="T3">Limits of intrinsic relative error</text:span>, </text:p>
            <text:p text:style-name="P10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12"><text:span text:style-name="T4">H</text:span><text:span text:style-name="T19">pi</text:span></text:p>
          </table:table-cell>
          <table:table-cell table:style-name="s3.D3" office:value-type="string">
            <text:p text:style-name="P12"><text:span text:style-name="T4">H</text:span><text:span text:style-name="T19">pi </text:span><text:span text:style-name="T18">meas</text:span><text:span text:style-name="T17">.</text:span></text:p>
          </table:table-cell>
          <table:table-cell table:style-name="s3.D3" office:value-type="string">
            <text:p text:style-name="P12"><text:span text:style-name="T4">H</text:span><text:span text:style-name="T19">pi</text:span><text:span text:style-name="T20"> meas</text:span><text:span text:style-name="T23">.</text:span><text:span text:style-name="T29">-</text:span><text:span text:style-name="T4">H</text:span><text:span text:style-name="T19">p</text:span><text:span text:style-name="T18">0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4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3.B4" office:value-type="string">
            <text:p text:style-name="P5">$3-<text:span text:style-name="T3">dn_</text:span><text:span text:style-name="T13">3</text:span></text:p>
          </table:table-cell>
          <table:table-cell table:style-name="s3.B4" office:value-type="string">
            <text:p text:style-name="P8"><text:s text:c="2"/>$3-<text:span text:style-name="T3">dd_</text:span><text:span text:style-name="T13">3</text:span> <text:s/></text:p>
            <text:p text:style-name="P7"><text:span text:style-name="T13">36</text:span>0c</text:p>
          </table:table-cell>
          <table:table-cell table:style-name="s3.B4" office:value-type="string">
            <text:p text:style-name="P5">$3-d_dev<text:span text:style-name="T3">_</text:span><text:span text:style-name="T13">3</text:span></text:p>
          </table:table-cell>
          <table:table-cell table:style-name="s3.B4" office:value-type="string">
            <text:p text:style-name="P5">$3-dose<text:span text:style-name="T3">_</text:span><text:span text:style-name="T13">3</text:span></text:p>
          </table:table-cell>
          <table:table-cell table:style-name="s3.B4" office:value-type="string">
            <text:p text:style-name="P5">$3-d_res<text:span text:style-name="T3">_</text:span><text:span text:style-name="T13">3</text:span></text:p>
          </table:table-cell>
          <table:table-cell table:style-name="s3.B4" office:value-type="string">
            <text:p text:style-name="P5">$3-o_pog<text:span text:style-name="T3">_</text:span><text:span text:style-name="T13">3</text:span></text:p>
          </table:table-cell>
          <table:table-cell table:style-name="s3.B4" office:value-type="string">
            <text:p text:style-name="P5">$3-d_gran<text:span text:style-name="T3">_</text:span><text:span text:style-name="T13">3</text:span></text:p>
          </table:table-cell>
          <table:table-cell table:style-name="s3.I4" office:value-type="string">
            <text:p text:style-name="P4">±<text:span text:style-name="T3">30</text:span></text:p>
          </table:table-cell>
        </table:table-row>
        <table:table-row>
          <table:table-cell table:style-name="s3.A4" office:value-type="string">
            <text:p text:style-name="P4">4.0 мЗв<text:line-break/><text:span text:style-name="T3">Hp(10)</text:span></text:p>
          </table:table-cell>
          <table:table-cell table:style-name="s3.B4" office:value-type="string">
            <text:p text:style-name="P5">$3-<text:span text:style-name="T3">dn</text:span></text:p>
          </table:table-cell>
          <table:table-cell table:style-name="s3.B4" office:value-type="string">
            <text:p text:style-name="P8"><text:s text:c="2"/>$3-<text:span text:style-name="T3">dd</text:span> <text:s/></text:p>
            <text:p text:style-name="P7">180c</text:p>
          </table:table-cell>
          <table:table-cell table:style-name="s3.B4" office:value-type="string">
            <text:p text:style-name="P5">$3-d_dev</text:p>
          </table:table-cell>
          <table:table-cell table:style-name="s3.B4" office:value-type="string">
            <text:p text:style-name="P5">$3-dose</text:p>
          </table:table-cell>
          <table:table-cell table:style-name="s3.B4" office:value-type="string">
            <text:p text:style-name="P5">$3-d_res</text:p>
          </table:table-cell>
          <table:table-cell table:style-name="s3.B4" office:value-type="string">
            <text:p text:style-name="P5">$3-o_pog</text:p>
          </table:table-cell>
          <table:table-cell table:style-name="s3.B4" office:value-type="string">
            <text:p text:style-name="P5">$3-d_gran</text:p>
          </table:table-cell>
          <table:table-cell table:style-name="s3.I4" office:value-type="string">
            <text:p text:style-name="P4">±<text:span text:style-name="T13">15</text:span></text:p>
          </table:table-cell>
        </table:table-row>
        <table:table-row>
          <table:table-cell table:style-name="s3.A6" office:value-type="string">
            <text:p text:style-name="P4">4.0 <text:span text:style-name="T13">мкЗв</text:span></text:p>
            <text:p text:style-name="P6">Hp(0.07)</text:p>
          </table:table-cell>
          <table:table-cell table:style-name="s3.B6" office:value-type="string">
            <text:p text:style-name="P5">$3-<text:span text:style-name="T3">dn_2</text:span></text:p>
          </table:table-cell>
          <table:table-cell table:style-name="s3.B6" office:value-type="string">
            <text:p text:style-name="P8"><text:s text:c="2"/>$3-<text:span text:style-name="T3">dd_2</text:span> <text:s/></text:p>
            <text:p text:style-name="P7">360c</text:p>
          </table:table-cell>
          <table:table-cell table:style-name="s3.B6" office:value-type="string">
            <text:p text:style-name="P5">$3-d_dev_<text:span text:style-name="T3">2</text:span></text:p>
          </table:table-cell>
          <table:table-cell table:style-name="s3.B6" office:value-type="string">
            <text:p text:style-name="P5">$3-dose_<text:span text:style-name="T3">2</text:span></text:p>
          </table:table-cell>
          <table:table-cell table:style-name="s3.B6" office:value-type="string">
            <text:p text:style-name="P5">$3-d_res_<text:span text:style-name="T3">2</text:span></text:p>
          </table:table-cell>
          <table:table-cell table:style-name="s3.B6" office:value-type="string">
            <text:p text:style-name="P5">$3-o_pog_<text:span text:style-name="T3">2</text:span></text:p>
          </table:table-cell>
          <table:table-cell table:style-name="s3.B6" office:value-type="string">
            <text:p text:style-name="P5">$3-d_gran_<text:span text:style-name="T3">2</text:span></text:p>
          </table:table-cell>
          <table:table-cell table:style-name="s3.I6" office:value-type="string">
            <text:p text:style-name="P4">±<text:span text:style-name="T13">15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2"><text:span text:style-name="T6">AT3509 () s/n: </text:span><text:span text:style-name="T6"><text:s text:c="2"/>зав. №</text:span><text:span text:style-name="T9"> </text:span><text:span text:style-name="T6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9">Dose rate at check point,</text:p>
            <text:p text:style-name="P21"><text:span text:style-name="T24">Ḣ</text:span><text:span text:style-name="T19">oi</text:span></text:p>
          </table:table-cell>
          <table:table-cell table:style-name="t4.B2" office:value-type="string">
            <text:p text:style-name="P48">Radia-tion source <text:s/>number</text:p>
          </table:table-cell>
          <table:table-cell table:style-name="t4.B2" office:value-type="string">
            <text:p text:style-name="P4"><text:span text:style-name="T3">Distance to source</text:span>, </text:p>
            <text:p text:style-name="P20">R, сm</text:p>
          </table:table-cell>
          <table:table-cell table:style-name="t4.B2" office:value-type="string">
            <text:p text:style-name="P52"><text:span text:style-name="T3">Dose rate measurement at check point</text:span>,</text:p>
            <text:p text:style-name="P52"><text:span text:style-name="T24">Ḣ</text:span><text:span text:style-name="T51">*</text:span><text:span text:style-name="T19">i</text:span></text:p>
          </table:table-cell>
          <table:table-cell table:style-name="t4.B2" office:value-type="string">
            <text:p text:style-name="P57"><text:span text:style-name="T3">Average value</text:span>, </text:p>
            <text:p text:style-name="P58"><text:span text:style-name="T4">H</text:span><text:span text:style-name="T19">pi</text:span></text:p>
          </table:table-cell>
          <table:table-cell table:style-name="t4.B2" office:value-type="string">
            <text:p text:style-name="P4"><text:span text:style-name="T12">Relative <text:s/>measure-ment</text:span> <text:span text:style-name="T3">error</text:span></text:p>
            <text:p text:style-name="P49"><text:span text:style-name="T15">θ</text:span><text:span text:style-name="T21">пр</text:span><text:span text:style-name="T19">i</text:span><text:span text:style-name="T13">,</text:span> %</text:p>
          </table:table-cell>
          <table:table-cell table:style-name="t4.B2" office:value-type="string">
            <text:p text:style-name="P23"><text:span text:style-name="T52">Relative standard deviation</text:span>,</text:p>
            <text:p text:style-name="P23"><text:span text:style-name="T3">S</text:span><text:span text:style-name="T19">i</text:span><text:span text:style-name="T3">, %</text:span></text:p>
          </table:table-cell>
          <table:table-cell table:style-name="t4.B2" office:value-type="string">
            <text:p text:style-name="P28"><text:span text:style-name="T3">Confidence limit of the intrinsic <text:s/>relative error</text:span> <text:span text:style-name="T10">Δ</text:span><text:span text:style-name="T19">i</text:span><text:span text:style-name="T3">,</text:span> %</text:p>
          </table:table-cell>
          <table:table-cell table:style-name="t4.I2" office:value-type="string">
            <text:p text:style-name="P24">Limits of intrinsic relative</text:p>
            <text:p text:style-name="P10"><text:span text:style-name="T3">error</text:span>, % </text:p>
            <text:p text:style-name="P25">not above</text:p>
          </table:table-cell>
        </table:table-row>
        <table:table-row>
          <table:table-cell table:style-name="t4.A3" office:value-type="string">
            <text:p text:style-name="P12">Фон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5">$4-d0</text:p>
          </table:table-cell>
          <table:table-cell table:style-name="t4.D3" office:value-type="string">
            <text:section text:style-name="Sect1" text:name="Раздел16">
              <text:p text:style-name="P13">$4-bg0</text:p>
              <text:p text:style-name="P13">$4-bg1</text:p>
              <text:p text:style-name="P13">$4-bg2</text:p>
              <text:p text:style-name="P13">$4-bg3</text:p>
              <text:p text:style-name="P13">$4-bg4</text:p>
              <text:p text:style-name="P13">$4-bg5</text:p>
              <text:p text:style-name="P13">$4-bg6</text:p>
              <text:p text:style-name="P13">$4-bg7</text:p>
              <text:p text:style-name="P12"/>
            </text:section>
          </table:table-cell>
          <table:table-cell table:style-name="t4.B3" office:value-type="string">
            <text:p text:style-name="P5">$4-av-bg</text:p>
          </table:table-cell>
          <table:table-cell table:style-name="t4.B3" office:value-type="string">
            <text:p text:style-name="P5">---</text:p>
          </table:table-cell>
          <table:table-cell table:style-name="t4.B3" office:value-type="string">
            <text:p text:style-name="P5">---</text:p>
          </table:table-cell>
          <table:table-cell table:style-name="t4.B3" office:value-type="string">
            <text:p text:style-name="P5">---</text:p>
          </table:table-cell>
          <table:table-cell table:style-name="t4.I3" office:value-type="string">
            <text:p text:style-name="P6">---</text:p>
          </table:table-cell>
        </table:table-row>
        <table:table-row>
          <table:table-cell table:style-name="t4.A3" office:value-type="string">
            <text:p text:style-name="P4">0.80 Sv/h</text:p>
          </table:table-cell>
          <table:table-cell table:style-name="t4.B3" office:value-type="string">
            <text:p text:style-name="P5">$4-n0</text:p>
          </table:table-cell>
          <table:table-cell table:style-name="t4.B3" office:value-type="string">
            <text:p text:style-name="P5">$4-d0</text:p>
          </table:table-cell>
          <table:table-cell table:style-name="t4.D3" office:value-type="string">
            <text:section text:style-name="Sect1" text:name="Раздел17">
              <text:p text:style-name="P13">$4-m00</text:p>
              <text:p text:style-name="P13">$4-m01</text:p>
              <text:p text:style-name="P13">$4-m02</text:p>
              <text:p text:style-name="P13">$4-m03</text:p>
              <text:p text:style-name="P13">$4-m04</text:p>
              <text:p text:style-name="P13">$4-m05</text:p>
              <text:p text:style-name="P13">$4-m06</text:p>
              <text:p text:style-name="P13">$4-m07</text:p>
              <text:p text:style-name="P13"/>
            </text:section>
          </table:table-cell>
          <table:table-cell table:style-name="t4.B3" office:value-type="string">
            <text:p text:style-name="P5">$4-av0</text:p>
          </table:table-cell>
          <table:table-cell table:style-name="t4.B3" office:value-type="string">
            <text:p text:style-name="P5">$4-o0</text:p>
          </table:table-cell>
          <table:table-cell table:style-name="t4.B3" office:value-type="string">
            <text:p text:style-name="P5">$4-q0</text:p>
          </table:table-cell>
          <table:table-cell table:style-name="t4.B3" office:value-type="string">
            <text:p text:style-name="P5">$4-do0</text:p>
          </table:table-cell>
          <table:table-cell table:style-name="t4.I3" office:value-type="string">
            <text:p text:style-name="P9">±<text:span text:style-name="T13">30</text:span></text:p>
          </table:table-cell>
        </table:table-row>
        <table:table-row>
          <table:table-cell table:style-name="t4.A3" office:value-type="string">
            <text:p text:style-name="P4">4.0 mSv/h</text:p>
          </table:table-cell>
          <table:table-cell table:style-name="t4.B3" office:value-type="string">
            <text:p text:style-name="P5">$4-n1</text:p>
          </table:table-cell>
          <table:table-cell table:style-name="t4.B3" office:value-type="string">
            <text:p text:style-name="P5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13">$4-m11</text:p>
              <text:p text:style-name="P13">$4-m12</text:p>
              <text:p text:style-name="P13">$4-m13</text:p>
              <text:p text:style-name="P13">$4-m14</text:p>
            </text:section>
          </table:table-cell>
          <table:table-cell table:style-name="t4.B3" office:value-type="string">
            <text:p text:style-name="P5">$4-av1</text:p>
          </table:table-cell>
          <table:table-cell table:style-name="t4.B3" office:value-type="string">
            <text:p text:style-name="P5">$4-o1</text:p>
          </table:table-cell>
          <table:table-cell table:style-name="t4.B3" office:value-type="string">
            <text:p text:style-name="P5">$4-q1</text:p>
          </table:table-cell>
          <table:table-cell table:style-name="t4.B3" office:value-type="string">
            <text:p text:style-name="P5">$4-do1</text:p>
          </table:table-cell>
          <table:table-cell table:style-name="t4.I3" office:value-type="string">
            <text:p text:style-name="P9">±<text:span text:style-name="T13">15</text:span></text:p>
          </table:table-cell>
        </table:table-row>
        <table:table-row>
          <table:table-cell table:style-name="t4.A3" office:value-type="string">
            <text:p text:style-name="P4">800<text:span text:style-name="T13">.</text:span>0 mSv/h</text:p>
          </table:table-cell>
          <table:table-cell table:style-name="t4.B3" office:value-type="string">
            <text:p text:style-name="P5">$4-n2</text:p>
          </table:table-cell>
          <table:table-cell table:style-name="t4.B3" office:value-type="string">
            <text:p text:style-name="P5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13">$4-m21</text:p>
              <text:p text:style-name="P13">$4-m22</text:p>
              <text:p text:style-name="P13">$4-m23</text:p>
              <text:p text:style-name="P13">$4-m24</text:p>
            </text:section>
          </table:table-cell>
          <table:table-cell table:style-name="t4.B3" office:value-type="string">
            <text:p text:style-name="P5">$4-av2</text:p>
          </table:table-cell>
          <table:table-cell table:style-name="t4.B3" office:value-type="string">
            <text:p text:style-name="P5">$4-o2</text:p>
          </table:table-cell>
          <table:table-cell table:style-name="t4.B3" office:value-type="string">
            <text:p text:style-name="P5">$4-q2</text:p>
          </table:table-cell>
          <table:table-cell table:style-name="t4.B3" office:value-type="string">
            <text:p text:style-name="P5">$4-do2</text:p>
          </table:table-cell>
          <table:table-cell table:style-name="t4.I3" office:value-type="string">
            <text:p text:style-name="P9">±<text:span text:style-name="T13">15</text:span></text:p>
          </table:table-cell>
        </table:table-row>
        <table:table-row>
          <table:table-cell table:style-name="t4.A3" office:value-type="string">
            <text:p text:style-name="P4"><text:span text:style-name="T13">4.</text:span>0 Sv/h<text:line-break/><text:span text:style-name="T3">Hp(10)</text:span></text:p>
          </table:table-cell>
          <table:table-cell table:style-name="t4.B3" office:value-type="string">
            <text:p text:style-name="P5">$4-n<text:span text:style-name="T13">3</text:span></text:p>
          </table:table-cell>
          <table:table-cell table:style-name="t4.B3" office:value-type="string">
            <text:p text:style-name="P5">$4-d<text:span text:style-name="T13">3</text:span></text:p>
          </table:table-cell>
          <table:table-cell table:style-name="t4.D3" office:value-type="string">
            <text:section text:style-name="Sect1" text:name="Раздел35">
              <text:p text:style-name="P3">$4-<text:span text:style-name="T13">m30</text:span></text:p>
              <text:p text:style-name="P13">$4-<text:span text:style-name="T13">m31</text:span></text:p>
              <text:p text:style-name="P13">$4-<text:span text:style-name="T13">m32</text:span></text:p>
              <text:p text:style-name="P13">$4-<text:span text:style-name="T13">m33</text:span></text:p>
              <text:p text:style-name="P13">$4-<text:span text:style-name="T13">m34</text:span></text:p>
            </text:section>
          </table:table-cell>
          <table:table-cell table:style-name="t4.B3" office:value-type="string">
            <text:p text:style-name="P5">$4-av<text:span text:style-name="T13">3</text:span></text:p>
          </table:table-cell>
          <table:table-cell table:style-name="t4.B3" office:value-type="string">
            <text:p text:style-name="P5">$4-o<text:span text:style-name="T13">3</text:span></text:p>
          </table:table-cell>
          <table:table-cell table:style-name="t4.B3" office:value-type="string">
            <text:p text:style-name="P5">$4-q<text:span text:style-name="T13">3</text:span></text:p>
          </table:table-cell>
          <table:table-cell table:style-name="t4.B3" office:value-type="string">
            <text:p text:style-name="P5">$4-do<text:span text:style-name="T13">3</text:span></text:p>
          </table:table-cell>
          <table:table-cell table:style-name="t4.I3" office:value-type="string">
            <text:p text:style-name="P9">±<text:span text:style-name="T13">19</text:span></text:p>
          </table:table-cell>
        </table:table-row>
        <table:table-row>
          <table:table-cell table:style-name="t4.A8" office:value-type="string">
            <text:p text:style-name="P4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4.B8" office:value-type="string">
            <text:p text:style-name="P5">$4-n<text:span text:style-name="T13">4</text:span></text:p>
          </table:table-cell>
          <table:table-cell table:style-name="t4.B8" office:value-type="string">
            <text:p text:style-name="P5">$4-d<text:span text:style-name="T13">4</text:span></text:p>
          </table:table-cell>
          <table:table-cell table:style-name="t4.D8" office:value-type="string">
            <text:section text:style-name="Sect1" text:name="Раздел40">
              <text:p text:style-name="P3">$4-<text:span text:style-name="T13">m</text:span><text:span text:style-name="T3">4</text:span><text:span text:style-name="T13">0</text:span></text:p>
              <text:p text:style-name="P13">$4-<text:span text:style-name="T13">m</text:span><text:span text:style-name="T3">4</text:span><text:span text:style-name="T13">1</text:span></text:p>
              <text:p text:style-name="P13">$4-<text:span text:style-name="T13">m</text:span><text:span text:style-name="T3">4</text:span><text:span text:style-name="T13">2</text:span></text:p>
              <text:p text:style-name="P13">$4-<text:span text:style-name="T13">m</text:span><text:span text:style-name="T3">4</text:span><text:span text:style-name="T13">3</text:span></text:p>
              <text:p text:style-name="P13">$4-<text:span text:style-name="T13">m</text:span><text:span text:style-name="T3">4</text:span><text:span text:style-name="T13">4</text:span></text:p>
            </text:section>
          </table:table-cell>
          <table:table-cell table:style-name="t4.B8" office:value-type="string">
            <text:p text:style-name="P5">$4-av<text:span text:style-name="T13">4</text:span></text:p>
          </table:table-cell>
          <table:table-cell table:style-name="t4.B8" office:value-type="string">
            <text:p text:style-name="P5">$4-o<text:span text:style-name="T13">4</text:span></text:p>
          </table:table-cell>
          <table:table-cell table:style-name="t4.B8" office:value-type="string">
            <text:p text:style-name="P5">$4-q<text:span text:style-name="T13">4</text:span></text:p>
          </table:table-cell>
          <table:table-cell table:style-name="t4.B8" office:value-type="string">
            <text:p text:style-name="P5">$4-do<text:span text:style-name="T13">4</text:span></text:p>
          </table:table-cell>
          <table:table-cell table:style-name="t4.I8" office:value-type="string">
            <text:p text:style-name="P9">±<text:span text:style-name="T13">15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2"><text:span text:style-name="T6">AT3509 () s/n: </text:span><text:span text:style-name="T9"><text:s/></text:span><text:span text:style-name="T6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12"><text:span text:style-name="T11">Actual dose value</text:span>,</text:p>
            <text:p text:style-name="P12"><text:span text:style-name="T4">H</text:span><text:span text:style-name="T19">p</text:span><text:span text:style-name="T18">0</text:span></text:p>
          </table:table-cell>
          <table:table-cell table:style-name="s4.B2" table:number-rows-spanned="2" office:value-type="string">
            <text:p text:style-name="P48">Radiation source <text:s/>number</text:p>
          </table:table-cell>
          <table:table-cell table:style-name="s4.B2" table:number-rows-spanned="2" office:value-type="string">
            <text:p text:style-name="P14"><text:s text:c="2"/>d, cm<text:span text:style-name="T13"> <text:s/></text:span></text:p>
            <text:p text:style-name="P15">t, s</text:p>
          </table:table-cell>
          <table:table-cell table:style-name="s4.B2" table:number-columns-spanned="3" office:value-type="string">
            <text:p text:style-name="P56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4"><text:span text:style-name="T12">Relative <text:s/>measure-ment</text:span> <text:span text:style-name="T3">error</text:span></text:p>
            <text:p text:style-name="P49"><text:span text:style-name="T15">θ</text:span><text:span text:style-name="T21">пр</text:span><text:span text:style-name="T19">i</text:span><text:span text:style-name="T13">,</text:span> %</text:p>
          </table:table-cell>
          <table:table-cell table:style-name="s4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9">i</text:span><text:span text:style-name="T3">,</text:span> %</text:p>
          </table:table-cell>
          <table:table-cell table:style-name="s4.I2" table:number-rows-spanned="2" office:value-type="string">
            <text:p text:style-name="P10"><text:span text:style-name="T3">Limits of intrinsic relative error</text:span>, </text:p>
            <text:p text:style-name="P10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12"><text:span text:style-name="T4">H</text:span><text:span text:style-name="T19">pi</text:span></text:p>
          </table:table-cell>
          <table:table-cell table:style-name="s4.D3" office:value-type="string">
            <text:p text:style-name="P12"><text:span text:style-name="T4">H</text:span><text:span text:style-name="T19">pi </text:span><text:span text:style-name="T18">meas</text:span><text:span text:style-name="T17">.</text:span></text:p>
          </table:table-cell>
          <table:table-cell table:style-name="s4.D3" office:value-type="string">
            <text:p text:style-name="P12"><text:span text:style-name="T4">H</text:span><text:span text:style-name="T19">pi</text:span><text:span text:style-name="T20"> meas</text:span><text:span text:style-name="T23">.</text:span><text:span text:style-name="T29">-</text:span><text:span text:style-name="T4">H</text:span><text:span text:style-name="T19">p</text:span><text:span text:style-name="T18">0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4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4.B4" office:value-type="string">
            <text:p text:style-name="P5">$4-<text:span text:style-name="T3">dn_</text:span><text:span text:style-name="T13">3</text:span></text:p>
          </table:table-cell>
          <table:table-cell table:style-name="s4.B4" office:value-type="string">
            <text:p text:style-name="P8"><text:s text:c="2"/>$4-<text:span text:style-name="T3">dd_</text:span><text:span text:style-name="T13">3</text:span> <text:s/></text:p>
            <text:p text:style-name="P7"><text:span text:style-name="T13">36</text:span>0c</text:p>
          </table:table-cell>
          <table:table-cell table:style-name="s4.B4" office:value-type="string">
            <text:p text:style-name="P5">$4-d_dev<text:span text:style-name="T3">_</text:span><text:span text:style-name="T13">3</text:span></text:p>
          </table:table-cell>
          <table:table-cell table:style-name="s4.B4" office:value-type="string">
            <text:p text:style-name="P5">$4-dose<text:span text:style-name="T3">_</text:span><text:span text:style-name="T13">3</text:span></text:p>
          </table:table-cell>
          <table:table-cell table:style-name="s4.B4" office:value-type="string">
            <text:p text:style-name="P5">$4-d_res<text:span text:style-name="T3">_</text:span><text:span text:style-name="T13">3</text:span></text:p>
          </table:table-cell>
          <table:table-cell table:style-name="s4.B4" office:value-type="string">
            <text:p text:style-name="P5">$4-o_pog<text:span text:style-name="T3">_</text:span><text:span text:style-name="T13">3</text:span></text:p>
          </table:table-cell>
          <table:table-cell table:style-name="s4.B4" office:value-type="string">
            <text:p text:style-name="P5">$4-d_gran<text:span text:style-name="T3">_</text:span><text:span text:style-name="T13">3</text:span></text:p>
          </table:table-cell>
          <table:table-cell table:style-name="s4.I4" office:value-type="string">
            <text:p text:style-name="P4">±<text:span text:style-name="T3">30</text:span></text:p>
          </table:table-cell>
        </table:table-row>
        <table:table-row>
          <table:table-cell table:style-name="s4.A4" office:value-type="string">
            <text:p text:style-name="P4">4.0 мЗв<text:line-break/><text:span text:style-name="T3">Hp(10)</text:span></text:p>
          </table:table-cell>
          <table:table-cell table:style-name="s4.B4" office:value-type="string">
            <text:p text:style-name="P5">$4-<text:span text:style-name="T3">dn</text:span></text:p>
          </table:table-cell>
          <table:table-cell table:style-name="s4.B4" office:value-type="string">
            <text:p text:style-name="P8"><text:s text:c="2"/>$4-<text:span text:style-name="T3">dd</text:span> <text:s/></text:p>
            <text:p text:style-name="P7">180c</text:p>
          </table:table-cell>
          <table:table-cell table:style-name="s4.B4" office:value-type="string">
            <text:p text:style-name="P5">$4-d_dev</text:p>
          </table:table-cell>
          <table:table-cell table:style-name="s4.B4" office:value-type="string">
            <text:p text:style-name="P5">$4-dose</text:p>
          </table:table-cell>
          <table:table-cell table:style-name="s4.B4" office:value-type="string">
            <text:p text:style-name="P5">$4-d_res</text:p>
          </table:table-cell>
          <table:table-cell table:style-name="s4.B4" office:value-type="string">
            <text:p text:style-name="P5">$4-o_pog</text:p>
          </table:table-cell>
          <table:table-cell table:style-name="s4.B4" office:value-type="string">
            <text:p text:style-name="P5">$4-d_gran</text:p>
          </table:table-cell>
          <table:table-cell table:style-name="s4.I4" office:value-type="string">
            <text:p text:style-name="P4">±<text:span text:style-name="T13">15</text:span></text:p>
          </table:table-cell>
        </table:table-row>
        <table:table-row>
          <table:table-cell table:style-name="s4.A6" office:value-type="string">
            <text:p text:style-name="P4">4.0 <text:span text:style-name="T13">мкЗв</text:span></text:p>
            <text:p text:style-name="P6">Hp(0.07)</text:p>
          </table:table-cell>
          <table:table-cell table:style-name="s4.B6" office:value-type="string">
            <text:p text:style-name="P5">$4-<text:span text:style-name="T3">dn_2</text:span></text:p>
          </table:table-cell>
          <table:table-cell table:style-name="s4.B6" office:value-type="string">
            <text:p text:style-name="P8"><text:s text:c="2"/>$4-<text:span text:style-name="T3">dd_2</text:span> <text:s/></text:p>
            <text:p text:style-name="P7">360c</text:p>
          </table:table-cell>
          <table:table-cell table:style-name="s4.B6" office:value-type="string">
            <text:p text:style-name="P5">$4-d_dev_<text:span text:style-name="T3">2</text:span></text:p>
          </table:table-cell>
          <table:table-cell table:style-name="s4.B6" office:value-type="string">
            <text:p text:style-name="P5">$4-dose_<text:span text:style-name="T3">2</text:span></text:p>
          </table:table-cell>
          <table:table-cell table:style-name="s4.B6" office:value-type="string">
            <text:p text:style-name="P5">$4-d_res_<text:span text:style-name="T3">2</text:span></text:p>
          </table:table-cell>
          <table:table-cell table:style-name="s4.B6" office:value-type="string">
            <text:p text:style-name="P5">$4-o_pog_<text:span text:style-name="T3">2</text:span></text:p>
          </table:table-cell>
          <table:table-cell table:style-name="s4.B6" office:value-type="string">
            <text:p text:style-name="P5">$4-d_gran_<text:span text:style-name="T3">2</text:span></text:p>
          </table:table-cell>
          <table:table-cell table:style-name="s4.I6" office:value-type="string">
            <text:p text:style-name="P4">±<text:span text:style-name="T13">15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2"><text:span text:style-name="T6">AT3509 () s/n: </text:span><text:span text:style-name="T6"><text:s/>зав. №</text:span><text:span text:style-name="T9"> </text:span><text:span text:style-name="T6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9">Dose rate at check point,</text:p>
            <text:p text:style-name="P21"><text:span text:style-name="T24">Ḣ</text:span><text:span text:style-name="T19">oi</text:span></text:p>
          </table:table-cell>
          <table:table-cell table:style-name="t5.B2" office:value-type="string">
            <text:p text:style-name="P48">Radia-tion source <text:s/>number</text:p>
          </table:table-cell>
          <table:table-cell table:style-name="t5.B2" office:value-type="string">
            <text:p text:style-name="P4"><text:span text:style-name="T3">Distance to source</text:span>, </text:p>
            <text:p text:style-name="P20">R, сm</text:p>
          </table:table-cell>
          <table:table-cell table:style-name="t5.B2" office:value-type="string">
            <text:p text:style-name="P52"><text:span text:style-name="T3">Dose rate measurement at check point</text:span>,</text:p>
            <text:p text:style-name="P52"><text:span text:style-name="T24">Ḣ</text:span><text:span text:style-name="T51">*</text:span><text:span text:style-name="T19">i</text:span></text:p>
          </table:table-cell>
          <table:table-cell table:style-name="t5.B2" office:value-type="string">
            <text:p text:style-name="P57"><text:span text:style-name="T3">Average value</text:span>, </text:p>
            <text:p text:style-name="P58"><text:span text:style-name="T4">H</text:span><text:span text:style-name="T19">pi</text:span></text:p>
          </table:table-cell>
          <table:table-cell table:style-name="t5.B2" office:value-type="string">
            <text:p text:style-name="P4"><text:span text:style-name="T12">Relative <text:s/>measure-ment</text:span> <text:span text:style-name="T3">error</text:span></text:p>
            <text:p text:style-name="P49"><text:span text:style-name="T15">θ</text:span><text:span text:style-name="T21">пр</text:span><text:span text:style-name="T19">i</text:span><text:span text:style-name="T13">,</text:span> %</text:p>
          </table:table-cell>
          <table:table-cell table:style-name="t5.B2" office:value-type="string">
            <text:p text:style-name="P23"><text:span text:style-name="T52">Relative standard deviation</text:span>,</text:p>
            <text:p text:style-name="P23"><text:span text:style-name="T3">S</text:span><text:span text:style-name="T19">i</text:span><text:span text:style-name="T3">, %</text:span></text:p>
          </table:table-cell>
          <table:table-cell table:style-name="t5.B2" office:value-type="string">
            <text:p text:style-name="P28"><text:span text:style-name="T3">Confidence limit of the intrinsic <text:s/>relative error</text:span> <text:span text:style-name="T10">Δ</text:span><text:span text:style-name="T19">i</text:span><text:span text:style-name="T3">,</text:span> %</text:p>
          </table:table-cell>
          <table:table-cell table:style-name="t5.I2" office:value-type="string">
            <text:p text:style-name="P24">Limits of intrinsic relative</text:p>
            <text:p text:style-name="P10"><text:span text:style-name="T3">error</text:span>, % </text:p>
            <text:p text:style-name="P25">not above</text:p>
          </table:table-cell>
        </table:table-row>
        <table:table-row>
          <table:table-cell table:style-name="t5.A3" office:value-type="string">
            <text:p text:style-name="P12">Фон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5">$5-d0</text:p>
          </table:table-cell>
          <table:table-cell table:style-name="t5.D3" office:value-type="string">
            <text:section text:style-name="Sect1" text:name="Раздел21">
              <text:p text:style-name="P13">$5-bg0</text:p>
              <text:p text:style-name="P13">$5-bg1</text:p>
              <text:p text:style-name="P13">$5-bg2</text:p>
              <text:p text:style-name="P13">$5-bg3</text:p>
              <text:p text:style-name="P13">$5-bg4</text:p>
              <text:p text:style-name="P13">$5-bg5</text:p>
              <text:p text:style-name="P13">$5-bg6</text:p>
              <text:p text:style-name="P13">$5-bg7</text:p>
              <text:p text:style-name="P12"/>
            </text:section>
          </table:table-cell>
          <table:table-cell table:style-name="t5.B3" office:value-type="string">
            <text:p text:style-name="P5">$5-av-bg</text:p>
          </table:table-cell>
          <table:table-cell table:style-name="t5.B3" office:value-type="string">
            <text:p text:style-name="P5">---</text:p>
          </table:table-cell>
          <table:table-cell table:style-name="t5.B3" office:value-type="string">
            <text:p text:style-name="P5">---</text:p>
          </table:table-cell>
          <table:table-cell table:style-name="t5.B3" office:value-type="string">
            <text:p text:style-name="P5">---</text:p>
          </table:table-cell>
          <table:table-cell table:style-name="t5.I3" office:value-type="string">
            <text:p text:style-name="P6">---</text:p>
          </table:table-cell>
        </table:table-row>
        <table:table-row>
          <table:table-cell table:style-name="t5.A3" office:value-type="string">
            <text:p text:style-name="P4">0.80 Sv/h</text:p>
          </table:table-cell>
          <table:table-cell table:style-name="t5.B3" office:value-type="string">
            <text:p text:style-name="P5">$5-n0</text:p>
          </table:table-cell>
          <table:table-cell table:style-name="t5.B3" office:value-type="string">
            <text:p text:style-name="P5">$5-d0</text:p>
          </table:table-cell>
          <table:table-cell table:style-name="t5.D3" office:value-type="string">
            <text:section text:style-name="Sect1" text:name="Раздел22">
              <text:p text:style-name="P13">$5-m00</text:p>
              <text:p text:style-name="P13">$5-m01</text:p>
              <text:p text:style-name="P13">$5-m02</text:p>
              <text:p text:style-name="P13">$5-m03</text:p>
              <text:p text:style-name="P13">$5-m04</text:p>
              <text:p text:style-name="P13">$5-m05</text:p>
              <text:p text:style-name="P13">$5-m06</text:p>
              <text:p text:style-name="P13">$5-m07</text:p>
              <text:p text:style-name="P13"/>
            </text:section>
          </table:table-cell>
          <table:table-cell table:style-name="t5.B3" office:value-type="string">
            <text:p text:style-name="P5">$5-av0</text:p>
          </table:table-cell>
          <table:table-cell table:style-name="t5.B3" office:value-type="string">
            <text:p text:style-name="P5">$5-o0</text:p>
          </table:table-cell>
          <table:table-cell table:style-name="t5.B3" office:value-type="string">
            <text:p text:style-name="P5">$5-q0</text:p>
          </table:table-cell>
          <table:table-cell table:style-name="t5.B3" office:value-type="string">
            <text:p text:style-name="P5">$5-do0</text:p>
          </table:table-cell>
          <table:table-cell table:style-name="t5.I3" office:value-type="string">
            <text:p text:style-name="P9">±<text:span text:style-name="T13">30</text:span></text:p>
          </table:table-cell>
        </table:table-row>
        <table:table-row>
          <table:table-cell table:style-name="t5.A3" office:value-type="string">
            <text:p text:style-name="P4">4.0 mSv/h</text:p>
          </table:table-cell>
          <table:table-cell table:style-name="t5.B3" office:value-type="string">
            <text:p text:style-name="P5">$5-n1</text:p>
          </table:table-cell>
          <table:table-cell table:style-name="t5.B3" office:value-type="string">
            <text:p text:style-name="P5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13">$5-m11</text:p>
              <text:p text:style-name="P13">$5-m12</text:p>
              <text:p text:style-name="P13">$5-m13</text:p>
              <text:p text:style-name="P13">$5-m14</text:p>
            </text:section>
          </table:table-cell>
          <table:table-cell table:style-name="t5.B3" office:value-type="string">
            <text:p text:style-name="P5">$5-av1</text:p>
          </table:table-cell>
          <table:table-cell table:style-name="t5.B3" office:value-type="string">
            <text:p text:style-name="P5">$5-o1</text:p>
          </table:table-cell>
          <table:table-cell table:style-name="t5.B3" office:value-type="string">
            <text:p text:style-name="P5">$5-q1</text:p>
          </table:table-cell>
          <table:table-cell table:style-name="t5.B3" office:value-type="string">
            <text:p text:style-name="P5">$5-do1</text:p>
          </table:table-cell>
          <table:table-cell table:style-name="t5.I3" office:value-type="string">
            <text:p text:style-name="P9">±<text:span text:style-name="T13">15</text:span></text:p>
          </table:table-cell>
        </table:table-row>
        <table:table-row>
          <table:table-cell table:style-name="t5.A3" office:value-type="string">
            <text:p text:style-name="P4">800<text:span text:style-name="T13">.</text:span>0 mSv/h</text:p>
          </table:table-cell>
          <table:table-cell table:style-name="t5.B3" office:value-type="string">
            <text:p text:style-name="P5">$5-n2</text:p>
          </table:table-cell>
          <table:table-cell table:style-name="t5.B3" office:value-type="string">
            <text:p text:style-name="P5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13">$5-m21</text:p>
              <text:p text:style-name="P13">$5-m22</text:p>
              <text:p text:style-name="P13">$5-m23</text:p>
              <text:p text:style-name="P13">$5-m24</text:p>
            </text:section>
          </table:table-cell>
          <table:table-cell table:style-name="t5.B3" office:value-type="string">
            <text:p text:style-name="P5">$5-av2</text:p>
          </table:table-cell>
          <table:table-cell table:style-name="t5.B3" office:value-type="string">
            <text:p text:style-name="P5">$5-o2</text:p>
          </table:table-cell>
          <table:table-cell table:style-name="t5.B3" office:value-type="string">
            <text:p text:style-name="P5">$5-q2</text:p>
          </table:table-cell>
          <table:table-cell table:style-name="t5.B3" office:value-type="string">
            <text:p text:style-name="P5">$5-do2</text:p>
          </table:table-cell>
          <table:table-cell table:style-name="t5.I3" office:value-type="string">
            <text:p text:style-name="P9">±<text:span text:style-name="T13">15</text:span></text:p>
          </table:table-cell>
        </table:table-row>
        <table:table-row>
          <table:table-cell table:style-name="t5.A3" office:value-type="string">
            <text:p text:style-name="P4"><text:span text:style-name="T13">4.</text:span>0 Sv/h<text:line-break/><text:span text:style-name="T3">Hp(10)</text:span></text:p>
          </table:table-cell>
          <table:table-cell table:style-name="t5.B3" office:value-type="string">
            <text:p text:style-name="P5">$5-n<text:span text:style-name="T13">3</text:span></text:p>
          </table:table-cell>
          <table:table-cell table:style-name="t5.B3" office:value-type="string">
            <text:p text:style-name="P5">$5-d<text:span text:style-name="T13">3</text:span></text:p>
          </table:table-cell>
          <table:table-cell table:style-name="t5.D3" office:value-type="string">
            <text:section text:style-name="Sect1" text:name="Раздел45">
              <text:p text:style-name="P3">$5-<text:span text:style-name="T13">m30</text:span></text:p>
              <text:p text:style-name="P13">$5-<text:span text:style-name="T13">m31</text:span></text:p>
              <text:p text:style-name="P13">$5-<text:span text:style-name="T13">m32</text:span></text:p>
              <text:p text:style-name="P13">$5-<text:span text:style-name="T13">m33</text:span></text:p>
              <text:p text:style-name="P13">$5-<text:span text:style-name="T13">m34</text:span></text:p>
            </text:section>
          </table:table-cell>
          <table:table-cell table:style-name="t5.B3" office:value-type="string">
            <text:p text:style-name="P5">$5-av<text:span text:style-name="T13">3</text:span></text:p>
          </table:table-cell>
          <table:table-cell table:style-name="t5.B3" office:value-type="string">
            <text:p text:style-name="P5">$5-o<text:span text:style-name="T13">3</text:span></text:p>
          </table:table-cell>
          <table:table-cell table:style-name="t5.B3" office:value-type="string">
            <text:p text:style-name="P5">$5-q<text:span text:style-name="T13">3</text:span></text:p>
          </table:table-cell>
          <table:table-cell table:style-name="t5.B3" office:value-type="string">
            <text:p text:style-name="P5">$5-do<text:span text:style-name="T13">3</text:span></text:p>
          </table:table-cell>
          <table:table-cell table:style-name="t5.I3" office:value-type="string">
            <text:p text:style-name="P9">±<text:span text:style-name="T13">19</text:span></text:p>
          </table:table-cell>
        </table:table-row>
        <table:table-row>
          <table:table-cell table:style-name="t5.A8" office:value-type="string">
            <text:p text:style-name="P4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5.B8" office:value-type="string">
            <text:p text:style-name="P5">$5-n<text:span text:style-name="T13">4</text:span></text:p>
          </table:table-cell>
          <table:table-cell table:style-name="t5.B8" office:value-type="string">
            <text:p text:style-name="P5">$5-d<text:span text:style-name="T13">4</text:span></text:p>
          </table:table-cell>
          <table:table-cell table:style-name="t5.D8" office:value-type="string">
            <text:section text:style-name="Sect1" text:name="Раздел50">
              <text:p text:style-name="P3">$5-<text:span text:style-name="T13">m</text:span><text:span text:style-name="T3">4</text:span><text:span text:style-name="T13">0</text:span></text:p>
              <text:p text:style-name="P13">$5-<text:span text:style-name="T13">m</text:span><text:span text:style-name="T3">4</text:span><text:span text:style-name="T13">1</text:span></text:p>
              <text:p text:style-name="P13">$5-<text:span text:style-name="T13">m</text:span><text:span text:style-name="T3">4</text:span><text:span text:style-name="T13">2</text:span></text:p>
              <text:p text:style-name="P13">$5-<text:span text:style-name="T13">m</text:span><text:span text:style-name="T3">4</text:span><text:span text:style-name="T13">3</text:span></text:p>
              <text:p text:style-name="P13">$5-<text:span text:style-name="T13">m</text:span><text:span text:style-name="T3">4</text:span><text:span text:style-name="T13">4</text:span></text:p>
            </text:section>
          </table:table-cell>
          <table:table-cell table:style-name="t5.B8" office:value-type="string">
            <text:p text:style-name="P5">$5-av<text:span text:style-name="T13">4</text:span></text:p>
          </table:table-cell>
          <table:table-cell table:style-name="t5.B8" office:value-type="string">
            <text:p text:style-name="P5">$5-o<text:span text:style-name="T13">4</text:span></text:p>
          </table:table-cell>
          <table:table-cell table:style-name="t5.B8" office:value-type="string">
            <text:p text:style-name="P5">$5-q<text:span text:style-name="T13">4</text:span></text:p>
          </table:table-cell>
          <table:table-cell table:style-name="t5.B8" office:value-type="string">
            <text:p text:style-name="P5">$5-do<text:span text:style-name="T13">4</text:span></text:p>
          </table:table-cell>
          <table:table-cell table:style-name="t5.I8" office:value-type="string">
            <text:p text:style-name="P9">±<text:span text:style-name="T13">15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2"><text:span text:style-name="T6">AT3509 () s/n: </text:span><text:span text:style-name="T9"><text:s/></text:span><text:span text:style-name="T6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12"><text:span text:style-name="T11">Actual dose value</text:span>,</text:p>
            <text:p text:style-name="P12"><text:span text:style-name="T4">H</text:span><text:span text:style-name="T19">p</text:span><text:span text:style-name="T18">0</text:span></text:p>
          </table:table-cell>
          <table:table-cell table:style-name="s5.B2" table:number-rows-spanned="2" office:value-type="string">
            <text:p text:style-name="P48">Radiation source <text:s/>number</text:p>
          </table:table-cell>
          <table:table-cell table:style-name="s5.B2" table:number-rows-spanned="2" office:value-type="string">
            <text:p text:style-name="P14"><text:s text:c="2"/>d, cm<text:span text:style-name="T13"> <text:s/></text:span></text:p>
            <text:p text:style-name="P15">t, s</text:p>
          </table:table-cell>
          <table:table-cell table:style-name="s5.B2" table:number-columns-spanned="3" office:value-type="string">
            <text:p text:style-name="P56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4"><text:span text:style-name="T12">Relative <text:s/>measure-ment</text:span> <text:span text:style-name="T3">error</text:span></text:p>
            <text:p text:style-name="P49"><text:span text:style-name="T15">θ</text:span><text:span text:style-name="T21">пр</text:span><text:span text:style-name="T19">i</text:span><text:span text:style-name="T13">,</text:span> %</text:p>
          </table:table-cell>
          <table:table-cell table:style-name="s5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9">i</text:span><text:span text:style-name="T3">,</text:span> %</text:p>
          </table:table-cell>
          <table:table-cell table:style-name="s5.I2" table:number-rows-spanned="2" office:value-type="string">
            <text:p text:style-name="P10"><text:span text:style-name="T3">Limits of intrinsic relative error</text:span>, </text:p>
            <text:p text:style-name="P10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12"><text:span text:style-name="T4">H</text:span><text:span text:style-name="T19">pi</text:span></text:p>
          </table:table-cell>
          <table:table-cell table:style-name="s5.D3" office:value-type="string">
            <text:p text:style-name="P12"><text:span text:style-name="T4">H</text:span><text:span text:style-name="T19">pi </text:span><text:span text:style-name="T18">meas</text:span><text:span text:style-name="T17">.</text:span></text:p>
          </table:table-cell>
          <table:table-cell table:style-name="s5.D3" office:value-type="string">
            <text:p text:style-name="P12"><text:span text:style-name="T4">H</text:span><text:span text:style-name="T19">pi</text:span><text:span text:style-name="T20"> meas</text:span><text:span text:style-name="T23">.</text:span><text:span text:style-name="T29">-</text:span><text:span text:style-name="T4">H</text:span><text:span text:style-name="T19">p</text:span><text:span text:style-name="T18">0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4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5.B4" office:value-type="string">
            <text:p text:style-name="P5">$5-<text:span text:style-name="T3">dn_</text:span><text:span text:style-name="T13">3</text:span></text:p>
          </table:table-cell>
          <table:table-cell table:style-name="s5.B4" office:value-type="string">
            <text:p text:style-name="P8"><text:s text:c="2"/>$5-<text:span text:style-name="T3">dd_</text:span><text:span text:style-name="T13">3</text:span> <text:s/></text:p>
            <text:p text:style-name="P7"><text:span text:style-name="T13">36</text:span>0c</text:p>
          </table:table-cell>
          <table:table-cell table:style-name="s5.B4" office:value-type="string">
            <text:p text:style-name="P5">$5-d_dev<text:span text:style-name="T3">_</text:span><text:span text:style-name="T13">3</text:span></text:p>
          </table:table-cell>
          <table:table-cell table:style-name="s5.B4" office:value-type="string">
            <text:p text:style-name="P5">$5-dose<text:span text:style-name="T3">_</text:span><text:span text:style-name="T13">3</text:span></text:p>
          </table:table-cell>
          <table:table-cell table:style-name="s5.B4" office:value-type="string">
            <text:p text:style-name="P5">$5-d_res<text:span text:style-name="T3">_</text:span><text:span text:style-name="T13">3</text:span></text:p>
          </table:table-cell>
          <table:table-cell table:style-name="s5.B4" office:value-type="string">
            <text:p text:style-name="P5">$5-o_pog<text:span text:style-name="T3">_</text:span><text:span text:style-name="T13">3</text:span></text:p>
          </table:table-cell>
          <table:table-cell table:style-name="s5.B4" office:value-type="string">
            <text:p text:style-name="P5">$5-d_gran<text:span text:style-name="T3">_</text:span><text:span text:style-name="T13">3</text:span></text:p>
          </table:table-cell>
          <table:table-cell table:style-name="s5.I4" office:value-type="string">
            <text:p text:style-name="P4">±<text:span text:style-name="T3">30</text:span></text:p>
          </table:table-cell>
        </table:table-row>
        <table:table-row>
          <table:table-cell table:style-name="s5.A4" office:value-type="string">
            <text:p text:style-name="P4">4.0 мЗв<text:line-break/><text:span text:style-name="T3">Hp(10)</text:span></text:p>
          </table:table-cell>
          <table:table-cell table:style-name="s5.B4" office:value-type="string">
            <text:p text:style-name="P5">$5-<text:span text:style-name="T3">dn</text:span></text:p>
          </table:table-cell>
          <table:table-cell table:style-name="s5.B4" office:value-type="string">
            <text:p text:style-name="P8"><text:s text:c="2"/>$5-<text:span text:style-name="T3">dd</text:span> <text:s/></text:p>
            <text:p text:style-name="P7">180c</text:p>
          </table:table-cell>
          <table:table-cell table:style-name="s5.B4" office:value-type="string">
            <text:p text:style-name="P5">$5-d_dev</text:p>
          </table:table-cell>
          <table:table-cell table:style-name="s5.B4" office:value-type="string">
            <text:p text:style-name="P5">$5-dose</text:p>
          </table:table-cell>
          <table:table-cell table:style-name="s5.B4" office:value-type="string">
            <text:p text:style-name="P5">$5-d_res</text:p>
          </table:table-cell>
          <table:table-cell table:style-name="s5.B4" office:value-type="string">
            <text:p text:style-name="P5">$5-o_pog</text:p>
          </table:table-cell>
          <table:table-cell table:style-name="s5.B4" office:value-type="string">
            <text:p text:style-name="P5">$5-d_gran</text:p>
          </table:table-cell>
          <table:table-cell table:style-name="s5.I4" office:value-type="string">
            <text:p text:style-name="P4">±<text:span text:style-name="T13">15</text:span></text:p>
          </table:table-cell>
        </table:table-row>
        <table:table-row>
          <table:table-cell table:style-name="s5.A6" office:value-type="string">
            <text:p text:style-name="P4">4.0 <text:span text:style-name="T13">мкЗв</text:span></text:p>
            <text:p text:style-name="P6">Hp(0.07)</text:p>
          </table:table-cell>
          <table:table-cell table:style-name="s5.B6" office:value-type="string">
            <text:p text:style-name="P5">$5-<text:span text:style-name="T3">dn_2</text:span></text:p>
          </table:table-cell>
          <table:table-cell table:style-name="s5.B6" office:value-type="string">
            <text:p text:style-name="P8"><text:s text:c="2"/>$5-<text:span text:style-name="T3">dd_2</text:span> <text:s/></text:p>
            <text:p text:style-name="P7">360c</text:p>
          </table:table-cell>
          <table:table-cell table:style-name="s5.B6" office:value-type="string">
            <text:p text:style-name="P5">$5-d_dev_<text:span text:style-name="T3">2</text:span></text:p>
          </table:table-cell>
          <table:table-cell table:style-name="s5.B6" office:value-type="string">
            <text:p text:style-name="P5">$5-dose_<text:span text:style-name="T3">2</text:span></text:p>
          </table:table-cell>
          <table:table-cell table:style-name="s5.B6" office:value-type="string">
            <text:p text:style-name="P5">$5-d_res_<text:span text:style-name="T3">2</text:span></text:p>
          </table:table-cell>
          <table:table-cell table:style-name="s5.B6" office:value-type="string">
            <text:p text:style-name="P5">$5-o_pog_<text:span text:style-name="T3">2</text:span></text:p>
          </table:table-cell>
          <table:table-cell table:style-name="s5.B6" office:value-type="string">
            <text:p text:style-name="P5">$5-d_gran_<text:span text:style-name="T3">2</text:span></text:p>
          </table:table-cell>
          <table:table-cell table:style-name="s5.I6" office:value-type="string">
            <text:p text:style-name="P4">±<text:span text:style-name="T13">15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2"><text:span text:style-name="T6">AT3509 () s/n: </text:span><text:span text:style-name="T6"><text:s/>зав. №</text:span><text:span text:style-name="T9"> </text:span><text:span text:style-name="T6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9">Dose rate at check point,</text:p>
            <text:p text:style-name="P21"><text:span text:style-name="T24">Ḣ</text:span><text:span text:style-name="T19">oi</text:span></text:p>
          </table:table-cell>
          <table:table-cell table:style-name="t6.B2" office:value-type="string">
            <text:p text:style-name="P48">Radia-tion source <text:s/>number</text:p>
          </table:table-cell>
          <table:table-cell table:style-name="t6.B2" office:value-type="string">
            <text:p text:style-name="P4"><text:span text:style-name="T3">Distance to source</text:span>, </text:p>
            <text:p text:style-name="P20">R, сm</text:p>
          </table:table-cell>
          <table:table-cell table:style-name="t6.B2" office:value-type="string">
            <text:p text:style-name="P52"><text:span text:style-name="T3">Dose rate measurement at check point</text:span>,</text:p>
            <text:p text:style-name="P52"><text:span text:style-name="T24">Ḣ</text:span><text:span text:style-name="T51">*</text:span><text:span text:style-name="T19">i</text:span></text:p>
          </table:table-cell>
          <table:table-cell table:style-name="t6.B2" office:value-type="string">
            <text:p text:style-name="P57"><text:span text:style-name="T3">Average value</text:span>, </text:p>
            <text:p text:style-name="P58"><text:span text:style-name="T4">H</text:span><text:span text:style-name="T19">pi</text:span></text:p>
          </table:table-cell>
          <table:table-cell table:style-name="t6.B2" office:value-type="string">
            <text:p text:style-name="P4"><text:span text:style-name="T12">Relative <text:s/>measure-ment</text:span> <text:span text:style-name="T3">error</text:span></text:p>
            <text:p text:style-name="P49"><text:span text:style-name="T15">θ</text:span><text:span text:style-name="T21">пр</text:span><text:span text:style-name="T19">i</text:span><text:span text:style-name="T13">,</text:span> %</text:p>
          </table:table-cell>
          <table:table-cell table:style-name="t6.B2" office:value-type="string">
            <text:p text:style-name="P23"><text:span text:style-name="T52">Relative standard deviation</text:span>,</text:p>
            <text:p text:style-name="P23"><text:span text:style-name="T3">S</text:span><text:span text:style-name="T19">i</text:span><text:span text:style-name="T3">, %</text:span></text:p>
          </table:table-cell>
          <table:table-cell table:style-name="t6.B2" office:value-type="string">
            <text:p text:style-name="P28"><text:span text:style-name="T3">Confidence limit of the intrinsic <text:s/>relative error</text:span> <text:span text:style-name="T10">Δ</text:span><text:span text:style-name="T19">i</text:span><text:span text:style-name="T3">,</text:span> %</text:p>
          </table:table-cell>
          <table:table-cell table:style-name="t6.I2" office:value-type="string">
            <text:p text:style-name="P24">Limits of intrinsic relative</text:p>
            <text:p text:style-name="P10"><text:span text:style-name="T3">error</text:span>, % </text:p>
            <text:p text:style-name="P25">not above</text:p>
          </table:table-cell>
        </table:table-row>
        <table:table-row>
          <table:table-cell table:style-name="t6.A3" office:value-type="string">
            <text:p text:style-name="P12">Фон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5">$6-d0</text:p>
          </table:table-cell>
          <table:table-cell table:style-name="t6.D3" office:value-type="string">
            <text:section text:style-name="Sect1" text:name="Раздел26">
              <text:p text:style-name="P13">$6-bg0</text:p>
              <text:p text:style-name="P13">$6-bg1</text:p>
              <text:p text:style-name="P13">$6-bg2</text:p>
              <text:p text:style-name="P13">$6-bg3</text:p>
              <text:p text:style-name="P13">$6-bg4</text:p>
              <text:p text:style-name="P13">$6-bg5</text:p>
              <text:p text:style-name="P13">$6-bg6</text:p>
              <text:p text:style-name="P13">$6-bg7</text:p>
              <text:p text:style-name="P12"/>
            </text:section>
          </table:table-cell>
          <table:table-cell table:style-name="t6.B3" office:value-type="string">
            <text:p text:style-name="P5">$6-av-bg</text:p>
          </table:table-cell>
          <table:table-cell table:style-name="t6.B3" office:value-type="string">
            <text:p text:style-name="P5">---</text:p>
          </table:table-cell>
          <table:table-cell table:style-name="t6.B3" office:value-type="string">
            <text:p text:style-name="P5">---</text:p>
          </table:table-cell>
          <table:table-cell table:style-name="t6.B3" office:value-type="string">
            <text:p text:style-name="P5">---</text:p>
          </table:table-cell>
          <table:table-cell table:style-name="t6.I3" office:value-type="string">
            <text:p text:style-name="P6">---</text:p>
          </table:table-cell>
        </table:table-row>
        <table:table-row>
          <table:table-cell table:style-name="t6.A3" office:value-type="string">
            <text:p text:style-name="P4">0.80 Sv/h</text:p>
          </table:table-cell>
          <table:table-cell table:style-name="t6.B3" office:value-type="string">
            <text:p text:style-name="P5">$6-n0</text:p>
          </table:table-cell>
          <table:table-cell table:style-name="t6.B3" office:value-type="string">
            <text:p text:style-name="P5">$6-d0</text:p>
          </table:table-cell>
          <table:table-cell table:style-name="t6.D3" office:value-type="string">
            <text:section text:style-name="Sect1" text:name="Раздел27">
              <text:p text:style-name="P13">$6-m00</text:p>
              <text:p text:style-name="P13">$6-m01</text:p>
              <text:p text:style-name="P13">$6-m02</text:p>
              <text:p text:style-name="P13">$6-m03</text:p>
              <text:p text:style-name="P13">$6-m04</text:p>
              <text:p text:style-name="P13">$6-m05</text:p>
              <text:p text:style-name="P13">$6-m06</text:p>
              <text:p text:style-name="P13">$6-m07</text:p>
              <text:p text:style-name="P13"/>
            </text:section>
          </table:table-cell>
          <table:table-cell table:style-name="t6.B3" office:value-type="string">
            <text:p text:style-name="P5">$6-av0</text:p>
          </table:table-cell>
          <table:table-cell table:style-name="t6.B3" office:value-type="string">
            <text:p text:style-name="P5">$6-o0</text:p>
          </table:table-cell>
          <table:table-cell table:style-name="t6.B3" office:value-type="string">
            <text:p text:style-name="P5">$6-q0</text:p>
          </table:table-cell>
          <table:table-cell table:style-name="t6.B3" office:value-type="string">
            <text:p text:style-name="P5">$6-do0</text:p>
          </table:table-cell>
          <table:table-cell table:style-name="t6.I3" office:value-type="string">
            <text:p text:style-name="P9">±<text:span text:style-name="T13">30</text:span></text:p>
          </table:table-cell>
        </table:table-row>
        <table:table-row>
          <table:table-cell table:style-name="t6.A3" office:value-type="string">
            <text:p text:style-name="P4">4.0 mSv/h</text:p>
          </table:table-cell>
          <table:table-cell table:style-name="t6.B3" office:value-type="string">
            <text:p text:style-name="P5">$6-n1</text:p>
          </table:table-cell>
          <table:table-cell table:style-name="t6.B3" office:value-type="string">
            <text:p text:style-name="P5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13">$6-m11</text:p>
              <text:p text:style-name="P13">$6-m12</text:p>
              <text:p text:style-name="P13">$6-m13</text:p>
              <text:p text:style-name="P13">$6-m14</text:p>
            </text:section>
          </table:table-cell>
          <table:table-cell table:style-name="t6.B3" office:value-type="string">
            <text:p text:style-name="P5">$6-av1</text:p>
          </table:table-cell>
          <table:table-cell table:style-name="t6.B3" office:value-type="string">
            <text:p text:style-name="P5">$6-o1</text:p>
          </table:table-cell>
          <table:table-cell table:style-name="t6.B3" office:value-type="string">
            <text:p text:style-name="P5">$6-q1</text:p>
          </table:table-cell>
          <table:table-cell table:style-name="t6.B3" office:value-type="string">
            <text:p text:style-name="P5">$6-do1</text:p>
          </table:table-cell>
          <table:table-cell table:style-name="t6.I3" office:value-type="string">
            <text:p text:style-name="P9">±<text:span text:style-name="T13">15</text:span></text:p>
          </table:table-cell>
        </table:table-row>
        <table:table-row>
          <table:table-cell table:style-name="t6.A3" office:value-type="string">
            <text:p text:style-name="P4">800<text:span text:style-name="T13">.</text:span>0 mSv/h</text:p>
          </table:table-cell>
          <table:table-cell table:style-name="t6.B3" office:value-type="string">
            <text:p text:style-name="P5">$6-n2</text:p>
          </table:table-cell>
          <table:table-cell table:style-name="t6.B3" office:value-type="string">
            <text:p text:style-name="P5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13">$6-m21</text:p>
              <text:p text:style-name="P13">$6-m22</text:p>
              <text:p text:style-name="P13">$6-m23</text:p>
              <text:p text:style-name="P13">$6-m24</text:p>
            </text:section>
          </table:table-cell>
          <table:table-cell table:style-name="t6.B3" office:value-type="string">
            <text:p text:style-name="P5">$6-av2</text:p>
          </table:table-cell>
          <table:table-cell table:style-name="t6.B3" office:value-type="string">
            <text:p text:style-name="P5">$6-o2</text:p>
          </table:table-cell>
          <table:table-cell table:style-name="t6.B3" office:value-type="string">
            <text:p text:style-name="P5">$6-q2</text:p>
          </table:table-cell>
          <table:table-cell table:style-name="t6.B3" office:value-type="string">
            <text:p text:style-name="P5">$6-do2</text:p>
          </table:table-cell>
          <table:table-cell table:style-name="t6.I3" office:value-type="string">
            <text:p text:style-name="P9">±<text:span text:style-name="T13">15</text:span></text:p>
          </table:table-cell>
        </table:table-row>
        <table:table-row>
          <table:table-cell table:style-name="t6.A3" office:value-type="string">
            <text:p text:style-name="P4"><text:span text:style-name="T13">4.</text:span>0 Sv/h<text:line-break/><text:span text:style-name="T3">Hp(10)</text:span></text:p>
          </table:table-cell>
          <table:table-cell table:style-name="t6.B3" office:value-type="string">
            <text:p text:style-name="P5">$6-n<text:span text:style-name="T13">3</text:span></text:p>
          </table:table-cell>
          <table:table-cell table:style-name="t6.B3" office:value-type="string">
            <text:p text:style-name="P5">$6-d<text:span text:style-name="T13">3</text:span></text:p>
          </table:table-cell>
          <table:table-cell table:style-name="t6.D3" office:value-type="string">
            <text:section text:style-name="Sect1" text:name="Раздел55">
              <text:p text:style-name="P3">$6-<text:span text:style-name="T13">m30</text:span></text:p>
              <text:p text:style-name="P13">$6-<text:span text:style-name="T13">m31</text:span></text:p>
              <text:p text:style-name="P13">$6-<text:span text:style-name="T13">m32</text:span></text:p>
              <text:p text:style-name="P13">$6-<text:span text:style-name="T13">m33</text:span></text:p>
              <text:p text:style-name="P13">$6-<text:span text:style-name="T13">m34</text:span></text:p>
            </text:section>
          </table:table-cell>
          <table:table-cell table:style-name="t6.B3" office:value-type="string">
            <text:p text:style-name="P5">$6-av<text:span text:style-name="T13">3</text:span></text:p>
          </table:table-cell>
          <table:table-cell table:style-name="t6.B3" office:value-type="string">
            <text:p text:style-name="P5">$6-o<text:span text:style-name="T13">3</text:span></text:p>
          </table:table-cell>
          <table:table-cell table:style-name="t6.B3" office:value-type="string">
            <text:p text:style-name="P5">$6-q<text:span text:style-name="T13">3</text:span></text:p>
          </table:table-cell>
          <table:table-cell table:style-name="t6.B3" office:value-type="string">
            <text:p text:style-name="P5">$6-do<text:span text:style-name="T13">3</text:span></text:p>
          </table:table-cell>
          <table:table-cell table:style-name="t6.I3" office:value-type="string">
            <text:p text:style-name="P9">±<text:span text:style-name="T13">19</text:span></text:p>
          </table:table-cell>
        </table:table-row>
        <table:table-row>
          <table:table-cell table:style-name="t6.A8" office:value-type="string">
            <text:p text:style-name="P4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6.B8" office:value-type="string">
            <text:p text:style-name="P5">$6-n<text:span text:style-name="T13">4</text:span></text:p>
          </table:table-cell>
          <table:table-cell table:style-name="t6.B8" office:value-type="string">
            <text:p text:style-name="P5">$6-d<text:span text:style-name="T13">4</text:span></text:p>
          </table:table-cell>
          <table:table-cell table:style-name="t6.D8" office:value-type="string">
            <text:section text:style-name="Sect1" text:name="Раздел60">
              <text:p text:style-name="P3">$6-<text:span text:style-name="T13">m</text:span><text:span text:style-name="T3">4</text:span><text:span text:style-name="T13">0</text:span></text:p>
              <text:p text:style-name="P13">$6-<text:span text:style-name="T13">m</text:span><text:span text:style-name="T3">4</text:span><text:span text:style-name="T13">1</text:span></text:p>
              <text:p text:style-name="P13">$6-<text:span text:style-name="T13">m</text:span><text:span text:style-name="T3">4</text:span><text:span text:style-name="T13">2</text:span></text:p>
              <text:p text:style-name="P13">$6-<text:span text:style-name="T13">m</text:span><text:span text:style-name="T3">4</text:span><text:span text:style-name="T13">3</text:span></text:p>
              <text:p text:style-name="P13">$6-<text:span text:style-name="T13">m</text:span><text:span text:style-name="T3">4</text:span><text:span text:style-name="T13">4</text:span></text:p>
            </text:section>
          </table:table-cell>
          <table:table-cell table:style-name="t6.B8" office:value-type="string">
            <text:p text:style-name="P5">$6-av<text:span text:style-name="T13">4</text:span></text:p>
          </table:table-cell>
          <table:table-cell table:style-name="t6.B8" office:value-type="string">
            <text:p text:style-name="P5">$6-o<text:span text:style-name="T13">4</text:span></text:p>
          </table:table-cell>
          <table:table-cell table:style-name="t6.B8" office:value-type="string">
            <text:p text:style-name="P5">$6-q<text:span text:style-name="T13">4</text:span></text:p>
          </table:table-cell>
          <table:table-cell table:style-name="t6.B8" office:value-type="string">
            <text:p text:style-name="P5">$6-do<text:span text:style-name="T13">4</text:span></text:p>
          </table:table-cell>
          <table:table-cell table:style-name="t6.I8" office:value-type="string">
            <text:p text:style-name="P9">±<text:span text:style-name="T13">15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2"><text:span text:style-name="T6">AT3509 () s/n: </text:span><text:span text:style-name="T9"><text:s/></text:span><text:span text:style-name="T6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12"><text:span text:style-name="T11">Actual dose value</text:span>,</text:p>
            <text:p text:style-name="P12"><text:span text:style-name="T4">H</text:span><text:span text:style-name="T19">p</text:span><text:span text:style-name="T18">0</text:span></text:p>
          </table:table-cell>
          <table:table-cell table:style-name="s6.B2" table:number-rows-spanned="2" office:value-type="string">
            <text:p text:style-name="P48">Radiation source <text:s/>number</text:p>
          </table:table-cell>
          <table:table-cell table:style-name="s6.B2" table:number-rows-spanned="2" office:value-type="string">
            <text:p text:style-name="P14"><text:s text:c="2"/>d, cm<text:span text:style-name="T13"> <text:s/></text:span></text:p>
            <text:p text:style-name="P15">t, s</text:p>
          </table:table-cell>
          <table:table-cell table:style-name="s6.B2" table:number-columns-spanned="3" office:value-type="string">
            <text:p text:style-name="P56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4"><text:span text:style-name="T12">Relative <text:s/>measure-ment</text:span> <text:span text:style-name="T3">error</text:span></text:p>
            <text:p text:style-name="P49"><text:span text:style-name="T15">θ</text:span><text:span text:style-name="T21">пр</text:span><text:span text:style-name="T19">i</text:span><text:span text:style-name="T13">,</text:span> %</text:p>
          </table:table-cell>
          <table:table-cell table:style-name="s6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9">i</text:span><text:span text:style-name="T3">,</text:span> %</text:p>
          </table:table-cell>
          <table:table-cell table:style-name="s6.I2" table:number-rows-spanned="2" office:value-type="string">
            <text:p text:style-name="P10"><text:span text:style-name="T3">Limits of intrinsic relative error</text:span>, </text:p>
            <text:p text:style-name="P10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12"><text:span text:style-name="T4">H</text:span><text:span text:style-name="T19">pi</text:span></text:p>
          </table:table-cell>
          <table:table-cell table:style-name="s6.D3" office:value-type="string">
            <text:p text:style-name="P12"><text:span text:style-name="T4">H</text:span><text:span text:style-name="T19">pi </text:span><text:span text:style-name="T18">meas</text:span><text:span text:style-name="T17">.</text:span></text:p>
          </table:table-cell>
          <table:table-cell table:style-name="s6.D3" office:value-type="string">
            <text:p text:style-name="P12"><text:span text:style-name="T4">H</text:span><text:span text:style-name="T19">pi</text:span><text:span text:style-name="T20"> meas</text:span><text:span text:style-name="T23">.</text:span><text:span text:style-name="T29">-</text:span><text:span text:style-name="T4">H</text:span><text:span text:style-name="T19">p</text:span><text:span text:style-name="T18">0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4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6.B4" office:value-type="string">
            <text:p text:style-name="P5">$6-<text:span text:style-name="T3">dn_</text:span><text:span text:style-name="T13">3</text:span></text:p>
          </table:table-cell>
          <table:table-cell table:style-name="s6.B4" office:value-type="string">
            <text:p text:style-name="P8"><text:s text:c="2"/>$6-<text:span text:style-name="T3">dd_</text:span><text:span text:style-name="T13">3</text:span> <text:s/></text:p>
            <text:p text:style-name="P7"><text:span text:style-name="T13">36</text:span>0c</text:p>
          </table:table-cell>
          <table:table-cell table:style-name="s6.B4" office:value-type="string">
            <text:p text:style-name="P5">$6-d_dev<text:span text:style-name="T3">_</text:span><text:span text:style-name="T13">3</text:span></text:p>
          </table:table-cell>
          <table:table-cell table:style-name="s6.B4" office:value-type="string">
            <text:p text:style-name="P5">$6-dose<text:span text:style-name="T3">_</text:span><text:span text:style-name="T13">3</text:span></text:p>
          </table:table-cell>
          <table:table-cell table:style-name="s6.B4" office:value-type="string">
            <text:p text:style-name="P5">$6-d_res<text:span text:style-name="T3">_</text:span><text:span text:style-name="T13">3</text:span></text:p>
          </table:table-cell>
          <table:table-cell table:style-name="s6.B4" office:value-type="string">
            <text:p text:style-name="P5">$6-o_pog<text:span text:style-name="T3">_</text:span><text:span text:style-name="T13">3</text:span></text:p>
          </table:table-cell>
          <table:table-cell table:style-name="s6.B4" office:value-type="string">
            <text:p text:style-name="P5">$6-d_gran<text:span text:style-name="T3">_</text:span><text:span text:style-name="T13">3</text:span></text:p>
          </table:table-cell>
          <table:table-cell table:style-name="s6.I4" office:value-type="string">
            <text:p text:style-name="P4">±<text:span text:style-name="T3">30</text:span></text:p>
          </table:table-cell>
        </table:table-row>
        <table:table-row>
          <table:table-cell table:style-name="s6.A4" office:value-type="string">
            <text:p text:style-name="P4">4.0 мЗв<text:line-break/><text:span text:style-name="T3">Hp(10)</text:span></text:p>
          </table:table-cell>
          <table:table-cell table:style-name="s6.B4" office:value-type="string">
            <text:p text:style-name="P5">$6-<text:span text:style-name="T3">dn</text:span></text:p>
          </table:table-cell>
          <table:table-cell table:style-name="s6.B4" office:value-type="string">
            <text:p text:style-name="P8"><text:s text:c="2"/>$6-<text:span text:style-name="T3">dd</text:span> <text:s/></text:p>
            <text:p text:style-name="P7">180c</text:p>
          </table:table-cell>
          <table:table-cell table:style-name="s6.B4" office:value-type="string">
            <text:p text:style-name="P5">$6-d_dev</text:p>
          </table:table-cell>
          <table:table-cell table:style-name="s6.B4" office:value-type="string">
            <text:p text:style-name="P5">$6-dose</text:p>
          </table:table-cell>
          <table:table-cell table:style-name="s6.B4" office:value-type="string">
            <text:p text:style-name="P5">$6-d_res</text:p>
          </table:table-cell>
          <table:table-cell table:style-name="s6.B4" office:value-type="string">
            <text:p text:style-name="P5">$6-o_pog</text:p>
          </table:table-cell>
          <table:table-cell table:style-name="s6.B4" office:value-type="string">
            <text:p text:style-name="P5">$6-d_gran</text:p>
          </table:table-cell>
          <table:table-cell table:style-name="s6.I4" office:value-type="string">
            <text:p text:style-name="P4">±<text:span text:style-name="T13">15</text:span></text:p>
          </table:table-cell>
        </table:table-row>
        <table:table-row>
          <table:table-cell table:style-name="s6.A6" office:value-type="string">
            <text:p text:style-name="P4">4.0 <text:span text:style-name="T13">мкЗв</text:span></text:p>
            <text:p text:style-name="P6">Hp(0.07)</text:p>
          </table:table-cell>
          <table:table-cell table:style-name="s6.B6" office:value-type="string">
            <text:p text:style-name="P5">$6-<text:span text:style-name="T3">dn_2</text:span></text:p>
          </table:table-cell>
          <table:table-cell table:style-name="s6.B6" office:value-type="string">
            <text:p text:style-name="P8"><text:s text:c="2"/>$6-<text:span text:style-name="T3">dd_2</text:span> <text:s/></text:p>
            <text:p text:style-name="P7">360c</text:p>
          </table:table-cell>
          <table:table-cell table:style-name="s6.B6" office:value-type="string">
            <text:p text:style-name="P5">$6-d_dev_<text:span text:style-name="T3">2</text:span></text:p>
          </table:table-cell>
          <table:table-cell table:style-name="s6.B6" office:value-type="string">
            <text:p text:style-name="P5">$6-dose_<text:span text:style-name="T3">2</text:span></text:p>
          </table:table-cell>
          <table:table-cell table:style-name="s6.B6" office:value-type="string">
            <text:p text:style-name="P5">$6-d_res_<text:span text:style-name="T3">2</text:span></text:p>
          </table:table-cell>
          <table:table-cell table:style-name="s6.B6" office:value-type="string">
            <text:p text:style-name="P5">$6-o_pog_<text:span text:style-name="T3">2</text:span></text:p>
          </table:table-cell>
          <table:table-cell table:style-name="s6.B6" office:value-type="string">
            <text:p text:style-name="P5">$6-d_gran_<text:span text:style-name="T3">2</text:span></text:p>
          </table:table-cell>
          <table:table-cell table:style-name="s6.I6" office:value-type="string">
            <text:p text:style-name="P4">±<text:span text:style-name="T13">15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2"><text:span text:style-name="T6">AT3509 () s/n: </text:span><text:span text:style-name="T6"><text:s/>зав. №</text:span><text:span text:style-name="T9"> </text:span><text:span text:style-name="T6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9">Dose rate at check point,</text:p>
            <text:p text:style-name="P21"><text:span text:style-name="T24">Ḣ</text:span><text:span text:style-name="T19">oi</text:span></text:p>
          </table:table-cell>
          <table:table-cell table:style-name="t7.B2" office:value-type="string">
            <text:p text:style-name="P48">Radia-tion source <text:s/>number</text:p>
          </table:table-cell>
          <table:table-cell table:style-name="t7.B2" office:value-type="string">
            <text:p text:style-name="P4"><text:span text:style-name="T3">Distance to source</text:span>, </text:p>
            <text:p text:style-name="P20">R, сm</text:p>
          </table:table-cell>
          <table:table-cell table:style-name="t7.B2" office:value-type="string">
            <text:p text:style-name="P52"><text:span text:style-name="T3">Dose rate measurement at check point</text:span>,</text:p>
            <text:p text:style-name="P52"><text:span text:style-name="T24">Ḣ</text:span><text:span text:style-name="T51">*</text:span><text:span text:style-name="T19">i</text:span></text:p>
          </table:table-cell>
          <table:table-cell table:style-name="t7.B2" office:value-type="string">
            <text:p text:style-name="P57"><text:span text:style-name="T3">Average value</text:span>, </text:p>
            <text:p text:style-name="P58"><text:span text:style-name="T4">H</text:span><text:span text:style-name="T19">pi</text:span></text:p>
          </table:table-cell>
          <table:table-cell table:style-name="t7.B2" office:value-type="string">
            <text:p text:style-name="P4"><text:span text:style-name="T12">Relative <text:s/>measure-ment</text:span> <text:span text:style-name="T3">error</text:span></text:p>
            <text:p text:style-name="P49"><text:span text:style-name="T15">θ</text:span><text:span text:style-name="T21">пр</text:span><text:span text:style-name="T19">i</text:span><text:span text:style-name="T13">,</text:span> %</text:p>
          </table:table-cell>
          <table:table-cell table:style-name="t7.B2" office:value-type="string">
            <text:p text:style-name="P23"><text:span text:style-name="T52">Relative standard deviation</text:span>,</text:p>
            <text:p text:style-name="P23"><text:span text:style-name="T3">S</text:span><text:span text:style-name="T19">i</text:span><text:span text:style-name="T3">, %</text:span></text:p>
          </table:table-cell>
          <table:table-cell table:style-name="t7.B2" office:value-type="string">
            <text:p text:style-name="P28"><text:span text:style-name="T3">Confidence limit of the intrinsic <text:s/>relative error</text:span> <text:span text:style-name="T10">Δ</text:span><text:span text:style-name="T19">i</text:span><text:span text:style-name="T3">,</text:span> %</text:p>
          </table:table-cell>
          <table:table-cell table:style-name="t7.I2" office:value-type="string">
            <text:p text:style-name="P24">Limits of intrinsic relative</text:p>
            <text:p text:style-name="P10"><text:span text:style-name="T3">error</text:span>, % </text:p>
            <text:p text:style-name="P25">not above</text:p>
          </table:table-cell>
        </table:table-row>
        <table:table-row>
          <table:table-cell table:style-name="t7.A3" office:value-type="string">
            <text:p text:style-name="P12">Фон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5">$7-d0</text:p>
          </table:table-cell>
          <table:table-cell table:style-name="t7.D3" office:value-type="string">
            <text:section text:style-name="Sect1" text:name="Раздел31">
              <text:p text:style-name="P13">$7-bg0</text:p>
              <text:p text:style-name="P13">$7-bg1</text:p>
              <text:p text:style-name="P13">$7-bg2</text:p>
              <text:p text:style-name="P13">$7-bg3</text:p>
              <text:p text:style-name="P13">$7-bg4</text:p>
              <text:p text:style-name="P13">$7-bg5</text:p>
              <text:p text:style-name="P13">$7-bg6</text:p>
              <text:p text:style-name="P13">$7-bg7</text:p>
              <text:p text:style-name="P12"/>
            </text:section>
          </table:table-cell>
          <table:table-cell table:style-name="t7.B3" office:value-type="string">
            <text:p text:style-name="P5">$7-av-bg</text:p>
          </table:table-cell>
          <table:table-cell table:style-name="t7.B3" office:value-type="string">
            <text:p text:style-name="P5">---</text:p>
          </table:table-cell>
          <table:table-cell table:style-name="t7.B3" office:value-type="string">
            <text:p text:style-name="P5">---</text:p>
          </table:table-cell>
          <table:table-cell table:style-name="t7.B3" office:value-type="string">
            <text:p text:style-name="P5">---</text:p>
          </table:table-cell>
          <table:table-cell table:style-name="t7.I3" office:value-type="string">
            <text:p text:style-name="P6">---</text:p>
          </table:table-cell>
        </table:table-row>
        <table:table-row>
          <table:table-cell table:style-name="t7.A3" office:value-type="string">
            <text:p text:style-name="P4">0.80 Sv/h</text:p>
          </table:table-cell>
          <table:table-cell table:style-name="t7.B3" office:value-type="string">
            <text:p text:style-name="P5">$7-n0</text:p>
          </table:table-cell>
          <table:table-cell table:style-name="t7.B3" office:value-type="string">
            <text:p text:style-name="P5">$7-d0</text:p>
          </table:table-cell>
          <table:table-cell table:style-name="t7.D3" office:value-type="string">
            <text:section text:style-name="Sect1" text:name="Раздел32">
              <text:p text:style-name="P13">$7-m00</text:p>
              <text:p text:style-name="P13">$7-m01</text:p>
              <text:p text:style-name="P13">$7-m02</text:p>
              <text:p text:style-name="P13">$7-m03</text:p>
              <text:p text:style-name="P13">$7-m04</text:p>
              <text:p text:style-name="P13">$7-m05</text:p>
              <text:p text:style-name="P13">$7-m06</text:p>
              <text:p text:style-name="P13">$7-m07</text:p>
              <text:p text:style-name="P13"/>
            </text:section>
          </table:table-cell>
          <table:table-cell table:style-name="t7.B3" office:value-type="string">
            <text:p text:style-name="P5">$7-av0</text:p>
          </table:table-cell>
          <table:table-cell table:style-name="t7.B3" office:value-type="string">
            <text:p text:style-name="P5">$7-o0</text:p>
          </table:table-cell>
          <table:table-cell table:style-name="t7.B3" office:value-type="string">
            <text:p text:style-name="P5">$7-q0</text:p>
          </table:table-cell>
          <table:table-cell table:style-name="t7.B3" office:value-type="string">
            <text:p text:style-name="P5">$7-do0</text:p>
          </table:table-cell>
          <table:table-cell table:style-name="t7.I3" office:value-type="string">
            <text:p text:style-name="P9">±<text:span text:style-name="T13">30</text:span></text:p>
          </table:table-cell>
        </table:table-row>
        <table:table-row>
          <table:table-cell table:style-name="t7.A3" office:value-type="string">
            <text:p text:style-name="P4">4.0 mSv/h</text:p>
          </table:table-cell>
          <table:table-cell table:style-name="t7.B3" office:value-type="string">
            <text:p text:style-name="P5">$7-n1</text:p>
          </table:table-cell>
          <table:table-cell table:style-name="t7.B3" office:value-type="string">
            <text:p text:style-name="P5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13">$7-m11</text:p>
              <text:p text:style-name="P13">$7-m12</text:p>
              <text:p text:style-name="P13">$7-m13</text:p>
              <text:p text:style-name="P13">$7-m14</text:p>
            </text:section>
          </table:table-cell>
          <table:table-cell table:style-name="t7.B3" office:value-type="string">
            <text:p text:style-name="P5">$7-av1</text:p>
          </table:table-cell>
          <table:table-cell table:style-name="t7.B3" office:value-type="string">
            <text:p text:style-name="P5">$7-o1</text:p>
          </table:table-cell>
          <table:table-cell table:style-name="t7.B3" office:value-type="string">
            <text:p text:style-name="P5">$7-q1</text:p>
          </table:table-cell>
          <table:table-cell table:style-name="t7.B3" office:value-type="string">
            <text:p text:style-name="P5">$7-do1</text:p>
          </table:table-cell>
          <table:table-cell table:style-name="t7.I3" office:value-type="string">
            <text:p text:style-name="P9">±<text:span text:style-name="T13">15</text:span></text:p>
          </table:table-cell>
        </table:table-row>
        <table:table-row>
          <table:table-cell table:style-name="t7.A3" office:value-type="string">
            <text:p text:style-name="P4">800<text:span text:style-name="T13">.</text:span>0 mSv/h</text:p>
          </table:table-cell>
          <table:table-cell table:style-name="t7.B3" office:value-type="string">
            <text:p text:style-name="P5">$7-n2</text:p>
          </table:table-cell>
          <table:table-cell table:style-name="t7.B3" office:value-type="string">
            <text:p text:style-name="P5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13">$7-m21</text:p>
              <text:p text:style-name="P13">$7-m22</text:p>
              <text:p text:style-name="P13">$7-m23</text:p>
              <text:p text:style-name="P13">$7-m24</text:p>
            </text:section>
          </table:table-cell>
          <table:table-cell table:style-name="t7.B3" office:value-type="string">
            <text:p text:style-name="P5">$7-av2</text:p>
          </table:table-cell>
          <table:table-cell table:style-name="t7.B3" office:value-type="string">
            <text:p text:style-name="P5">$7-o2</text:p>
          </table:table-cell>
          <table:table-cell table:style-name="t7.B3" office:value-type="string">
            <text:p text:style-name="P5">$7-q2</text:p>
          </table:table-cell>
          <table:table-cell table:style-name="t7.B3" office:value-type="string">
            <text:p text:style-name="P5">$7-do2</text:p>
          </table:table-cell>
          <table:table-cell table:style-name="t7.I3" office:value-type="string">
            <text:p text:style-name="P9">±<text:span text:style-name="T13">15</text:span></text:p>
          </table:table-cell>
        </table:table-row>
        <table:table-row>
          <table:table-cell table:style-name="t7.A3" office:value-type="string">
            <text:p text:style-name="P4"><text:span text:style-name="T13">4.</text:span>0 Sv/h<text:line-break/><text:span text:style-name="T3">Hp(10)</text:span></text:p>
          </table:table-cell>
          <table:table-cell table:style-name="t7.B3" office:value-type="string">
            <text:p text:style-name="P5">$7-n<text:span text:style-name="T13">3</text:span></text:p>
          </table:table-cell>
          <table:table-cell table:style-name="t7.B3" office:value-type="string">
            <text:p text:style-name="P5">$7-d<text:span text:style-name="T13">3</text:span></text:p>
          </table:table-cell>
          <table:table-cell table:style-name="t7.D3" office:value-type="string">
            <text:section text:style-name="Sect1" text:name="Раздел61">
              <text:p text:style-name="P3">$7-<text:span text:style-name="T13">m30</text:span></text:p>
              <text:p text:style-name="P13">$7-<text:span text:style-name="T13">m31</text:span></text:p>
              <text:p text:style-name="P13">$7-<text:span text:style-name="T13">m32</text:span></text:p>
              <text:p text:style-name="P13">$7-<text:span text:style-name="T13">m33</text:span></text:p>
              <text:p text:style-name="P13">$7-<text:span text:style-name="T13">m34</text:span></text:p>
            </text:section>
          </table:table-cell>
          <table:table-cell table:style-name="t7.B3" office:value-type="string">
            <text:p text:style-name="P5">$7-av<text:span text:style-name="T13">3</text:span></text:p>
          </table:table-cell>
          <table:table-cell table:style-name="t7.B3" office:value-type="string">
            <text:p text:style-name="P5">$7-o<text:span text:style-name="T13">3</text:span></text:p>
          </table:table-cell>
          <table:table-cell table:style-name="t7.B3" office:value-type="string">
            <text:p text:style-name="P5">$7-q<text:span text:style-name="T13">3</text:span></text:p>
          </table:table-cell>
          <table:table-cell table:style-name="t7.B3" office:value-type="string">
            <text:p text:style-name="P5">$7-do<text:span text:style-name="T13">3</text:span></text:p>
          </table:table-cell>
          <table:table-cell table:style-name="t7.I3" office:value-type="string">
            <text:p text:style-name="P9">±<text:span text:style-name="T13">19</text:span></text:p>
          </table:table-cell>
        </table:table-row>
        <table:table-row>
          <table:table-cell table:style-name="t7.A8" office:value-type="string">
            <text:p text:style-name="P4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7.B8" office:value-type="string">
            <text:p text:style-name="P5">$7-n<text:span text:style-name="T13">4</text:span></text:p>
          </table:table-cell>
          <table:table-cell table:style-name="t7.B8" office:value-type="string">
            <text:p text:style-name="P5">$7-d<text:span text:style-name="T13">4</text:span></text:p>
          </table:table-cell>
          <table:table-cell table:style-name="t7.D8" office:value-type="string">
            <text:section text:style-name="Sect1" text:name="Раздел62">
              <text:p text:style-name="P3">$7-<text:span text:style-name="T13">m</text:span><text:span text:style-name="T3">4</text:span><text:span text:style-name="T13">0</text:span></text:p>
              <text:p text:style-name="P13">$7-<text:span text:style-name="T13">m</text:span><text:span text:style-name="T3">4</text:span><text:span text:style-name="T13">1</text:span></text:p>
              <text:p text:style-name="P13">$7-<text:span text:style-name="T13">m</text:span><text:span text:style-name="T3">4</text:span><text:span text:style-name="T13">2</text:span></text:p>
              <text:p text:style-name="P13">$7-<text:span text:style-name="T13">m</text:span><text:span text:style-name="T3">4</text:span><text:span text:style-name="T13">3</text:span></text:p>
              <text:p text:style-name="P13">$7-<text:span text:style-name="T13">m</text:span><text:span text:style-name="T3">4</text:span><text:span text:style-name="T13">4</text:span></text:p>
            </text:section>
          </table:table-cell>
          <table:table-cell table:style-name="t7.B8" office:value-type="string">
            <text:p text:style-name="P5">$7-av<text:span text:style-name="T13">4</text:span></text:p>
          </table:table-cell>
          <table:table-cell table:style-name="t7.B8" office:value-type="string">
            <text:p text:style-name="P5">$7-o<text:span text:style-name="T13">4</text:span></text:p>
          </table:table-cell>
          <table:table-cell table:style-name="t7.B8" office:value-type="string">
            <text:p text:style-name="P5">$7-q<text:span text:style-name="T13">4</text:span></text:p>
          </table:table-cell>
          <table:table-cell table:style-name="t7.B8" office:value-type="string">
            <text:p text:style-name="P5">$7-do<text:span text:style-name="T13">4</text:span></text:p>
          </table:table-cell>
          <table:table-cell table:style-name="t7.I8" office:value-type="string">
            <text:p text:style-name="P9">±<text:span text:style-name="T13">15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2"><text:span text:style-name="T6">AT3509 () s/n: </text:span><text:span text:style-name="T9"><text:s/></text:span><text:span text:style-name="T6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12"><text:span text:style-name="T11">Actual dose value</text:span>,</text:p>
            <text:p text:style-name="P12"><text:span text:style-name="T4">H</text:span><text:span text:style-name="T19">p</text:span><text:span text:style-name="T18">0</text:span></text:p>
          </table:table-cell>
          <table:table-cell table:style-name="s7.B2" table:number-rows-spanned="2" office:value-type="string">
            <text:p text:style-name="P48">Radiation source <text:s/>number</text:p>
          </table:table-cell>
          <table:table-cell table:style-name="s7.B2" table:number-rows-spanned="2" office:value-type="string">
            <text:p text:style-name="P14"><text:s text:c="2"/>d, cm<text:span text:style-name="T13"> <text:s/></text:span></text:p>
            <text:p text:style-name="P15">t, s</text:p>
          </table:table-cell>
          <table:table-cell table:style-name="s7.B2" table:number-columns-spanned="3" office:value-type="string">
            <text:p text:style-name="P56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4"><text:span text:style-name="T12">Relative <text:s/>measure-ment</text:span> <text:span text:style-name="T3">error</text:span></text:p>
            <text:p text:style-name="P49"><text:span text:style-name="T15">θ</text:span><text:span text:style-name="T21">пр</text:span><text:span text:style-name="T19">i</text:span><text:span text:style-name="T13">,</text:span> %</text:p>
          </table:table-cell>
          <table:table-cell table:style-name="s7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9">i</text:span><text:span text:style-name="T3">,</text:span> %</text:p>
          </table:table-cell>
          <table:table-cell table:style-name="s7.I2" table:number-rows-spanned="2" office:value-type="string">
            <text:p text:style-name="P10"><text:span text:style-name="T3">Limits of intrinsic relative error</text:span>, </text:p>
            <text:p text:style-name="P10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12"><text:span text:style-name="T4">H</text:span><text:span text:style-name="T19">pi</text:span></text:p>
          </table:table-cell>
          <table:table-cell table:style-name="s7.D3" office:value-type="string">
            <text:p text:style-name="P12"><text:span text:style-name="T4">H</text:span><text:span text:style-name="T19">pi </text:span><text:span text:style-name="T18">meas</text:span><text:span text:style-name="T17">.</text:span></text:p>
          </table:table-cell>
          <table:table-cell table:style-name="s7.D3" office:value-type="string">
            <text:p text:style-name="P12"><text:span text:style-name="T4">H</text:span><text:span text:style-name="T19">pi</text:span><text:span text:style-name="T20"> meas</text:span><text:span text:style-name="T23">.</text:span><text:span text:style-name="T29">-</text:span><text:span text:style-name="T4">H</text:span><text:span text:style-name="T19">p</text:span><text:span text:style-name="T18">0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4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7.B4" office:value-type="string">
            <text:p text:style-name="P5">$7-<text:span text:style-name="T3">dn_</text:span><text:span text:style-name="T13">3</text:span></text:p>
          </table:table-cell>
          <table:table-cell table:style-name="s7.B4" office:value-type="string">
            <text:p text:style-name="P8"><text:s text:c="2"/>$7-<text:span text:style-name="T3">dd_</text:span><text:span text:style-name="T13">3</text:span> <text:s/></text:p>
            <text:p text:style-name="P7"><text:span text:style-name="T13">36</text:span>0c</text:p>
          </table:table-cell>
          <table:table-cell table:style-name="s7.B4" office:value-type="string">
            <text:p text:style-name="P5">$7-d_dev<text:span text:style-name="T3">_</text:span><text:span text:style-name="T13">3</text:span></text:p>
          </table:table-cell>
          <table:table-cell table:style-name="s7.B4" office:value-type="string">
            <text:p text:style-name="P5">$7-dose<text:span text:style-name="T3">_</text:span><text:span text:style-name="T13">3</text:span></text:p>
          </table:table-cell>
          <table:table-cell table:style-name="s7.B4" office:value-type="string">
            <text:p text:style-name="P5">$7-d_res<text:span text:style-name="T3">_</text:span><text:span text:style-name="T13">3</text:span></text:p>
          </table:table-cell>
          <table:table-cell table:style-name="s7.B4" office:value-type="string">
            <text:p text:style-name="P5">$7-o_pog<text:span text:style-name="T3">_</text:span><text:span text:style-name="T13">3</text:span></text:p>
          </table:table-cell>
          <table:table-cell table:style-name="s7.B4" office:value-type="string">
            <text:p text:style-name="P5">$7-d_gran<text:span text:style-name="T3">_</text:span><text:span text:style-name="T13">3</text:span></text:p>
          </table:table-cell>
          <table:table-cell table:style-name="s7.I4" office:value-type="string">
            <text:p text:style-name="P4">±<text:span text:style-name="T3">30</text:span></text:p>
          </table:table-cell>
        </table:table-row>
        <table:table-row>
          <table:table-cell table:style-name="s7.A4" office:value-type="string">
            <text:p text:style-name="P4">4.0 мЗв<text:line-break/><text:span text:style-name="T3">Hp(10)</text:span></text:p>
          </table:table-cell>
          <table:table-cell table:style-name="s7.B4" office:value-type="string">
            <text:p text:style-name="P5">$7-<text:span text:style-name="T3">dn</text:span></text:p>
          </table:table-cell>
          <table:table-cell table:style-name="s7.B4" office:value-type="string">
            <text:p text:style-name="P8"><text:s text:c="2"/>$7-<text:span text:style-name="T3">dd</text:span> <text:s/></text:p>
            <text:p text:style-name="P7">180c</text:p>
          </table:table-cell>
          <table:table-cell table:style-name="s7.B4" office:value-type="string">
            <text:p text:style-name="P5">$7-d_dev</text:p>
          </table:table-cell>
          <table:table-cell table:style-name="s7.B4" office:value-type="string">
            <text:p text:style-name="P5">$7-dose</text:p>
          </table:table-cell>
          <table:table-cell table:style-name="s7.B4" office:value-type="string">
            <text:p text:style-name="P5">$7-d_res</text:p>
          </table:table-cell>
          <table:table-cell table:style-name="s7.B4" office:value-type="string">
            <text:p text:style-name="P5">$7-o_pog</text:p>
          </table:table-cell>
          <table:table-cell table:style-name="s7.B4" office:value-type="string">
            <text:p text:style-name="P5">$7-d_gran</text:p>
          </table:table-cell>
          <table:table-cell table:style-name="s7.I4" office:value-type="string">
            <text:p text:style-name="P4">±<text:span text:style-name="T13">15</text:span></text:p>
          </table:table-cell>
        </table:table-row>
        <table:table-row>
          <table:table-cell table:style-name="s7.A6" office:value-type="string">
            <text:p text:style-name="P4">4.0 <text:span text:style-name="T13">мкЗв</text:span></text:p>
            <text:p text:style-name="P6">Hp(0.07)</text:p>
          </table:table-cell>
          <table:table-cell table:style-name="s7.B6" office:value-type="string">
            <text:p text:style-name="P5">$7-<text:span text:style-name="T3">dn_2</text:span></text:p>
          </table:table-cell>
          <table:table-cell table:style-name="s7.B6" office:value-type="string">
            <text:p text:style-name="P8"><text:s text:c="2"/>$7-<text:span text:style-name="T3">dd_2</text:span> <text:s/></text:p>
            <text:p text:style-name="P7">360c</text:p>
          </table:table-cell>
          <table:table-cell table:style-name="s7.B6" office:value-type="string">
            <text:p text:style-name="P5">$7-d_dev_<text:span text:style-name="T3">2</text:span></text:p>
          </table:table-cell>
          <table:table-cell table:style-name="s7.B6" office:value-type="string">
            <text:p text:style-name="P5">$7-dose_<text:span text:style-name="T3">2</text:span></text:p>
          </table:table-cell>
          <table:table-cell table:style-name="s7.B6" office:value-type="string">
            <text:p text:style-name="P5">$7-d_res_<text:span text:style-name="T3">2</text:span></text:p>
          </table:table-cell>
          <table:table-cell table:style-name="s7.B6" office:value-type="string">
            <text:p text:style-name="P5">$7-o_pog_<text:span text:style-name="T3">2</text:span></text:p>
          </table:table-cell>
          <table:table-cell table:style-name="s7.B6" office:value-type="string">
            <text:p text:style-name="P5">$7-d_gran_<text:span text:style-name="T3">2</text:span></text:p>
          </table:table-cell>
          <table:table-cell table:style-name="s7.I6" office:value-type="string">
            <text:p text:style-name="P4">±<text:span text:style-name="T13">15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2"><text:span text:style-name="T6">AT3509 () s/n: </text:span><text:span text:style-name="T6"><text:s/>зав. №</text:span><text:span text:style-name="T9"> </text:span><text:span text:style-name="T6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9">Dose rate at check point,</text:p>
            <text:p text:style-name="P21"><text:span text:style-name="T24">Ḣ</text:span><text:span text:style-name="T19">oi</text:span></text:p>
          </table:table-cell>
          <table:table-cell table:style-name="t8.B2" office:value-type="string">
            <text:p text:style-name="P48">Radia-tion source <text:s/>number</text:p>
          </table:table-cell>
          <table:table-cell table:style-name="t8.B2" office:value-type="string">
            <text:p text:style-name="P4"><text:span text:style-name="T3">Distance to source</text:span>, </text:p>
            <text:p text:style-name="P20">R, сm</text:p>
          </table:table-cell>
          <table:table-cell table:style-name="t8.B2" office:value-type="string">
            <text:p text:style-name="P52"><text:span text:style-name="T3">Dose rate measurement at check point</text:span>,</text:p>
            <text:p text:style-name="P52"><text:span text:style-name="T24">Ḣ</text:span><text:span text:style-name="T51">*</text:span><text:span text:style-name="T19">i</text:span></text:p>
          </table:table-cell>
          <table:table-cell table:style-name="t8.B2" office:value-type="string">
            <text:p text:style-name="P57"><text:span text:style-name="T3">Average value</text:span>, </text:p>
            <text:p text:style-name="P58"><text:span text:style-name="T4">H</text:span><text:span text:style-name="T19">pi</text:span></text:p>
          </table:table-cell>
          <table:table-cell table:style-name="t8.B2" office:value-type="string">
            <text:p text:style-name="P4"><text:span text:style-name="T12">Relative <text:s/>measure-ment</text:span> <text:span text:style-name="T3">error</text:span></text:p>
            <text:p text:style-name="P49"><text:span text:style-name="T15">θ</text:span><text:span text:style-name="T21">пр</text:span><text:span text:style-name="T19">i</text:span><text:span text:style-name="T13">,</text:span> %</text:p>
          </table:table-cell>
          <table:table-cell table:style-name="t8.B2" office:value-type="string">
            <text:p text:style-name="P23"><text:span text:style-name="T52">Relative standard deviation</text:span>,</text:p>
            <text:p text:style-name="P23"><text:span text:style-name="T3">S</text:span><text:span text:style-name="T19">i</text:span><text:span text:style-name="T3">, %</text:span></text:p>
          </table:table-cell>
          <table:table-cell table:style-name="t8.B2" office:value-type="string">
            <text:p text:style-name="P28"><text:span text:style-name="T3">Confidence limit of the intrinsic <text:s/>relative error</text:span> <text:span text:style-name="T10">Δ</text:span><text:span text:style-name="T19">i</text:span><text:span text:style-name="T3">,</text:span> %</text:p>
          </table:table-cell>
          <table:table-cell table:style-name="t8.I2" office:value-type="string">
            <text:p text:style-name="P24">Limits of intrinsic relative</text:p>
            <text:p text:style-name="P10"><text:span text:style-name="T3">error</text:span>, % </text:p>
            <text:p text:style-name="P25">not above</text:p>
          </table:table-cell>
        </table:table-row>
        <table:table-row>
          <table:table-cell table:style-name="t8.A3" office:value-type="string">
            <text:p text:style-name="P12">Фон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5">$8-d0</text:p>
          </table:table-cell>
          <table:table-cell table:style-name="t8.D3" office:value-type="string">
            <text:section text:style-name="Sect1" text:name="Раздел36">
              <text:p text:style-name="P13">$8-bg0</text:p>
              <text:p text:style-name="P13">$8-bg1</text:p>
              <text:p text:style-name="P13">$8-bg2</text:p>
              <text:p text:style-name="P13">$8-bg3</text:p>
              <text:p text:style-name="P13">$8-bg4</text:p>
              <text:p text:style-name="P13">$8-bg5</text:p>
              <text:p text:style-name="P13">$8-bg6</text:p>
              <text:p text:style-name="P13">$8-bg7</text:p>
              <text:p text:style-name="P12"/>
            </text:section>
          </table:table-cell>
          <table:table-cell table:style-name="t8.B3" office:value-type="string">
            <text:p text:style-name="P5">$8-av-bg</text:p>
          </table:table-cell>
          <table:table-cell table:style-name="t8.B3" office:value-type="string">
            <text:p text:style-name="P5">---</text:p>
          </table:table-cell>
          <table:table-cell table:style-name="t8.B3" office:value-type="string">
            <text:p text:style-name="P5">---</text:p>
          </table:table-cell>
          <table:table-cell table:style-name="t8.B3" office:value-type="string">
            <text:p text:style-name="P5">---</text:p>
          </table:table-cell>
          <table:table-cell table:style-name="t8.I3" office:value-type="string">
            <text:p text:style-name="P6">---</text:p>
          </table:table-cell>
        </table:table-row>
        <table:table-row>
          <table:table-cell table:style-name="t8.A3" office:value-type="string">
            <text:p text:style-name="P4">0.80 Sv/h</text:p>
          </table:table-cell>
          <table:table-cell table:style-name="t8.B3" office:value-type="string">
            <text:p text:style-name="P5">$8-n0</text:p>
          </table:table-cell>
          <table:table-cell table:style-name="t8.B3" office:value-type="string">
            <text:p text:style-name="P5">$8-d0</text:p>
          </table:table-cell>
          <table:table-cell table:style-name="t8.D3" office:value-type="string">
            <text:section text:style-name="Sect1" text:name="Раздел37">
              <text:p text:style-name="P13">$8-m00</text:p>
              <text:p text:style-name="P13">$8-m01</text:p>
              <text:p text:style-name="P13">$8-m02</text:p>
              <text:p text:style-name="P13">$8-m03</text:p>
              <text:p text:style-name="P13">$8-m04</text:p>
              <text:p text:style-name="P13">$8-m05</text:p>
              <text:p text:style-name="P13">$8-m06</text:p>
              <text:p text:style-name="P13">$8-m07</text:p>
              <text:p text:style-name="P13"/>
            </text:section>
          </table:table-cell>
          <table:table-cell table:style-name="t8.B3" office:value-type="string">
            <text:p text:style-name="P5">$8-av0</text:p>
          </table:table-cell>
          <table:table-cell table:style-name="t8.B3" office:value-type="string">
            <text:p text:style-name="P5">$8-o0</text:p>
          </table:table-cell>
          <table:table-cell table:style-name="t8.B3" office:value-type="string">
            <text:p text:style-name="P5">$8-q0</text:p>
          </table:table-cell>
          <table:table-cell table:style-name="t8.B3" office:value-type="string">
            <text:p text:style-name="P5">$8-do0</text:p>
          </table:table-cell>
          <table:table-cell table:style-name="t8.I3" office:value-type="string">
            <text:p text:style-name="P9">±<text:span text:style-name="T13">30</text:span></text:p>
          </table:table-cell>
        </table:table-row>
        <table:table-row>
          <table:table-cell table:style-name="t8.A3" office:value-type="string">
            <text:p text:style-name="P4">4.0 mSv/h</text:p>
          </table:table-cell>
          <table:table-cell table:style-name="t8.B3" office:value-type="string">
            <text:p text:style-name="P5">$8-n1</text:p>
          </table:table-cell>
          <table:table-cell table:style-name="t8.B3" office:value-type="string">
            <text:p text:style-name="P5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13">$8-m11</text:p>
              <text:p text:style-name="P13">$8-m12</text:p>
              <text:p text:style-name="P13">$8-m13</text:p>
              <text:p text:style-name="P13">$8-m14</text:p>
            </text:section>
          </table:table-cell>
          <table:table-cell table:style-name="t8.B3" office:value-type="string">
            <text:p text:style-name="P5">$8-av1</text:p>
          </table:table-cell>
          <table:table-cell table:style-name="t8.B3" office:value-type="string">
            <text:p text:style-name="P5">$8-o1</text:p>
          </table:table-cell>
          <table:table-cell table:style-name="t8.B3" office:value-type="string">
            <text:p text:style-name="P5">$8-q1</text:p>
          </table:table-cell>
          <table:table-cell table:style-name="t8.B3" office:value-type="string">
            <text:p text:style-name="P5">$8-do1</text:p>
          </table:table-cell>
          <table:table-cell table:style-name="t8.I3" office:value-type="string">
            <text:p text:style-name="P9">±<text:span text:style-name="T13">15</text:span></text:p>
          </table:table-cell>
        </table:table-row>
        <table:table-row>
          <table:table-cell table:style-name="t8.A3" office:value-type="string">
            <text:p text:style-name="P4">800<text:span text:style-name="T13">.</text:span>0 mSv/h</text:p>
          </table:table-cell>
          <table:table-cell table:style-name="t8.B3" office:value-type="string">
            <text:p text:style-name="P5">$8-n2</text:p>
          </table:table-cell>
          <table:table-cell table:style-name="t8.B3" office:value-type="string">
            <text:p text:style-name="P5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13">$8-m21</text:p>
              <text:p text:style-name="P13">$8-m22</text:p>
              <text:p text:style-name="P13">$8-m23</text:p>
              <text:p text:style-name="P13">$8-m24</text:p>
            </text:section>
          </table:table-cell>
          <table:table-cell table:style-name="t8.B3" office:value-type="string">
            <text:p text:style-name="P5">$8-av2</text:p>
          </table:table-cell>
          <table:table-cell table:style-name="t8.B3" office:value-type="string">
            <text:p text:style-name="P5">$8-o2</text:p>
          </table:table-cell>
          <table:table-cell table:style-name="t8.B3" office:value-type="string">
            <text:p text:style-name="P5">$8-q2</text:p>
          </table:table-cell>
          <table:table-cell table:style-name="t8.B3" office:value-type="string">
            <text:p text:style-name="P5">$8-do2</text:p>
          </table:table-cell>
          <table:table-cell table:style-name="t8.I3" office:value-type="string">
            <text:p text:style-name="P9">±<text:span text:style-name="T13">15</text:span></text:p>
          </table:table-cell>
        </table:table-row>
        <table:table-row>
          <table:table-cell table:style-name="t8.A3" office:value-type="string">
            <text:p text:style-name="P4"><text:span text:style-name="T13">4.</text:span>0 Sv/h<text:line-break/><text:span text:style-name="T3">Hp(10)</text:span></text:p>
          </table:table-cell>
          <table:table-cell table:style-name="t8.B3" office:value-type="string">
            <text:p text:style-name="P5">$8-n<text:span text:style-name="T13">3</text:span></text:p>
          </table:table-cell>
          <table:table-cell table:style-name="t8.B3" office:value-type="string">
            <text:p text:style-name="P5">$8-d<text:span text:style-name="T13">3</text:span></text:p>
          </table:table-cell>
          <table:table-cell table:style-name="t8.D3" office:value-type="string">
            <text:section text:style-name="Sect1" text:name="Раздел63">
              <text:p text:style-name="P3">$8-<text:span text:style-name="T13">m30</text:span></text:p>
              <text:p text:style-name="P13">$8-<text:span text:style-name="T13">m31</text:span></text:p>
              <text:p text:style-name="P13">$8-<text:span text:style-name="T13">m32</text:span></text:p>
              <text:p text:style-name="P13">$8-<text:span text:style-name="T13">m33</text:span></text:p>
              <text:p text:style-name="P13">$8-<text:span text:style-name="T13">m34</text:span></text:p>
            </text:section>
          </table:table-cell>
          <table:table-cell table:style-name="t8.B3" office:value-type="string">
            <text:p text:style-name="P5">$8-av<text:span text:style-name="T13">3</text:span></text:p>
          </table:table-cell>
          <table:table-cell table:style-name="t8.B3" office:value-type="string">
            <text:p text:style-name="P5">$8-o<text:span text:style-name="T13">3</text:span></text:p>
          </table:table-cell>
          <table:table-cell table:style-name="t8.B3" office:value-type="string">
            <text:p text:style-name="P5">$8-q<text:span text:style-name="T13">3</text:span></text:p>
          </table:table-cell>
          <table:table-cell table:style-name="t8.B3" office:value-type="string">
            <text:p text:style-name="P5">$8-do<text:span text:style-name="T13">3</text:span></text:p>
          </table:table-cell>
          <table:table-cell table:style-name="t8.I3" office:value-type="string">
            <text:p text:style-name="P9">±<text:span text:style-name="T13">19</text:span></text:p>
          </table:table-cell>
        </table:table-row>
        <table:table-row>
          <table:table-cell table:style-name="t8.A8" office:value-type="string">
            <text:p text:style-name="P4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8.B8" office:value-type="string">
            <text:p text:style-name="P5">$8-n<text:span text:style-name="T13">4</text:span></text:p>
          </table:table-cell>
          <table:table-cell table:style-name="t8.B8" office:value-type="string">
            <text:p text:style-name="P5">$8-d<text:span text:style-name="T13">4</text:span></text:p>
          </table:table-cell>
          <table:table-cell table:style-name="t8.D8" office:value-type="string">
            <text:section text:style-name="Sect1" text:name="Раздел64">
              <text:p text:style-name="P3">$8-<text:span text:style-name="T13">m</text:span><text:span text:style-name="T3">4</text:span><text:span text:style-name="T13">0</text:span></text:p>
              <text:p text:style-name="P13">$8-<text:span text:style-name="T13">m</text:span><text:span text:style-name="T3">4</text:span><text:span text:style-name="T13">1</text:span></text:p>
              <text:p text:style-name="P13">$8-<text:span text:style-name="T13">m</text:span><text:span text:style-name="T3">4</text:span><text:span text:style-name="T13">2</text:span></text:p>
              <text:p text:style-name="P13">$8-<text:span text:style-name="T13">m</text:span><text:span text:style-name="T3">4</text:span><text:span text:style-name="T13">3</text:span></text:p>
              <text:p text:style-name="P13">$8-<text:span text:style-name="T13">m</text:span><text:span text:style-name="T3">4</text:span><text:span text:style-name="T13">4</text:span></text:p>
            </text:section>
          </table:table-cell>
          <table:table-cell table:style-name="t8.B8" office:value-type="string">
            <text:p text:style-name="P5">$8-av<text:span text:style-name="T13">4</text:span></text:p>
          </table:table-cell>
          <table:table-cell table:style-name="t8.B8" office:value-type="string">
            <text:p text:style-name="P5">$8-o<text:span text:style-name="T13">4</text:span></text:p>
          </table:table-cell>
          <table:table-cell table:style-name="t8.B8" office:value-type="string">
            <text:p text:style-name="P5">$8-q<text:span text:style-name="T13">4</text:span></text:p>
          </table:table-cell>
          <table:table-cell table:style-name="t8.B8" office:value-type="string">
            <text:p text:style-name="P5">$8-do<text:span text:style-name="T13">4</text:span></text:p>
          </table:table-cell>
          <table:table-cell table:style-name="t8.I8" office:value-type="string">
            <text:p text:style-name="P9">±<text:span text:style-name="T13">15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2"><text:span text:style-name="T6">AT3509 () s/n: </text:span><text:span text:style-name="T9"><text:s/></text:span><text:span text:style-name="T6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12"><text:span text:style-name="T11">Actual dose value</text:span>,</text:p>
            <text:p text:style-name="P12"><text:span text:style-name="T4">H</text:span><text:span text:style-name="T19">p</text:span><text:span text:style-name="T18">0</text:span></text:p>
          </table:table-cell>
          <table:table-cell table:style-name="s8.B2" table:number-rows-spanned="2" office:value-type="string">
            <text:p text:style-name="P48">Radiation source <text:s/>number</text:p>
          </table:table-cell>
          <table:table-cell table:style-name="s8.B2" table:number-rows-spanned="2" office:value-type="string">
            <text:p text:style-name="P14"><text:s text:c="2"/>d, cm<text:span text:style-name="T13"> <text:s/></text:span></text:p>
            <text:p text:style-name="P15">t, s</text:p>
          </table:table-cell>
          <table:table-cell table:style-name="s8.B2" table:number-columns-spanned="3" office:value-type="string">
            <text:p text:style-name="P56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4"><text:span text:style-name="T12">Relative <text:s/>measure-ment</text:span> <text:span text:style-name="T3">error</text:span></text:p>
            <text:p text:style-name="P49"><text:span text:style-name="T15">θ</text:span><text:span text:style-name="T21">пр</text:span><text:span text:style-name="T19">i</text:span><text:span text:style-name="T13">,</text:span> %</text:p>
          </table:table-cell>
          <table:table-cell table:style-name="s8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9">i</text:span><text:span text:style-name="T3">,</text:span> %</text:p>
          </table:table-cell>
          <table:table-cell table:style-name="s8.I2" table:number-rows-spanned="2" office:value-type="string">
            <text:p text:style-name="P10"><text:span text:style-name="T3">Limits of intrinsic relative error</text:span>, </text:p>
            <text:p text:style-name="P10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12"><text:span text:style-name="T4">H</text:span><text:span text:style-name="T19">pi</text:span></text:p>
          </table:table-cell>
          <table:table-cell table:style-name="s8.D3" office:value-type="string">
            <text:p text:style-name="P12"><text:span text:style-name="T4">H</text:span><text:span text:style-name="T19">pi </text:span><text:span text:style-name="T18">meas</text:span><text:span text:style-name="T17">.</text:span></text:p>
          </table:table-cell>
          <table:table-cell table:style-name="s8.D3" office:value-type="string">
            <text:p text:style-name="P12"><text:span text:style-name="T4">H</text:span><text:span text:style-name="T19">pi</text:span><text:span text:style-name="T20"> meas</text:span><text:span text:style-name="T23">.</text:span><text:span text:style-name="T29">-</text:span><text:span text:style-name="T4">H</text:span><text:span text:style-name="T19">p</text:span><text:span text:style-name="T18">0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4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8.B4" office:value-type="string">
            <text:p text:style-name="P5">$8-<text:span text:style-name="T3">dn_</text:span><text:span text:style-name="T13">3</text:span></text:p>
          </table:table-cell>
          <table:table-cell table:style-name="s8.B4" office:value-type="string">
            <text:p text:style-name="P8"><text:s text:c="2"/>$8-<text:span text:style-name="T3">dd_</text:span><text:span text:style-name="T13">3</text:span> <text:s/></text:p>
            <text:p text:style-name="P7"><text:span text:style-name="T13">36</text:span>0c</text:p>
          </table:table-cell>
          <table:table-cell table:style-name="s8.B4" office:value-type="string">
            <text:p text:style-name="P5">$8-d_dev<text:span text:style-name="T3">_</text:span><text:span text:style-name="T13">3</text:span></text:p>
          </table:table-cell>
          <table:table-cell table:style-name="s8.B4" office:value-type="string">
            <text:p text:style-name="P5">$8-dose<text:span text:style-name="T3">_</text:span><text:span text:style-name="T13">3</text:span></text:p>
          </table:table-cell>
          <table:table-cell table:style-name="s8.B4" office:value-type="string">
            <text:p text:style-name="P5">$8-d_res<text:span text:style-name="T3">_</text:span><text:span text:style-name="T13">3</text:span></text:p>
          </table:table-cell>
          <table:table-cell table:style-name="s8.B4" office:value-type="string">
            <text:p text:style-name="P5">$8-o_pog<text:span text:style-name="T3">_</text:span><text:span text:style-name="T13">3</text:span></text:p>
          </table:table-cell>
          <table:table-cell table:style-name="s8.B4" office:value-type="string">
            <text:p text:style-name="P5">$8-d_gran<text:span text:style-name="T3">_</text:span><text:span text:style-name="T13">3</text:span></text:p>
          </table:table-cell>
          <table:table-cell table:style-name="s8.I4" office:value-type="string">
            <text:p text:style-name="P4">±<text:span text:style-name="T3">30</text:span></text:p>
          </table:table-cell>
        </table:table-row>
        <table:table-row>
          <table:table-cell table:style-name="s8.A4" office:value-type="string">
            <text:p text:style-name="P4">4.0 мЗв<text:line-break/><text:span text:style-name="T3">Hp(10)</text:span></text:p>
          </table:table-cell>
          <table:table-cell table:style-name="s8.B4" office:value-type="string">
            <text:p text:style-name="P5">$8-<text:span text:style-name="T3">dn</text:span></text:p>
          </table:table-cell>
          <table:table-cell table:style-name="s8.B4" office:value-type="string">
            <text:p text:style-name="P8"><text:s text:c="2"/>$8-<text:span text:style-name="T3">dd</text:span> <text:s/></text:p>
            <text:p text:style-name="P7">180c</text:p>
          </table:table-cell>
          <table:table-cell table:style-name="s8.B4" office:value-type="string">
            <text:p text:style-name="P5">$8-d_dev</text:p>
          </table:table-cell>
          <table:table-cell table:style-name="s8.B4" office:value-type="string">
            <text:p text:style-name="P5">$8-dose</text:p>
          </table:table-cell>
          <table:table-cell table:style-name="s8.B4" office:value-type="string">
            <text:p text:style-name="P5">$8-d_res</text:p>
          </table:table-cell>
          <table:table-cell table:style-name="s8.B4" office:value-type="string">
            <text:p text:style-name="P5">$8-o_pog</text:p>
          </table:table-cell>
          <table:table-cell table:style-name="s8.B4" office:value-type="string">
            <text:p text:style-name="P5">$8-d_gran</text:p>
          </table:table-cell>
          <table:table-cell table:style-name="s8.I4" office:value-type="string">
            <text:p text:style-name="P4">±<text:span text:style-name="T13">15</text:span></text:p>
          </table:table-cell>
        </table:table-row>
        <table:table-row>
          <table:table-cell table:style-name="s8.A6" office:value-type="string">
            <text:p text:style-name="P4">4.0 <text:span text:style-name="T13">мкЗв</text:span></text:p>
            <text:p text:style-name="P6">Hp(0.07)</text:p>
          </table:table-cell>
          <table:table-cell table:style-name="s8.B6" office:value-type="string">
            <text:p text:style-name="P5">$8-<text:span text:style-name="T3">dn_2</text:span></text:p>
          </table:table-cell>
          <table:table-cell table:style-name="s8.B6" office:value-type="string">
            <text:p text:style-name="P8"><text:s text:c="2"/>$8-<text:span text:style-name="T3">dd_2</text:span> <text:s/></text:p>
            <text:p text:style-name="P7">360c</text:p>
          </table:table-cell>
          <table:table-cell table:style-name="s8.B6" office:value-type="string">
            <text:p text:style-name="P5">$8-d_dev_<text:span text:style-name="T3">2</text:span></text:p>
          </table:table-cell>
          <table:table-cell table:style-name="s8.B6" office:value-type="string">
            <text:p text:style-name="P5">$8-dose_<text:span text:style-name="T3">2</text:span></text:p>
          </table:table-cell>
          <table:table-cell table:style-name="s8.B6" office:value-type="string">
            <text:p text:style-name="P5">$8-d_res_<text:span text:style-name="T3">2</text:span></text:p>
          </table:table-cell>
          <table:table-cell table:style-name="s8.B6" office:value-type="string">
            <text:p text:style-name="P5">$8-o_pog_<text:span text:style-name="T3">2</text:span></text:p>
          </table:table-cell>
          <table:table-cell table:style-name="s8.B6" office:value-type="string">
            <text:p text:style-name="P5">$8-d_gran_<text:span text:style-name="T3">2</text:span></text:p>
          </table:table-cell>
          <table:table-cell table:style-name="s8.I6" office:value-type="string">
            <text:p text:style-name="P4">±<text:span text:style-name="T13">15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2"><text:span text:style-name="T6">AT3509 () s/n: </text:span><text:span text:style-name="T6"><text:s/>зав. №</text:span><text:span text:style-name="T9"> </text:span><text:span text:style-name="T6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9">Dose rate at check point,</text:p>
            <text:p text:style-name="P21"><text:span text:style-name="T24">Ḣ</text:span><text:span text:style-name="T19">oi</text:span></text:p>
          </table:table-cell>
          <table:table-cell table:style-name="t9.B2" office:value-type="string">
            <text:p text:style-name="P48">Radia-tion source <text:s/>number</text:p>
          </table:table-cell>
          <table:table-cell table:style-name="t9.B2" office:value-type="string">
            <text:p text:style-name="P4"><text:span text:style-name="T3">Distance to source</text:span>, </text:p>
            <text:p text:style-name="P20">R, сm</text:p>
          </table:table-cell>
          <table:table-cell table:style-name="t9.B2" office:value-type="string">
            <text:p text:style-name="P52"><text:span text:style-name="T3">Dose rate measurement at check point</text:span>,</text:p>
            <text:p text:style-name="P52"><text:span text:style-name="T24">Ḣ</text:span><text:span text:style-name="T51">*</text:span><text:span text:style-name="T19">i</text:span></text:p>
          </table:table-cell>
          <table:table-cell table:style-name="t9.B2" office:value-type="string">
            <text:p text:style-name="P57"><text:span text:style-name="T3">Average value</text:span>, </text:p>
            <text:p text:style-name="P58"><text:span text:style-name="T4">H</text:span><text:span text:style-name="T19">pi</text:span></text:p>
          </table:table-cell>
          <table:table-cell table:style-name="t9.B2" office:value-type="string">
            <text:p text:style-name="P4"><text:span text:style-name="T12">Relative <text:s/>measure-ment</text:span> <text:span text:style-name="T3">error</text:span></text:p>
            <text:p text:style-name="P49"><text:span text:style-name="T15">θ</text:span><text:span text:style-name="T21">пр</text:span><text:span text:style-name="T19">i</text:span><text:span text:style-name="T13">,</text:span> %</text:p>
          </table:table-cell>
          <table:table-cell table:style-name="t9.B2" office:value-type="string">
            <text:p text:style-name="P23"><text:span text:style-name="T52">Relative standard deviation</text:span>,</text:p>
            <text:p text:style-name="P23"><text:span text:style-name="T3">S</text:span><text:span text:style-name="T19">i</text:span><text:span text:style-name="T3">, %</text:span></text:p>
          </table:table-cell>
          <table:table-cell table:style-name="t9.B2" office:value-type="string">
            <text:p text:style-name="P28"><text:span text:style-name="T3">Confidence limit of the intrinsic <text:s/>relative error</text:span> <text:span text:style-name="T10">Δ</text:span><text:span text:style-name="T19">i</text:span><text:span text:style-name="T3">,</text:span> %</text:p>
          </table:table-cell>
          <table:table-cell table:style-name="t9.I2" office:value-type="string">
            <text:p text:style-name="P24">Limits of intrinsic relative</text:p>
            <text:p text:style-name="P10"><text:span text:style-name="T3">error</text:span>, % </text:p>
            <text:p text:style-name="P25">not above</text:p>
          </table:table-cell>
        </table:table-row>
        <table:table-row>
          <table:table-cell table:style-name="t9.A3" office:value-type="string">
            <text:p text:style-name="P12">Фон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5">$9-d0</text:p>
          </table:table-cell>
          <table:table-cell table:style-name="t9.D3" office:value-type="string">
            <text:section text:style-name="Sect1" text:name="Раздел41">
              <text:p text:style-name="P13">$9-bg0</text:p>
              <text:p text:style-name="P13">$9-bg1</text:p>
              <text:p text:style-name="P13">$9-bg2</text:p>
              <text:p text:style-name="P13">$9-bg3</text:p>
              <text:p text:style-name="P13">$9-bg4</text:p>
              <text:p text:style-name="P13">$9-bg5</text:p>
              <text:p text:style-name="P13">$9-bg6</text:p>
              <text:p text:style-name="P13">$9-bg7</text:p>
              <text:p text:style-name="P12"/>
            </text:section>
          </table:table-cell>
          <table:table-cell table:style-name="t9.B3" office:value-type="string">
            <text:p text:style-name="P5">$9-av-bg</text:p>
          </table:table-cell>
          <table:table-cell table:style-name="t9.B3" office:value-type="string">
            <text:p text:style-name="P5">---</text:p>
          </table:table-cell>
          <table:table-cell table:style-name="t9.B3" office:value-type="string">
            <text:p text:style-name="P5">---</text:p>
          </table:table-cell>
          <table:table-cell table:style-name="t9.B3" office:value-type="string">
            <text:p text:style-name="P5">---</text:p>
          </table:table-cell>
          <table:table-cell table:style-name="t9.I3" office:value-type="string">
            <text:p text:style-name="P6">---</text:p>
          </table:table-cell>
        </table:table-row>
        <table:table-row>
          <table:table-cell table:style-name="t9.A3" office:value-type="string">
            <text:p text:style-name="P4">0.80 Sv/h</text:p>
          </table:table-cell>
          <table:table-cell table:style-name="t9.B3" office:value-type="string">
            <text:p text:style-name="P5">$9-n0</text:p>
          </table:table-cell>
          <table:table-cell table:style-name="t9.B3" office:value-type="string">
            <text:p text:style-name="P5">$9-d0</text:p>
          </table:table-cell>
          <table:table-cell table:style-name="t9.D3" office:value-type="string">
            <text:section text:style-name="Sect1" text:name="Раздел42">
              <text:p text:style-name="P13">$9-m00</text:p>
              <text:p text:style-name="P13">$9-m01</text:p>
              <text:p text:style-name="P13">$9-m02</text:p>
              <text:p text:style-name="P13">$9-m03</text:p>
              <text:p text:style-name="P13">$9-m04</text:p>
              <text:p text:style-name="P13">$9-m05</text:p>
              <text:p text:style-name="P13">$9-m06</text:p>
              <text:p text:style-name="P13">$9-m07</text:p>
              <text:p text:style-name="P13"/>
            </text:section>
          </table:table-cell>
          <table:table-cell table:style-name="t9.B3" office:value-type="string">
            <text:p text:style-name="P5">$9-av0</text:p>
          </table:table-cell>
          <table:table-cell table:style-name="t9.B3" office:value-type="string">
            <text:p text:style-name="P5">$9-o0</text:p>
          </table:table-cell>
          <table:table-cell table:style-name="t9.B3" office:value-type="string">
            <text:p text:style-name="P5">$9-q0</text:p>
          </table:table-cell>
          <table:table-cell table:style-name="t9.B3" office:value-type="string">
            <text:p text:style-name="P5">$9-do0</text:p>
          </table:table-cell>
          <table:table-cell table:style-name="t9.I3" office:value-type="string">
            <text:p text:style-name="P9">±<text:span text:style-name="T13">30</text:span></text:p>
          </table:table-cell>
        </table:table-row>
        <table:table-row>
          <table:table-cell table:style-name="t9.A3" office:value-type="string">
            <text:p text:style-name="P4">4.0 mSv/h</text:p>
          </table:table-cell>
          <table:table-cell table:style-name="t9.B3" office:value-type="string">
            <text:p text:style-name="P5">$9-n1</text:p>
          </table:table-cell>
          <table:table-cell table:style-name="t9.B3" office:value-type="string">
            <text:p text:style-name="P5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13">$9-m11</text:p>
              <text:p text:style-name="P13">$9-m12</text:p>
              <text:p text:style-name="P13">$9-m13</text:p>
              <text:p text:style-name="P13">$9-m14</text:p>
            </text:section>
          </table:table-cell>
          <table:table-cell table:style-name="t9.B3" office:value-type="string">
            <text:p text:style-name="P5">$9-av1</text:p>
          </table:table-cell>
          <table:table-cell table:style-name="t9.B3" office:value-type="string">
            <text:p text:style-name="P5">$9-o1</text:p>
          </table:table-cell>
          <table:table-cell table:style-name="t9.B3" office:value-type="string">
            <text:p text:style-name="P5">$9-q1</text:p>
          </table:table-cell>
          <table:table-cell table:style-name="t9.B3" office:value-type="string">
            <text:p text:style-name="P5">$9-do1</text:p>
          </table:table-cell>
          <table:table-cell table:style-name="t9.I3" office:value-type="string">
            <text:p text:style-name="P9">±<text:span text:style-name="T13">15</text:span></text:p>
          </table:table-cell>
        </table:table-row>
        <table:table-row>
          <table:table-cell table:style-name="t9.A3" office:value-type="string">
            <text:p text:style-name="P4">800<text:span text:style-name="T13">.</text:span>0 mSv/h</text:p>
          </table:table-cell>
          <table:table-cell table:style-name="t9.B3" office:value-type="string">
            <text:p text:style-name="P5">$9-n2</text:p>
          </table:table-cell>
          <table:table-cell table:style-name="t9.B3" office:value-type="string">
            <text:p text:style-name="P5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13">$9-m21</text:p>
              <text:p text:style-name="P13">$9-m22</text:p>
              <text:p text:style-name="P13">$9-m23</text:p>
              <text:p text:style-name="P13">$9-m24</text:p>
            </text:section>
          </table:table-cell>
          <table:table-cell table:style-name="t9.B3" office:value-type="string">
            <text:p text:style-name="P5">$9-av2</text:p>
          </table:table-cell>
          <table:table-cell table:style-name="t9.B3" office:value-type="string">
            <text:p text:style-name="P5">$9-o2</text:p>
          </table:table-cell>
          <table:table-cell table:style-name="t9.B3" office:value-type="string">
            <text:p text:style-name="P5">$9-q2</text:p>
          </table:table-cell>
          <table:table-cell table:style-name="t9.B3" office:value-type="string">
            <text:p text:style-name="P5">$9-do2</text:p>
          </table:table-cell>
          <table:table-cell table:style-name="t9.I3" office:value-type="string">
            <text:p text:style-name="P9">±<text:span text:style-name="T13">15</text:span></text:p>
          </table:table-cell>
        </table:table-row>
        <table:table-row>
          <table:table-cell table:style-name="t9.A3" office:value-type="string">
            <text:p text:style-name="P4"><text:span text:style-name="T13">4.</text:span>0 Sv/h<text:line-break/><text:span text:style-name="T3">Hp(10)</text:span></text:p>
          </table:table-cell>
          <table:table-cell table:style-name="t9.B3" office:value-type="string">
            <text:p text:style-name="P5">$9-n<text:span text:style-name="T13">3</text:span></text:p>
          </table:table-cell>
          <table:table-cell table:style-name="t9.B3" office:value-type="string">
            <text:p text:style-name="P5">$9-d<text:span text:style-name="T13">3</text:span></text:p>
          </table:table-cell>
          <table:table-cell table:style-name="t9.D3" office:value-type="string">
            <text:section text:style-name="Sect1" text:name="Раздел65">
              <text:p text:style-name="P3">$9-<text:span text:style-name="T13">m30</text:span></text:p>
              <text:p text:style-name="P13">$9-<text:span text:style-name="T13">m31</text:span></text:p>
              <text:p text:style-name="P13">$9-<text:span text:style-name="T13">m32</text:span></text:p>
              <text:p text:style-name="P13">$9-<text:span text:style-name="T13">m33</text:span></text:p>
              <text:p text:style-name="P13">$9-<text:span text:style-name="T13">m34</text:span></text:p>
            </text:section>
          </table:table-cell>
          <table:table-cell table:style-name="t9.B3" office:value-type="string">
            <text:p text:style-name="P5">$9-av<text:span text:style-name="T13">3</text:span></text:p>
          </table:table-cell>
          <table:table-cell table:style-name="t9.B3" office:value-type="string">
            <text:p text:style-name="P5">$9-o<text:span text:style-name="T13">3</text:span></text:p>
          </table:table-cell>
          <table:table-cell table:style-name="t9.B3" office:value-type="string">
            <text:p text:style-name="P5">$9-q<text:span text:style-name="T13">3</text:span></text:p>
          </table:table-cell>
          <table:table-cell table:style-name="t9.B3" office:value-type="string">
            <text:p text:style-name="P5">$9-do<text:span text:style-name="T13">3</text:span></text:p>
          </table:table-cell>
          <table:table-cell table:style-name="t9.I3" office:value-type="string">
            <text:p text:style-name="P9">±<text:span text:style-name="T13">19</text:span></text:p>
          </table:table-cell>
        </table:table-row>
        <table:table-row>
          <table:table-cell table:style-name="t9.A8" office:value-type="string">
            <text:p text:style-name="P4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9.B8" office:value-type="string">
            <text:p text:style-name="P5">$9-n<text:span text:style-name="T13">4</text:span></text:p>
          </table:table-cell>
          <table:table-cell table:style-name="t9.B8" office:value-type="string">
            <text:p text:style-name="P5">$9-d<text:span text:style-name="T13">4</text:span></text:p>
          </table:table-cell>
          <table:table-cell table:style-name="t9.D8" office:value-type="string">
            <text:section text:style-name="Sect1" text:name="Раздел66">
              <text:p text:style-name="P3">$9-<text:span text:style-name="T13">m</text:span><text:span text:style-name="T3">4</text:span><text:span text:style-name="T13">0</text:span></text:p>
              <text:p text:style-name="P13">$9-<text:span text:style-name="T13">m</text:span><text:span text:style-name="T3">4</text:span><text:span text:style-name="T13">1</text:span></text:p>
              <text:p text:style-name="P13">$9-<text:span text:style-name="T13">m</text:span><text:span text:style-name="T3">4</text:span><text:span text:style-name="T13">2</text:span></text:p>
              <text:p text:style-name="P13">$9-<text:span text:style-name="T13">m</text:span><text:span text:style-name="T3">4</text:span><text:span text:style-name="T13">3</text:span></text:p>
              <text:p text:style-name="P13">$9-<text:span text:style-name="T13">m</text:span><text:span text:style-name="T3">4</text:span><text:span text:style-name="T13">4</text:span></text:p>
            </text:section>
          </table:table-cell>
          <table:table-cell table:style-name="t9.B8" office:value-type="string">
            <text:p text:style-name="P5">$9-av<text:span text:style-name="T13">4</text:span></text:p>
          </table:table-cell>
          <table:table-cell table:style-name="t9.B8" office:value-type="string">
            <text:p text:style-name="P5">$9-o<text:span text:style-name="T13">4</text:span></text:p>
          </table:table-cell>
          <table:table-cell table:style-name="t9.B8" office:value-type="string">
            <text:p text:style-name="P5">$9-q<text:span text:style-name="T13">4</text:span></text:p>
          </table:table-cell>
          <table:table-cell table:style-name="t9.B8" office:value-type="string">
            <text:p text:style-name="P5">$9-do<text:span text:style-name="T13">4</text:span></text:p>
          </table:table-cell>
          <table:table-cell table:style-name="t9.I8" office:value-type="string">
            <text:p text:style-name="P9">±<text:span text:style-name="T13">15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2"><text:span text:style-name="T6">AT3509 () s/n: </text:span><text:span text:style-name="T9"><text:s/></text:span><text:span text:style-name="T6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12"><text:span text:style-name="T11">Actual dose value</text:span>,</text:p>
            <text:p text:style-name="P12"><text:span text:style-name="T4">H</text:span><text:span text:style-name="T19">p</text:span><text:span text:style-name="T18">0</text:span></text:p>
          </table:table-cell>
          <table:table-cell table:style-name="s9.B2" table:number-rows-spanned="2" office:value-type="string">
            <text:p text:style-name="P48">Radiation source <text:s/>number</text:p>
          </table:table-cell>
          <table:table-cell table:style-name="s9.B2" table:number-rows-spanned="2" office:value-type="string">
            <text:p text:style-name="P14"><text:s text:c="2"/>d, cm<text:span text:style-name="T13"> <text:s/></text:span></text:p>
            <text:p text:style-name="P15">t, s</text:p>
          </table:table-cell>
          <table:table-cell table:style-name="s9.B2" table:number-columns-spanned="3" office:value-type="string">
            <text:p text:style-name="P56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4"><text:span text:style-name="T12">Relative <text:s/>measure-ment</text:span> <text:span text:style-name="T3">error</text:span></text:p>
            <text:p text:style-name="P49"><text:span text:style-name="T15">θ</text:span><text:span text:style-name="T21">пр</text:span><text:span text:style-name="T19">i</text:span><text:span text:style-name="T13">,</text:span> %</text:p>
          </table:table-cell>
          <table:table-cell table:style-name="s9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9">i</text:span><text:span text:style-name="T3">,</text:span> %</text:p>
          </table:table-cell>
          <table:table-cell table:style-name="s9.I2" table:number-rows-spanned="2" office:value-type="string">
            <text:p text:style-name="P10"><text:span text:style-name="T3">Limits of intrinsic relative error</text:span>, </text:p>
            <text:p text:style-name="P10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12"><text:span text:style-name="T4">H</text:span><text:span text:style-name="T19">pi</text:span></text:p>
          </table:table-cell>
          <table:table-cell table:style-name="s9.D3" office:value-type="string">
            <text:p text:style-name="P12"><text:span text:style-name="T4">H</text:span><text:span text:style-name="T19">pi </text:span><text:span text:style-name="T18">meas</text:span><text:span text:style-name="T17">.</text:span></text:p>
          </table:table-cell>
          <table:table-cell table:style-name="s9.D3" office:value-type="string">
            <text:p text:style-name="P12"><text:span text:style-name="T4">H</text:span><text:span text:style-name="T19">pi</text:span><text:span text:style-name="T20"> meas</text:span><text:span text:style-name="T23">.</text:span><text:span text:style-name="T29">-</text:span><text:span text:style-name="T4">H</text:span><text:span text:style-name="T19">p</text:span><text:span text:style-name="T18">0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4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9.B4" office:value-type="string">
            <text:p text:style-name="P5">$9-<text:span text:style-name="T3">dn_</text:span><text:span text:style-name="T13">3</text:span></text:p>
          </table:table-cell>
          <table:table-cell table:style-name="s9.B4" office:value-type="string">
            <text:p text:style-name="P8"><text:s text:c="2"/>$9-<text:span text:style-name="T3">dd_</text:span><text:span text:style-name="T13">3</text:span> <text:s/></text:p>
            <text:p text:style-name="P7"><text:span text:style-name="T13">36</text:span>0c</text:p>
          </table:table-cell>
          <table:table-cell table:style-name="s9.B4" office:value-type="string">
            <text:p text:style-name="P5">$9-d_dev<text:span text:style-name="T3">_</text:span><text:span text:style-name="T13">3</text:span></text:p>
          </table:table-cell>
          <table:table-cell table:style-name="s9.B4" office:value-type="string">
            <text:p text:style-name="P5">$9-dose<text:span text:style-name="T3">_</text:span><text:span text:style-name="T13">3</text:span></text:p>
          </table:table-cell>
          <table:table-cell table:style-name="s9.B4" office:value-type="string">
            <text:p text:style-name="P5">$9-d_res<text:span text:style-name="T3">_</text:span><text:span text:style-name="T13">3</text:span></text:p>
          </table:table-cell>
          <table:table-cell table:style-name="s9.B4" office:value-type="string">
            <text:p text:style-name="P5">$9-o_pog<text:span text:style-name="T3">_</text:span><text:span text:style-name="T13">3</text:span></text:p>
          </table:table-cell>
          <table:table-cell table:style-name="s9.B4" office:value-type="string">
            <text:p text:style-name="P5">$9-d_gran<text:span text:style-name="T3">_</text:span><text:span text:style-name="T13">3</text:span></text:p>
          </table:table-cell>
          <table:table-cell table:style-name="s9.I4" office:value-type="string">
            <text:p text:style-name="P4">±<text:span text:style-name="T3">30</text:span></text:p>
          </table:table-cell>
        </table:table-row>
        <table:table-row>
          <table:table-cell table:style-name="s9.A4" office:value-type="string">
            <text:p text:style-name="P4">4.0 мЗв<text:line-break/><text:span text:style-name="T3">Hp(10)</text:span></text:p>
          </table:table-cell>
          <table:table-cell table:style-name="s9.B4" office:value-type="string">
            <text:p text:style-name="P5">$9-<text:span text:style-name="T3">dn</text:span></text:p>
          </table:table-cell>
          <table:table-cell table:style-name="s9.B4" office:value-type="string">
            <text:p text:style-name="P8"><text:s text:c="2"/>$9-<text:span text:style-name="T3">dd</text:span> <text:s/></text:p>
            <text:p text:style-name="P7">180c</text:p>
          </table:table-cell>
          <table:table-cell table:style-name="s9.B4" office:value-type="string">
            <text:p text:style-name="P5">$9-d_dev</text:p>
          </table:table-cell>
          <table:table-cell table:style-name="s9.B4" office:value-type="string">
            <text:p text:style-name="P5">$9-dose</text:p>
          </table:table-cell>
          <table:table-cell table:style-name="s9.B4" office:value-type="string">
            <text:p text:style-name="P5">$9-d_res</text:p>
          </table:table-cell>
          <table:table-cell table:style-name="s9.B4" office:value-type="string">
            <text:p text:style-name="P5">$9-o_pog</text:p>
          </table:table-cell>
          <table:table-cell table:style-name="s9.B4" office:value-type="string">
            <text:p text:style-name="P5">$9-d_gran</text:p>
          </table:table-cell>
          <table:table-cell table:style-name="s9.I4" office:value-type="string">
            <text:p text:style-name="P4">±<text:span text:style-name="T13">15</text:span></text:p>
          </table:table-cell>
        </table:table-row>
        <table:table-row>
          <table:table-cell table:style-name="s9.A6" office:value-type="string">
            <text:p text:style-name="P4">4.0 <text:span text:style-name="T13">мкЗв</text:span></text:p>
            <text:p text:style-name="P6">Hp(0.07)</text:p>
          </table:table-cell>
          <table:table-cell table:style-name="s9.B6" office:value-type="string">
            <text:p text:style-name="P5">$9-<text:span text:style-name="T3">dn_2</text:span></text:p>
          </table:table-cell>
          <table:table-cell table:style-name="s9.B6" office:value-type="string">
            <text:p text:style-name="P8"><text:s text:c="2"/>$9-<text:span text:style-name="T3">dd_2</text:span> <text:s/></text:p>
            <text:p text:style-name="P7">360c</text:p>
          </table:table-cell>
          <table:table-cell table:style-name="s9.B6" office:value-type="string">
            <text:p text:style-name="P5">$9-d_dev_<text:span text:style-name="T3">2</text:span></text:p>
          </table:table-cell>
          <table:table-cell table:style-name="s9.B6" office:value-type="string">
            <text:p text:style-name="P5">$9-dose_<text:span text:style-name="T3">2</text:span></text:p>
          </table:table-cell>
          <table:table-cell table:style-name="s9.B6" office:value-type="string">
            <text:p text:style-name="P5">$9-d_res_<text:span text:style-name="T3">2</text:span></text:p>
          </table:table-cell>
          <table:table-cell table:style-name="s9.B6" office:value-type="string">
            <text:p text:style-name="P5">$9-o_pog_<text:span text:style-name="T3">2</text:span></text:p>
          </table:table-cell>
          <table:table-cell table:style-name="s9.B6" office:value-type="string">
            <text:p text:style-name="P5">$9-d_gran_<text:span text:style-name="T3">2</text:span></text:p>
          </table:table-cell>
          <table:table-cell table:style-name="s9.I6" office:value-type="string">
            <text:p text:style-name="P4">±<text:span text:style-name="T13">15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2"><text:span text:style-name="T6">AT3509 () s/n: </text:span><text:span text:style-name="T6"><text:s/>зав. №</text:span><text:span text:style-name="T9"> </text:span><text:span text:style-name="T6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9">Dose rate at check point,</text:p>
            <text:p text:style-name="P21"><text:span text:style-name="T24">Ḣ</text:span><text:span text:style-name="T19">oi</text:span></text:p>
          </table:table-cell>
          <table:table-cell table:style-name="t10.B2" office:value-type="string">
            <text:p text:style-name="P48">Radia-tion source <text:s/>number</text:p>
          </table:table-cell>
          <table:table-cell table:style-name="t10.B2" office:value-type="string">
            <text:p text:style-name="P4"><text:span text:style-name="T3">Distance to source</text:span>, </text:p>
            <text:p text:style-name="P20">R, сm</text:p>
          </table:table-cell>
          <table:table-cell table:style-name="t10.B2" office:value-type="string">
            <text:p text:style-name="P52"><text:span text:style-name="T3">Dose rate measurement at check point</text:span>,</text:p>
            <text:p text:style-name="P52"><text:span text:style-name="T24">Ḣ</text:span><text:span text:style-name="T51">*</text:span><text:span text:style-name="T19">i</text:span></text:p>
          </table:table-cell>
          <table:table-cell table:style-name="t10.B2" office:value-type="string">
            <text:p text:style-name="P57"><text:span text:style-name="T3">Average value</text:span>, </text:p>
            <text:p text:style-name="P58"><text:span text:style-name="T4">H</text:span><text:span text:style-name="T19">pi</text:span></text:p>
          </table:table-cell>
          <table:table-cell table:style-name="t10.B2" office:value-type="string">
            <text:p text:style-name="P4"><text:span text:style-name="T12">Relative <text:s/>measure-ment</text:span> <text:span text:style-name="T3">error</text:span></text:p>
            <text:p text:style-name="P49"><text:span text:style-name="T15">θ</text:span><text:span text:style-name="T21">пр</text:span><text:span text:style-name="T19">i</text:span><text:span text:style-name="T13">,</text:span> %</text:p>
          </table:table-cell>
          <table:table-cell table:style-name="t10.B2" office:value-type="string">
            <text:p text:style-name="P23"><text:span text:style-name="T52">Relative standard deviation</text:span>,</text:p>
            <text:p text:style-name="P23"><text:span text:style-name="T3">S</text:span><text:span text:style-name="T19">i</text:span><text:span text:style-name="T3">, %</text:span></text:p>
          </table:table-cell>
          <table:table-cell table:style-name="t10.B2" office:value-type="string">
            <text:p text:style-name="P28"><text:span text:style-name="T3">Confidence limit of the intrinsic <text:s/>relative error</text:span> <text:span text:style-name="T10">Δ</text:span><text:span text:style-name="T19">i</text:span><text:span text:style-name="T3">,</text:span> %</text:p>
          </table:table-cell>
          <table:table-cell table:style-name="t10.I2" office:value-type="string">
            <text:p text:style-name="P24">Limits of intrinsic relative</text:p>
            <text:p text:style-name="P10"><text:span text:style-name="T3">error</text:span>, % </text:p>
            <text:p text:style-name="P25">not above</text:p>
          </table:table-cell>
        </table:table-row>
        <table:table-row>
          <table:table-cell table:style-name="t10.A3" office:value-type="string">
            <text:p text:style-name="P12">Фон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5">$10-d0</text:p>
          </table:table-cell>
          <table:table-cell table:style-name="t10.D3" office:value-type="string">
            <text:section text:style-name="Sect1" text:name="Раздел46">
              <text:p text:style-name="P13">$10-bg0</text:p>
              <text:p text:style-name="P13">$10-bg1</text:p>
              <text:p text:style-name="P13">$10-bg2</text:p>
              <text:p text:style-name="P13">$10-bg3</text:p>
              <text:p text:style-name="P13">$10-bg4</text:p>
              <text:p text:style-name="P13">$10-bg5</text:p>
              <text:p text:style-name="P13">$10-bg6</text:p>
              <text:p text:style-name="P13">$10-bg7</text:p>
              <text:p text:style-name="P12"/>
            </text:section>
          </table:table-cell>
          <table:table-cell table:style-name="t10.B3" office:value-type="string">
            <text:p text:style-name="P5">$10-av-bg</text:p>
          </table:table-cell>
          <table:table-cell table:style-name="t10.B3" office:value-type="string">
            <text:p text:style-name="P5">---</text:p>
          </table:table-cell>
          <table:table-cell table:style-name="t10.B3" office:value-type="string">
            <text:p text:style-name="P5">---</text:p>
          </table:table-cell>
          <table:table-cell table:style-name="t10.B3" office:value-type="string">
            <text:p text:style-name="P5">---</text:p>
          </table:table-cell>
          <table:table-cell table:style-name="t10.I3" office:value-type="string">
            <text:p text:style-name="P6">---</text:p>
          </table:table-cell>
        </table:table-row>
        <table:table-row>
          <table:table-cell table:style-name="t10.A3" office:value-type="string">
            <text:p text:style-name="P4">0.80 Sv/h</text:p>
          </table:table-cell>
          <table:table-cell table:style-name="t10.B3" office:value-type="string">
            <text:p text:style-name="P5">$10-n0</text:p>
          </table:table-cell>
          <table:table-cell table:style-name="t10.B3" office:value-type="string">
            <text:p text:style-name="P5">$10-d0</text:p>
          </table:table-cell>
          <table:table-cell table:style-name="t10.D3" office:value-type="string">
            <text:section text:style-name="Sect1" text:name="Раздел47">
              <text:p text:style-name="P13">$10-m00</text:p>
              <text:p text:style-name="P13">$10-m01</text:p>
              <text:p text:style-name="P13">$10-m02</text:p>
              <text:p text:style-name="P13">$10-m03</text:p>
              <text:p text:style-name="P13">$10-m04</text:p>
              <text:p text:style-name="P13">$10-m05</text:p>
              <text:p text:style-name="P13">$10-m06</text:p>
              <text:p text:style-name="P13">$10-m07</text:p>
              <text:p text:style-name="P13"/>
            </text:section>
          </table:table-cell>
          <table:table-cell table:style-name="t10.B3" office:value-type="string">
            <text:p text:style-name="P5">$10-av0</text:p>
          </table:table-cell>
          <table:table-cell table:style-name="t10.B3" office:value-type="string">
            <text:p text:style-name="P5">$10-o0</text:p>
          </table:table-cell>
          <table:table-cell table:style-name="t10.B3" office:value-type="string">
            <text:p text:style-name="P5">$10-q0</text:p>
          </table:table-cell>
          <table:table-cell table:style-name="t10.B3" office:value-type="string">
            <text:p text:style-name="P5">$10-do0</text:p>
          </table:table-cell>
          <table:table-cell table:style-name="t10.I3" office:value-type="string">
            <text:p text:style-name="P9">±<text:span text:style-name="T13">30</text:span></text:p>
          </table:table-cell>
        </table:table-row>
        <table:table-row>
          <table:table-cell table:style-name="t10.A3" office:value-type="string">
            <text:p text:style-name="P4">4.0 mSv/h</text:p>
          </table:table-cell>
          <table:table-cell table:style-name="t10.B3" office:value-type="string">
            <text:p text:style-name="P5">$10-n1</text:p>
          </table:table-cell>
          <table:table-cell table:style-name="t10.B3" office:value-type="string">
            <text:p text:style-name="P5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13">$10-m11</text:p>
              <text:p text:style-name="P13">$10-m12</text:p>
              <text:p text:style-name="P13">$10-m13</text:p>
              <text:p text:style-name="P13">$10-m14</text:p>
            </text:section>
          </table:table-cell>
          <table:table-cell table:style-name="t10.B3" office:value-type="string">
            <text:p text:style-name="P5">$10-av1</text:p>
          </table:table-cell>
          <table:table-cell table:style-name="t10.B3" office:value-type="string">
            <text:p text:style-name="P5">$10-o1</text:p>
          </table:table-cell>
          <table:table-cell table:style-name="t10.B3" office:value-type="string">
            <text:p text:style-name="P5">$10-q1</text:p>
          </table:table-cell>
          <table:table-cell table:style-name="t10.B3" office:value-type="string">
            <text:p text:style-name="P5">$10-do1</text:p>
          </table:table-cell>
          <table:table-cell table:style-name="t10.I3" office:value-type="string">
            <text:p text:style-name="P9">±<text:span text:style-name="T13">15</text:span></text:p>
          </table:table-cell>
        </table:table-row>
        <table:table-row>
          <table:table-cell table:style-name="t10.A3" office:value-type="string">
            <text:p text:style-name="P4">800<text:span text:style-name="T13">.</text:span>0 mSv/h</text:p>
          </table:table-cell>
          <table:table-cell table:style-name="t10.B3" office:value-type="string">
            <text:p text:style-name="P5">$10-n2</text:p>
          </table:table-cell>
          <table:table-cell table:style-name="t10.B3" office:value-type="string">
            <text:p text:style-name="P5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13">$10-m21</text:p>
              <text:p text:style-name="P13">$10-m22</text:p>
              <text:p text:style-name="P13">$10-m23</text:p>
              <text:p text:style-name="P13">$10-m24</text:p>
            </text:section>
          </table:table-cell>
          <table:table-cell table:style-name="t10.B3" office:value-type="string">
            <text:p text:style-name="P5">$10-av2</text:p>
          </table:table-cell>
          <table:table-cell table:style-name="t10.B3" office:value-type="string">
            <text:p text:style-name="P5">$10-o2</text:p>
          </table:table-cell>
          <table:table-cell table:style-name="t10.B3" office:value-type="string">
            <text:p text:style-name="P5">$10-q2</text:p>
          </table:table-cell>
          <table:table-cell table:style-name="t10.B3" office:value-type="string">
            <text:p text:style-name="P5">$10-do2</text:p>
          </table:table-cell>
          <table:table-cell table:style-name="t10.I3" office:value-type="string">
            <text:p text:style-name="P9">±<text:span text:style-name="T13">15</text:span></text:p>
          </table:table-cell>
        </table:table-row>
        <table:table-row>
          <table:table-cell table:style-name="t10.A3" office:value-type="string">
            <text:p text:style-name="P4"><text:span text:style-name="T13">4.</text:span>0 Sv/h<text:line-break/><text:span text:style-name="T3">Hp(10)</text:span></text:p>
          </table:table-cell>
          <table:table-cell table:style-name="t10.B3" office:value-type="string">
            <text:p text:style-name="P5">$10-n<text:span text:style-name="T13">3</text:span></text:p>
          </table:table-cell>
          <table:table-cell table:style-name="t10.B3" office:value-type="string">
            <text:p text:style-name="P5">$10-d<text:span text:style-name="T13">3</text:span></text:p>
          </table:table-cell>
          <table:table-cell table:style-name="t10.D3" office:value-type="string">
            <text:section text:style-name="Sect1" text:name="Раздел67">
              <text:p text:style-name="P3">$10-<text:span text:style-name="T13">m30</text:span></text:p>
              <text:p text:style-name="P13">$10-<text:span text:style-name="T13">m31</text:span></text:p>
              <text:p text:style-name="P13">$10-<text:span text:style-name="T13">m32</text:span></text:p>
              <text:p text:style-name="P13">$10-<text:span text:style-name="T13">m33</text:span></text:p>
              <text:p text:style-name="P13">$10-<text:span text:style-name="T13">m34</text:span></text:p>
            </text:section>
          </table:table-cell>
          <table:table-cell table:style-name="t10.B3" office:value-type="string">
            <text:p text:style-name="P5">$10-av<text:span text:style-name="T13">3</text:span></text:p>
          </table:table-cell>
          <table:table-cell table:style-name="t10.B3" office:value-type="string">
            <text:p text:style-name="P5">$10-o<text:span text:style-name="T13">3</text:span></text:p>
          </table:table-cell>
          <table:table-cell table:style-name="t10.B3" office:value-type="string">
            <text:p text:style-name="P5">$10-q<text:span text:style-name="T13">3</text:span></text:p>
          </table:table-cell>
          <table:table-cell table:style-name="t10.B3" office:value-type="string">
            <text:p text:style-name="P5">$10-do<text:span text:style-name="T13">3</text:span></text:p>
          </table:table-cell>
          <table:table-cell table:style-name="t10.I3" office:value-type="string">
            <text:p text:style-name="P9">±<text:span text:style-name="T13">19</text:span></text:p>
          </table:table-cell>
        </table:table-row>
        <table:table-row>
          <table:table-cell table:style-name="t10.A8" office:value-type="string">
            <text:p text:style-name="P4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10.B8" office:value-type="string">
            <text:p text:style-name="P5">$10-n<text:span text:style-name="T13">4</text:span></text:p>
          </table:table-cell>
          <table:table-cell table:style-name="t10.B8" office:value-type="string">
            <text:p text:style-name="P5">$10-d<text:span text:style-name="T13">4</text:span></text:p>
          </table:table-cell>
          <table:table-cell table:style-name="t10.D8" office:value-type="string">
            <text:section text:style-name="Sect1" text:name="Раздел68">
              <text:p text:style-name="P3">$10-<text:span text:style-name="T13">m</text:span><text:span text:style-name="T3">4</text:span><text:span text:style-name="T13">0</text:span></text:p>
              <text:p text:style-name="P13">$10-<text:span text:style-name="T13">m</text:span><text:span text:style-name="T3">4</text:span><text:span text:style-name="T13">1</text:span></text:p>
              <text:p text:style-name="P13">$10-<text:span text:style-name="T13">m</text:span><text:span text:style-name="T3">4</text:span><text:span text:style-name="T13">2</text:span></text:p>
              <text:p text:style-name="P13">$10-<text:span text:style-name="T13">m</text:span><text:span text:style-name="T3">4</text:span><text:span text:style-name="T13">3</text:span></text:p>
              <text:p text:style-name="P13">$10-<text:span text:style-name="T13">m</text:span><text:span text:style-name="T3">4</text:span><text:span text:style-name="T13">4</text:span></text:p>
            </text:section>
          </table:table-cell>
          <table:table-cell table:style-name="t10.B8" office:value-type="string">
            <text:p text:style-name="P5">$10-av<text:span text:style-name="T13">4</text:span></text:p>
          </table:table-cell>
          <table:table-cell table:style-name="t10.B8" office:value-type="string">
            <text:p text:style-name="P5">$10-o<text:span text:style-name="T13">4</text:span></text:p>
          </table:table-cell>
          <table:table-cell table:style-name="t10.B8" office:value-type="string">
            <text:p text:style-name="P5">$10-q<text:span text:style-name="T13">4</text:span></text:p>
          </table:table-cell>
          <table:table-cell table:style-name="t10.B8" office:value-type="string">
            <text:p text:style-name="P5">$10-do<text:span text:style-name="T13">4</text:span></text:p>
          </table:table-cell>
          <table:table-cell table:style-name="t10.I8" office:value-type="string">
            <text:p text:style-name="P9">±<text:span text:style-name="T13">15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2"><text:span text:style-name="T6">AT3509 () s/n: </text:span><text:span text:style-name="T9"><text:s/></text:span><text:span text:style-name="T6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12"><text:span text:style-name="T11">Actual dose value</text:span>,</text:p>
            <text:p text:style-name="P12"><text:span text:style-name="T4">H</text:span><text:span text:style-name="T19">p</text:span><text:span text:style-name="T18">0</text:span></text:p>
          </table:table-cell>
          <table:table-cell table:style-name="s10.B2" table:number-rows-spanned="2" office:value-type="string">
            <text:p text:style-name="P48">Radiation source <text:s/>number</text:p>
          </table:table-cell>
          <table:table-cell table:style-name="s10.B2" table:number-rows-spanned="2" office:value-type="string">
            <text:p text:style-name="P14"><text:s text:c="2"/>d, cm<text:span text:style-name="T13"> <text:s/></text:span></text:p>
            <text:p text:style-name="P15">t, s</text:p>
          </table:table-cell>
          <table:table-cell table:style-name="s10.B2" table:number-columns-spanned="3" office:value-type="string">
            <text:p text:style-name="P56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4"><text:span text:style-name="T12">Relative <text:s/>measure-ment</text:span> <text:span text:style-name="T3">error</text:span></text:p>
            <text:p text:style-name="P49"><text:span text:style-name="T15">θ</text:span><text:span text:style-name="T21">пр</text:span><text:span text:style-name="T19">i</text:span><text:span text:style-name="T13">,</text:span> %</text:p>
          </table:table-cell>
          <table:table-cell table:style-name="s10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9">i</text:span><text:span text:style-name="T3">,</text:span> %</text:p>
          </table:table-cell>
          <table:table-cell table:style-name="s10.I2" table:number-rows-spanned="2" office:value-type="string">
            <text:p text:style-name="P10"><text:span text:style-name="T3">Limits of intrinsic relative error</text:span>, </text:p>
            <text:p text:style-name="P10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12"><text:span text:style-name="T4">H</text:span><text:span text:style-name="T19">pi</text:span></text:p>
          </table:table-cell>
          <table:table-cell table:style-name="s10.D3" office:value-type="string">
            <text:p text:style-name="P12"><text:span text:style-name="T4">H</text:span><text:span text:style-name="T19">pi </text:span><text:span text:style-name="T18">meas</text:span><text:span text:style-name="T17">.</text:span></text:p>
          </table:table-cell>
          <table:table-cell table:style-name="s10.D3" office:value-type="string">
            <text:p text:style-name="P12"><text:span text:style-name="T4">H</text:span><text:span text:style-name="T19">pi</text:span><text:span text:style-name="T20"> meas</text:span><text:span text:style-name="T23">.</text:span><text:span text:style-name="T29">-</text:span><text:span text:style-name="T4">H</text:span><text:span text:style-name="T19">p</text:span><text:span text:style-name="T18">0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4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10.B4" office:value-type="string">
            <text:p text:style-name="P5">$10-<text:span text:style-name="T3">dn_</text:span><text:span text:style-name="T13">3</text:span></text:p>
          </table:table-cell>
          <table:table-cell table:style-name="s10.B4" office:value-type="string">
            <text:p text:style-name="P8"><text:s text:c="2"/>$10-<text:span text:style-name="T3">dd_</text:span><text:span text:style-name="T13">3</text:span> <text:s/></text:p>
            <text:p text:style-name="P7"><text:span text:style-name="T13">36</text:span>0c</text:p>
          </table:table-cell>
          <table:table-cell table:style-name="s10.B4" office:value-type="string">
            <text:p text:style-name="P5">$10-d_dev<text:span text:style-name="T3">_</text:span><text:span text:style-name="T13">3</text:span></text:p>
          </table:table-cell>
          <table:table-cell table:style-name="s10.B4" office:value-type="string">
            <text:p text:style-name="P5">$10-dose<text:span text:style-name="T3">_</text:span><text:span text:style-name="T13">3</text:span></text:p>
          </table:table-cell>
          <table:table-cell table:style-name="s10.B4" office:value-type="string">
            <text:p text:style-name="P5">$10-d_res<text:span text:style-name="T3">_</text:span><text:span text:style-name="T13">3</text:span></text:p>
          </table:table-cell>
          <table:table-cell table:style-name="s10.B4" office:value-type="string">
            <text:p text:style-name="P5">$10-o_pog<text:span text:style-name="T3">_</text:span><text:span text:style-name="T13">3</text:span></text:p>
          </table:table-cell>
          <table:table-cell table:style-name="s10.B4" office:value-type="string">
            <text:p text:style-name="P5">$10-d_gran<text:span text:style-name="T3">_</text:span><text:span text:style-name="T13">3</text:span></text:p>
          </table:table-cell>
          <table:table-cell table:style-name="s10.I4" office:value-type="string">
            <text:p text:style-name="P4">±<text:span text:style-name="T3">30</text:span></text:p>
          </table:table-cell>
        </table:table-row>
        <table:table-row>
          <table:table-cell table:style-name="s10.A4" office:value-type="string">
            <text:p text:style-name="P4">4.0 мЗв<text:line-break/><text:span text:style-name="T3">Hp(10)</text:span></text:p>
          </table:table-cell>
          <table:table-cell table:style-name="s10.B4" office:value-type="string">
            <text:p text:style-name="P5">$10-<text:span text:style-name="T3">dn</text:span></text:p>
          </table:table-cell>
          <table:table-cell table:style-name="s10.B4" office:value-type="string">
            <text:p text:style-name="P8"><text:s text:c="2"/>$10-<text:span text:style-name="T3">dd</text:span> <text:s/></text:p>
            <text:p text:style-name="P7">180c</text:p>
          </table:table-cell>
          <table:table-cell table:style-name="s10.B4" office:value-type="string">
            <text:p text:style-name="P5">$10-d_dev</text:p>
          </table:table-cell>
          <table:table-cell table:style-name="s10.B4" office:value-type="string">
            <text:p text:style-name="P5">$10-dose</text:p>
          </table:table-cell>
          <table:table-cell table:style-name="s10.B4" office:value-type="string">
            <text:p text:style-name="P5">$10-d_res</text:p>
          </table:table-cell>
          <table:table-cell table:style-name="s10.B4" office:value-type="string">
            <text:p text:style-name="P5">$10-o_pog</text:p>
          </table:table-cell>
          <table:table-cell table:style-name="s10.B4" office:value-type="string">
            <text:p text:style-name="P5">$10-d_gran</text:p>
          </table:table-cell>
          <table:table-cell table:style-name="s10.I4" office:value-type="string">
            <text:p text:style-name="P4">±<text:span text:style-name="T13">15</text:span></text:p>
          </table:table-cell>
        </table:table-row>
        <table:table-row>
          <table:table-cell table:style-name="s10.A6" office:value-type="string">
            <text:p text:style-name="P4">4.0 <text:span text:style-name="T13">мкЗв</text:span></text:p>
            <text:p text:style-name="P6">Hp(0.07)</text:p>
          </table:table-cell>
          <table:table-cell table:style-name="s10.B6" office:value-type="string">
            <text:p text:style-name="P5">$10-<text:span text:style-name="T3">dn_2</text:span></text:p>
          </table:table-cell>
          <table:table-cell table:style-name="s10.B6" office:value-type="string">
            <text:p text:style-name="P8"><text:s text:c="2"/>$10-<text:span text:style-name="T3">dd_2</text:span> <text:s/></text:p>
            <text:p text:style-name="P7">360c</text:p>
          </table:table-cell>
          <table:table-cell table:style-name="s10.B6" office:value-type="string">
            <text:p text:style-name="P5">$10-d_dev_<text:span text:style-name="T3">2</text:span></text:p>
          </table:table-cell>
          <table:table-cell table:style-name="s10.B6" office:value-type="string">
            <text:p text:style-name="P5">$10-dose_<text:span text:style-name="T3">2</text:span></text:p>
          </table:table-cell>
          <table:table-cell table:style-name="s10.B6" office:value-type="string">
            <text:p text:style-name="P5">$10-d_res_<text:span text:style-name="T3">2</text:span></text:p>
          </table:table-cell>
          <table:table-cell table:style-name="s10.B6" office:value-type="string">
            <text:p text:style-name="P5">$10-o_pog_<text:span text:style-name="T3">2</text:span></text:p>
          </table:table-cell>
          <table:table-cell table:style-name="s10.B6" office:value-type="string">
            <text:p text:style-name="P5">$10-d_gran_<text:span text:style-name="T3">2</text:span></text:p>
          </table:table-cell>
          <table:table-cell table:style-name="s10.I6" office:value-type="string">
            <text:p text:style-name="P4">±<text:span text:style-name="T13">15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2"><text:span text:style-name="T6">AT3509 () s/n: </text:span><text:span text:style-name="T6"><text:s/>зав. №</text:span><text:span text:style-name="T9"> </text:span><text:span text:style-name="T6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9">Dose rate at check point,</text:p>
            <text:p text:style-name="P21"><text:span text:style-name="T24">Ḣ</text:span><text:span text:style-name="T19">oi</text:span></text:p>
          </table:table-cell>
          <table:table-cell table:style-name="t11.B2" office:value-type="string">
            <text:p text:style-name="P48">Radia-tion source <text:s/>number</text:p>
          </table:table-cell>
          <table:table-cell table:style-name="t11.B2" office:value-type="string">
            <text:p text:style-name="P4"><text:span text:style-name="T3">Distance to source</text:span>, </text:p>
            <text:p text:style-name="P20">R, сm</text:p>
          </table:table-cell>
          <table:table-cell table:style-name="t11.B2" office:value-type="string">
            <text:p text:style-name="P52"><text:span text:style-name="T3">Dose rate measurement at check point</text:span>,</text:p>
            <text:p text:style-name="P52"><text:span text:style-name="T24">Ḣ</text:span><text:span text:style-name="T51">*</text:span><text:span text:style-name="T19">i</text:span></text:p>
          </table:table-cell>
          <table:table-cell table:style-name="t11.B2" office:value-type="string">
            <text:p text:style-name="P57"><text:span text:style-name="T3">Average value</text:span>, </text:p>
            <text:p text:style-name="P58"><text:span text:style-name="T4">H</text:span><text:span text:style-name="T19">pi</text:span></text:p>
          </table:table-cell>
          <table:table-cell table:style-name="t11.B2" office:value-type="string">
            <text:p text:style-name="P4"><text:span text:style-name="T12">Relative <text:s/>measure-ment</text:span> <text:span text:style-name="T3">error</text:span></text:p>
            <text:p text:style-name="P49"><text:span text:style-name="T15">θ</text:span><text:span text:style-name="T21">пр</text:span><text:span text:style-name="T19">i</text:span><text:span text:style-name="T13">,</text:span> %</text:p>
          </table:table-cell>
          <table:table-cell table:style-name="t11.B2" office:value-type="string">
            <text:p text:style-name="P23"><text:span text:style-name="T52">Relative standard deviation</text:span>,</text:p>
            <text:p text:style-name="P23"><text:span text:style-name="T3">S</text:span><text:span text:style-name="T19">i</text:span><text:span text:style-name="T3">, %</text:span></text:p>
          </table:table-cell>
          <table:table-cell table:style-name="t11.B2" office:value-type="string">
            <text:p text:style-name="P28"><text:span text:style-name="T3">Confidence limit of the intrinsic <text:s/>relative error</text:span> <text:span text:style-name="T10">Δ</text:span><text:span text:style-name="T19">i</text:span><text:span text:style-name="T3">,</text:span> %</text:p>
          </table:table-cell>
          <table:table-cell table:style-name="t11.I2" office:value-type="string">
            <text:p text:style-name="P24">Limits of intrinsic relative</text:p>
            <text:p text:style-name="P10"><text:span text:style-name="T3">error</text:span>, % </text:p>
            <text:p text:style-name="P25">not above</text:p>
          </table:table-cell>
        </table:table-row>
        <table:table-row>
          <table:table-cell table:style-name="t11.A3" office:value-type="string">
            <text:p text:style-name="P12">Фон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5">$11-d0</text:p>
          </table:table-cell>
          <table:table-cell table:style-name="t11.D3" office:value-type="string">
            <text:section text:style-name="Sect1" text:name="Раздел51">
              <text:p text:style-name="P13">$11-bg0</text:p>
              <text:p text:style-name="P13">$11-bg1</text:p>
              <text:p text:style-name="P13">$11-bg2</text:p>
              <text:p text:style-name="P13">$11-bg3</text:p>
              <text:p text:style-name="P13">$11-bg4</text:p>
              <text:p text:style-name="P13">$11-bg5</text:p>
              <text:p text:style-name="P13">$11-bg6</text:p>
              <text:p text:style-name="P13">$11-bg7</text:p>
              <text:p text:style-name="P12"/>
            </text:section>
          </table:table-cell>
          <table:table-cell table:style-name="t11.B3" office:value-type="string">
            <text:p text:style-name="P5">$11-av-bg</text:p>
          </table:table-cell>
          <table:table-cell table:style-name="t11.B3" office:value-type="string">
            <text:p text:style-name="P5">---</text:p>
          </table:table-cell>
          <table:table-cell table:style-name="t11.B3" office:value-type="string">
            <text:p text:style-name="P5">---</text:p>
          </table:table-cell>
          <table:table-cell table:style-name="t11.B3" office:value-type="string">
            <text:p text:style-name="P5">---</text:p>
          </table:table-cell>
          <table:table-cell table:style-name="t11.I3" office:value-type="string">
            <text:p text:style-name="P6">---</text:p>
          </table:table-cell>
        </table:table-row>
        <table:table-row>
          <table:table-cell table:style-name="t11.A3" office:value-type="string">
            <text:p text:style-name="P4">0.80 Sv/h</text:p>
          </table:table-cell>
          <table:table-cell table:style-name="t11.B3" office:value-type="string">
            <text:p text:style-name="P5">$11-n0</text:p>
          </table:table-cell>
          <table:table-cell table:style-name="t11.B3" office:value-type="string">
            <text:p text:style-name="P5">$11-d0</text:p>
          </table:table-cell>
          <table:table-cell table:style-name="t11.D3" office:value-type="string">
            <text:section text:style-name="Sect1" text:name="Раздел52">
              <text:p text:style-name="P13">$11-m00</text:p>
              <text:p text:style-name="P13">$11-m01</text:p>
              <text:p text:style-name="P13">$11-m02</text:p>
              <text:p text:style-name="P13">$11-m03</text:p>
              <text:p text:style-name="P13">$11-m04</text:p>
              <text:p text:style-name="P13">$11-m05</text:p>
              <text:p text:style-name="P13">$11-m06</text:p>
              <text:p text:style-name="P13">$11-m07</text:p>
              <text:p text:style-name="P13"/>
            </text:section>
          </table:table-cell>
          <table:table-cell table:style-name="t11.B3" office:value-type="string">
            <text:p text:style-name="P5">$11-av0</text:p>
          </table:table-cell>
          <table:table-cell table:style-name="t11.B3" office:value-type="string">
            <text:p text:style-name="P5">$11-o0</text:p>
          </table:table-cell>
          <table:table-cell table:style-name="t11.B3" office:value-type="string">
            <text:p text:style-name="P5">$11-q0</text:p>
          </table:table-cell>
          <table:table-cell table:style-name="t11.B3" office:value-type="string">
            <text:p text:style-name="P5">$11-do0</text:p>
          </table:table-cell>
          <table:table-cell table:style-name="t11.I3" office:value-type="string">
            <text:p text:style-name="P9">±<text:span text:style-name="T13">30</text:span></text:p>
          </table:table-cell>
        </table:table-row>
        <table:table-row>
          <table:table-cell table:style-name="t11.A3" office:value-type="string">
            <text:p text:style-name="P4">4.0 mSv/h</text:p>
          </table:table-cell>
          <table:table-cell table:style-name="t11.B3" office:value-type="string">
            <text:p text:style-name="P5">$11-n1</text:p>
          </table:table-cell>
          <table:table-cell table:style-name="t11.B3" office:value-type="string">
            <text:p text:style-name="P5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13">$11-m11</text:p>
              <text:p text:style-name="P13">$11-m12</text:p>
              <text:p text:style-name="P13">$11-m13</text:p>
              <text:p text:style-name="P13">$11-m14</text:p>
            </text:section>
          </table:table-cell>
          <table:table-cell table:style-name="t11.B3" office:value-type="string">
            <text:p text:style-name="P5">$11-av1</text:p>
          </table:table-cell>
          <table:table-cell table:style-name="t11.B3" office:value-type="string">
            <text:p text:style-name="P5">$11-o1</text:p>
          </table:table-cell>
          <table:table-cell table:style-name="t11.B3" office:value-type="string">
            <text:p text:style-name="P5">$11-q1</text:p>
          </table:table-cell>
          <table:table-cell table:style-name="t11.B3" office:value-type="string">
            <text:p text:style-name="P5">$11-do1</text:p>
          </table:table-cell>
          <table:table-cell table:style-name="t11.I3" office:value-type="string">
            <text:p text:style-name="P9">±<text:span text:style-name="T13">15</text:span></text:p>
          </table:table-cell>
        </table:table-row>
        <table:table-row>
          <table:table-cell table:style-name="t11.A3" office:value-type="string">
            <text:p text:style-name="P4">800<text:span text:style-name="T13">.</text:span>0 mSv/h</text:p>
          </table:table-cell>
          <table:table-cell table:style-name="t11.B3" office:value-type="string">
            <text:p text:style-name="P5">$11-n2</text:p>
          </table:table-cell>
          <table:table-cell table:style-name="t11.B3" office:value-type="string">
            <text:p text:style-name="P5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13">$11-m21</text:p>
              <text:p text:style-name="P13">$11-m22</text:p>
              <text:p text:style-name="P13">$11-m23</text:p>
              <text:p text:style-name="P13">$11-m24</text:p>
            </text:section>
          </table:table-cell>
          <table:table-cell table:style-name="t11.B3" office:value-type="string">
            <text:p text:style-name="P5">$11-av2</text:p>
          </table:table-cell>
          <table:table-cell table:style-name="t11.B3" office:value-type="string">
            <text:p text:style-name="P5">$11-o2</text:p>
          </table:table-cell>
          <table:table-cell table:style-name="t11.B3" office:value-type="string">
            <text:p text:style-name="P5">$11-q2</text:p>
          </table:table-cell>
          <table:table-cell table:style-name="t11.B3" office:value-type="string">
            <text:p text:style-name="P5">$11-do2</text:p>
          </table:table-cell>
          <table:table-cell table:style-name="t11.I3" office:value-type="string">
            <text:p text:style-name="P9">±<text:span text:style-name="T13">15</text:span></text:p>
          </table:table-cell>
        </table:table-row>
        <table:table-row>
          <table:table-cell table:style-name="t11.A3" office:value-type="string">
            <text:p text:style-name="P4"><text:span text:style-name="T13">4.</text:span>0 Sv/h<text:line-break/><text:span text:style-name="T3">Hp(10)</text:span></text:p>
          </table:table-cell>
          <table:table-cell table:style-name="t11.B3" office:value-type="string">
            <text:p text:style-name="P5">$11-n<text:span text:style-name="T13">3</text:span></text:p>
          </table:table-cell>
          <table:table-cell table:style-name="t11.B3" office:value-type="string">
            <text:p text:style-name="P5">$11-d<text:span text:style-name="T13">3</text:span></text:p>
          </table:table-cell>
          <table:table-cell table:style-name="t11.D3" office:value-type="string">
            <text:section text:style-name="Sect1" text:name="Раздел69">
              <text:p text:style-name="P3">$11-<text:span text:style-name="T13">m30</text:span></text:p>
              <text:p text:style-name="P13">$11-<text:span text:style-name="T13">m31</text:span></text:p>
              <text:p text:style-name="P13">$11-<text:span text:style-name="T13">m32</text:span></text:p>
              <text:p text:style-name="P13">$11-<text:span text:style-name="T13">m33</text:span></text:p>
              <text:p text:style-name="P13">$11-<text:span text:style-name="T13">m34</text:span></text:p>
            </text:section>
          </table:table-cell>
          <table:table-cell table:style-name="t11.B3" office:value-type="string">
            <text:p text:style-name="P5">$11-av<text:span text:style-name="T13">3</text:span></text:p>
          </table:table-cell>
          <table:table-cell table:style-name="t11.B3" office:value-type="string">
            <text:p text:style-name="P5">$11-o<text:span text:style-name="T13">3</text:span></text:p>
          </table:table-cell>
          <table:table-cell table:style-name="t11.B3" office:value-type="string">
            <text:p text:style-name="P5">$11-q<text:span text:style-name="T13">3</text:span></text:p>
          </table:table-cell>
          <table:table-cell table:style-name="t11.B3" office:value-type="string">
            <text:p text:style-name="P5">$11-do<text:span text:style-name="T13">3</text:span></text:p>
          </table:table-cell>
          <table:table-cell table:style-name="t11.I3" office:value-type="string">
            <text:p text:style-name="P9">±<text:span text:style-name="T13">19</text:span></text:p>
          </table:table-cell>
        </table:table-row>
        <table:table-row>
          <table:table-cell table:style-name="t11.A8" office:value-type="string">
            <text:p text:style-name="P4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11.B8" office:value-type="string">
            <text:p text:style-name="P5">$11-n<text:span text:style-name="T13">4</text:span></text:p>
          </table:table-cell>
          <table:table-cell table:style-name="t11.B8" office:value-type="string">
            <text:p text:style-name="P5">$11-d<text:span text:style-name="T13">4</text:span></text:p>
          </table:table-cell>
          <table:table-cell table:style-name="t11.D8" office:value-type="string">
            <text:section text:style-name="Sect1" text:name="Раздел70">
              <text:p text:style-name="P3">$11-<text:span text:style-name="T13">m</text:span><text:span text:style-name="T3">4</text:span><text:span text:style-name="T13">0</text:span></text:p>
              <text:p text:style-name="P13">$11-<text:span text:style-name="T13">m</text:span><text:span text:style-name="T3">4</text:span><text:span text:style-name="T13">1</text:span></text:p>
              <text:p text:style-name="P13">$11-<text:span text:style-name="T13">m</text:span><text:span text:style-name="T3">4</text:span><text:span text:style-name="T13">2</text:span></text:p>
              <text:p text:style-name="P13">$11-<text:span text:style-name="T13">m</text:span><text:span text:style-name="T3">4</text:span><text:span text:style-name="T13">3</text:span></text:p>
              <text:p text:style-name="P13">$11-<text:span text:style-name="T13">m</text:span><text:span text:style-name="T3">4</text:span><text:span text:style-name="T13">4</text:span></text:p>
            </text:section>
          </table:table-cell>
          <table:table-cell table:style-name="t11.B8" office:value-type="string">
            <text:p text:style-name="P5">$11-av<text:span text:style-name="T13">4</text:span></text:p>
          </table:table-cell>
          <table:table-cell table:style-name="t11.B8" office:value-type="string">
            <text:p text:style-name="P5">$11-o<text:span text:style-name="T13">4</text:span></text:p>
          </table:table-cell>
          <table:table-cell table:style-name="t11.B8" office:value-type="string">
            <text:p text:style-name="P5">$11-q<text:span text:style-name="T13">4</text:span></text:p>
          </table:table-cell>
          <table:table-cell table:style-name="t11.B8" office:value-type="string">
            <text:p text:style-name="P5">$11-do<text:span text:style-name="T13">4</text:span></text:p>
          </table:table-cell>
          <table:table-cell table:style-name="t11.I8" office:value-type="string">
            <text:p text:style-name="P9">±<text:span text:style-name="T13">15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2"><text:span text:style-name="T6">AT3509 () s/n: </text:span><text:span text:style-name="T9"><text:s/></text:span><text:span text:style-name="T6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12"><text:span text:style-name="T11">Actual dose value</text:span>,</text:p>
            <text:p text:style-name="P12"><text:span text:style-name="T4">H</text:span><text:span text:style-name="T19">p</text:span><text:span text:style-name="T18">0</text:span></text:p>
          </table:table-cell>
          <table:table-cell table:style-name="s11.B2" table:number-rows-spanned="2" office:value-type="string">
            <text:p text:style-name="P48">Radiation source <text:s/>number</text:p>
          </table:table-cell>
          <table:table-cell table:style-name="s11.B2" table:number-rows-spanned="2" office:value-type="string">
            <text:p text:style-name="P14"><text:s text:c="2"/>d, cm<text:span text:style-name="T13"> <text:s/></text:span></text:p>
            <text:p text:style-name="P15">t, s</text:p>
          </table:table-cell>
          <table:table-cell table:style-name="s11.B2" table:number-columns-spanned="3" office:value-type="string">
            <text:p text:style-name="P56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4"><text:span text:style-name="T12">Relative <text:s/>measure-ment</text:span> <text:span text:style-name="T3">error</text:span></text:p>
            <text:p text:style-name="P49"><text:span text:style-name="T15">θ</text:span><text:span text:style-name="T21">пр</text:span><text:span text:style-name="T19">i</text:span><text:span text:style-name="T13">,</text:span> %</text:p>
          </table:table-cell>
          <table:table-cell table:style-name="s11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9">i</text:span><text:span text:style-name="T3">,</text:span> %</text:p>
          </table:table-cell>
          <table:table-cell table:style-name="s11.I2" table:number-rows-spanned="2" office:value-type="string">
            <text:p text:style-name="P10"><text:span text:style-name="T3">Limits of intrinsic relative error</text:span>, </text:p>
            <text:p text:style-name="P10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12"><text:span text:style-name="T4">H</text:span><text:span text:style-name="T19">pi</text:span></text:p>
          </table:table-cell>
          <table:table-cell table:style-name="s11.D3" office:value-type="string">
            <text:p text:style-name="P12"><text:span text:style-name="T4">H</text:span><text:span text:style-name="T19">pi </text:span><text:span text:style-name="T18">meas</text:span><text:span text:style-name="T17">.</text:span></text:p>
          </table:table-cell>
          <table:table-cell table:style-name="s11.D3" office:value-type="string">
            <text:p text:style-name="P12"><text:span text:style-name="T4">H</text:span><text:span text:style-name="T19">pi</text:span><text:span text:style-name="T20"> meas</text:span><text:span text:style-name="T23">.</text:span><text:span text:style-name="T29">-</text:span><text:span text:style-name="T4">H</text:span><text:span text:style-name="T19">p</text:span><text:span text:style-name="T18">0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4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11.B4" office:value-type="string">
            <text:p text:style-name="P5">$11-<text:span text:style-name="T3">dn_</text:span><text:span text:style-name="T13">3</text:span></text:p>
          </table:table-cell>
          <table:table-cell table:style-name="s11.B4" office:value-type="string">
            <text:p text:style-name="P8"><text:s text:c="2"/>$11-<text:span text:style-name="T3">dd_</text:span><text:span text:style-name="T13">3</text:span> <text:s/></text:p>
            <text:p text:style-name="P7"><text:span text:style-name="T13">36</text:span>0c</text:p>
          </table:table-cell>
          <table:table-cell table:style-name="s11.B4" office:value-type="string">
            <text:p text:style-name="P5">$11-d_dev<text:span text:style-name="T3">_</text:span><text:span text:style-name="T13">3</text:span></text:p>
          </table:table-cell>
          <table:table-cell table:style-name="s11.B4" office:value-type="string">
            <text:p text:style-name="P5">$11-dose<text:span text:style-name="T3">_</text:span><text:span text:style-name="T13">3</text:span></text:p>
          </table:table-cell>
          <table:table-cell table:style-name="s11.B4" office:value-type="string">
            <text:p text:style-name="P5">$11-d_res<text:span text:style-name="T3">_</text:span><text:span text:style-name="T13">3</text:span></text:p>
          </table:table-cell>
          <table:table-cell table:style-name="s11.B4" office:value-type="string">
            <text:p text:style-name="P5">$11-o_pog<text:span text:style-name="T3">_</text:span><text:span text:style-name="T13">3</text:span></text:p>
          </table:table-cell>
          <table:table-cell table:style-name="s11.B4" office:value-type="string">
            <text:p text:style-name="P5">$11-d_gran<text:span text:style-name="T3">_</text:span><text:span text:style-name="T13">3</text:span></text:p>
          </table:table-cell>
          <table:table-cell table:style-name="s11.I4" office:value-type="string">
            <text:p text:style-name="P4">±<text:span text:style-name="T3">30</text:span></text:p>
          </table:table-cell>
        </table:table-row>
        <table:table-row>
          <table:table-cell table:style-name="s11.A4" office:value-type="string">
            <text:p text:style-name="P4">4.0 мЗв<text:line-break/><text:span text:style-name="T3">Hp(10)</text:span></text:p>
          </table:table-cell>
          <table:table-cell table:style-name="s11.B4" office:value-type="string">
            <text:p text:style-name="P5">$11-<text:span text:style-name="T3">dn</text:span></text:p>
          </table:table-cell>
          <table:table-cell table:style-name="s11.B4" office:value-type="string">
            <text:p text:style-name="P8"><text:s text:c="2"/>$11-<text:span text:style-name="T3">dd</text:span> <text:s/></text:p>
            <text:p text:style-name="P7">180c</text:p>
          </table:table-cell>
          <table:table-cell table:style-name="s11.B4" office:value-type="string">
            <text:p text:style-name="P5">$11-d_dev</text:p>
          </table:table-cell>
          <table:table-cell table:style-name="s11.B4" office:value-type="string">
            <text:p text:style-name="P5">$11-dose</text:p>
          </table:table-cell>
          <table:table-cell table:style-name="s11.B4" office:value-type="string">
            <text:p text:style-name="P5">$11-d_res</text:p>
          </table:table-cell>
          <table:table-cell table:style-name="s11.B4" office:value-type="string">
            <text:p text:style-name="P5">$11-o_pog</text:p>
          </table:table-cell>
          <table:table-cell table:style-name="s11.B4" office:value-type="string">
            <text:p text:style-name="P5">$11-d_gran</text:p>
          </table:table-cell>
          <table:table-cell table:style-name="s11.I4" office:value-type="string">
            <text:p text:style-name="P4">±<text:span text:style-name="T13">15</text:span></text:p>
          </table:table-cell>
        </table:table-row>
        <table:table-row>
          <table:table-cell table:style-name="s11.A6" office:value-type="string">
            <text:p text:style-name="P4">4.0 <text:span text:style-name="T13">мкЗв</text:span></text:p>
            <text:p text:style-name="P6">Hp(0.07)</text:p>
          </table:table-cell>
          <table:table-cell table:style-name="s11.B6" office:value-type="string">
            <text:p text:style-name="P5">$11-<text:span text:style-name="T3">dn_2</text:span></text:p>
          </table:table-cell>
          <table:table-cell table:style-name="s11.B6" office:value-type="string">
            <text:p text:style-name="P8"><text:s text:c="2"/>$11-<text:span text:style-name="T3">dd_2</text:span> <text:s/></text:p>
            <text:p text:style-name="P7">360c</text:p>
          </table:table-cell>
          <table:table-cell table:style-name="s11.B6" office:value-type="string">
            <text:p text:style-name="P5">$11-d_dev_<text:span text:style-name="T3">2</text:span></text:p>
          </table:table-cell>
          <table:table-cell table:style-name="s11.B6" office:value-type="string">
            <text:p text:style-name="P5">$11-dose_<text:span text:style-name="T3">2</text:span></text:p>
          </table:table-cell>
          <table:table-cell table:style-name="s11.B6" office:value-type="string">
            <text:p text:style-name="P5">$11-d_res_<text:span text:style-name="T3">2</text:span></text:p>
          </table:table-cell>
          <table:table-cell table:style-name="s11.B6" office:value-type="string">
            <text:p text:style-name="P5">$11-o_pog_<text:span text:style-name="T3">2</text:span></text:p>
          </table:table-cell>
          <table:table-cell table:style-name="s11.B6" office:value-type="string">
            <text:p text:style-name="P5">$11-d_gran_<text:span text:style-name="T3">2</text:span></text:p>
          </table:table-cell>
          <table:table-cell table:style-name="s11.I6" office:value-type="string">
            <text:p text:style-name="P4">±<text:span text:style-name="T13">15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2"><text:span text:style-name="T6">AT3509 () s/n: </text:span><text:span text:style-name="T6"><text:s/>зав. №</text:span><text:span text:style-name="T9"> </text:span><text:span text:style-name="T6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9">Dose rate at check point,</text:p>
            <text:p text:style-name="P21"><text:span text:style-name="T24">Ḣ</text:span><text:span text:style-name="T19">oi</text:span></text:p>
          </table:table-cell>
          <table:table-cell table:style-name="t12.B2" office:value-type="string">
            <text:p text:style-name="P48">Radia-tion source <text:s/>number</text:p>
          </table:table-cell>
          <table:table-cell table:style-name="t12.B2" office:value-type="string">
            <text:p text:style-name="P4"><text:span text:style-name="T3">Distance to source</text:span>, </text:p>
            <text:p text:style-name="P20">R, сm</text:p>
          </table:table-cell>
          <table:table-cell table:style-name="t12.B2" office:value-type="string">
            <text:p text:style-name="P52"><text:span text:style-name="T3">Dose rate measurement at check point</text:span>,</text:p>
            <text:p text:style-name="P52"><text:span text:style-name="T24">Ḣ</text:span><text:span text:style-name="T51">*</text:span><text:span text:style-name="T19">i</text:span></text:p>
          </table:table-cell>
          <table:table-cell table:style-name="t12.B2" office:value-type="string">
            <text:p text:style-name="P57"><text:span text:style-name="T3">Average value</text:span>, </text:p>
            <text:p text:style-name="P58"><text:span text:style-name="T4">H</text:span><text:span text:style-name="T19">pi</text:span></text:p>
          </table:table-cell>
          <table:table-cell table:style-name="t12.B2" office:value-type="string">
            <text:p text:style-name="P4"><text:span text:style-name="T12">Relative <text:s/>measure-ment</text:span> <text:span text:style-name="T3">error</text:span></text:p>
            <text:p text:style-name="P49"><text:span text:style-name="T15">θ</text:span><text:span text:style-name="T21">пр</text:span><text:span text:style-name="T19">i</text:span><text:span text:style-name="T13">,</text:span> %</text:p>
          </table:table-cell>
          <table:table-cell table:style-name="t12.B2" office:value-type="string">
            <text:p text:style-name="P23"><text:span text:style-name="T52">Relative standard deviation</text:span>,</text:p>
            <text:p text:style-name="P23"><text:span text:style-name="T3">S</text:span><text:span text:style-name="T19">i</text:span><text:span text:style-name="T3">, %</text:span></text:p>
          </table:table-cell>
          <table:table-cell table:style-name="t12.B2" office:value-type="string">
            <text:p text:style-name="P28"><text:span text:style-name="T3">Confidence limit of the intrinsic <text:s/>relative error</text:span> <text:span text:style-name="T10">Δ</text:span><text:span text:style-name="T19">i</text:span><text:span text:style-name="T3">,</text:span> %</text:p>
          </table:table-cell>
          <table:table-cell table:style-name="t12.I2" office:value-type="string">
            <text:p text:style-name="P24">Limits of intrinsic relative</text:p>
            <text:p text:style-name="P10"><text:span text:style-name="T3">error</text:span>, % </text:p>
            <text:p text:style-name="P25">not above</text:p>
          </table:table-cell>
        </table:table-row>
        <table:table-row>
          <table:table-cell table:style-name="t12.A3" office:value-type="string">
            <text:p text:style-name="P12">Фон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5">$12-d0</text:p>
          </table:table-cell>
          <table:table-cell table:style-name="t12.D3" office:value-type="string">
            <text:section text:style-name="Sect1" text:name="Раздел56">
              <text:p text:style-name="P13">$12-bg0</text:p>
              <text:p text:style-name="P13">$12-bg1</text:p>
              <text:p text:style-name="P13">$12-bg2</text:p>
              <text:p text:style-name="P13">$12-bg3</text:p>
              <text:p text:style-name="P13">$12-bg4</text:p>
              <text:p text:style-name="P13">$12-bg5</text:p>
              <text:p text:style-name="P13">$12-bg6</text:p>
              <text:p text:style-name="P13">$12-bg7</text:p>
              <text:p text:style-name="P12"/>
            </text:section>
          </table:table-cell>
          <table:table-cell table:style-name="t12.B3" office:value-type="string">
            <text:p text:style-name="P5">$12-av-bg</text:p>
          </table:table-cell>
          <table:table-cell table:style-name="t12.B3" office:value-type="string">
            <text:p text:style-name="P5">---</text:p>
          </table:table-cell>
          <table:table-cell table:style-name="t12.B3" office:value-type="string">
            <text:p text:style-name="P5">---</text:p>
          </table:table-cell>
          <table:table-cell table:style-name="t12.B3" office:value-type="string">
            <text:p text:style-name="P5">---</text:p>
          </table:table-cell>
          <table:table-cell table:style-name="t12.I3" office:value-type="string">
            <text:p text:style-name="P6">---</text:p>
          </table:table-cell>
        </table:table-row>
        <table:table-row>
          <table:table-cell table:style-name="t12.A3" office:value-type="string">
            <text:p text:style-name="P4">0.80 Sv/h</text:p>
          </table:table-cell>
          <table:table-cell table:style-name="t12.B3" office:value-type="string">
            <text:p text:style-name="P5">$12-n0</text:p>
          </table:table-cell>
          <table:table-cell table:style-name="t12.B3" office:value-type="string">
            <text:p text:style-name="P5">$12-d0</text:p>
          </table:table-cell>
          <table:table-cell table:style-name="t12.D3" office:value-type="string">
            <text:section text:style-name="Sect1" text:name="Раздел57">
              <text:p text:style-name="P13">$12-m00</text:p>
              <text:p text:style-name="P13">$12-m01</text:p>
              <text:p text:style-name="P13">$12-m02</text:p>
              <text:p text:style-name="P13">$12-m03</text:p>
              <text:p text:style-name="P13">$12-m04</text:p>
              <text:p text:style-name="P13">$12-m05</text:p>
              <text:p text:style-name="P13">$12-m06</text:p>
              <text:p text:style-name="P13">$12-m07</text:p>
              <text:p text:style-name="P13"/>
            </text:section>
          </table:table-cell>
          <table:table-cell table:style-name="t12.B3" office:value-type="string">
            <text:p text:style-name="P5">$12-av0</text:p>
          </table:table-cell>
          <table:table-cell table:style-name="t12.B3" office:value-type="string">
            <text:p text:style-name="P5">$12-o0</text:p>
          </table:table-cell>
          <table:table-cell table:style-name="t12.B3" office:value-type="string">
            <text:p text:style-name="P5">$12-q0</text:p>
          </table:table-cell>
          <table:table-cell table:style-name="t12.B3" office:value-type="string">
            <text:p text:style-name="P5">$12-do0</text:p>
          </table:table-cell>
          <table:table-cell table:style-name="t12.I3" office:value-type="string">
            <text:p text:style-name="P9">±<text:span text:style-name="T13">30</text:span></text:p>
          </table:table-cell>
        </table:table-row>
        <table:table-row>
          <table:table-cell table:style-name="t12.A3" office:value-type="string">
            <text:p text:style-name="P4">4.0 mSv/h</text:p>
          </table:table-cell>
          <table:table-cell table:style-name="t12.B3" office:value-type="string">
            <text:p text:style-name="P5">$12-n1</text:p>
          </table:table-cell>
          <table:table-cell table:style-name="t12.B3" office:value-type="string">
            <text:p text:style-name="P5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13">$12-m11</text:p>
              <text:p text:style-name="P13">$12-m12</text:p>
              <text:p text:style-name="P13">$12-m13</text:p>
              <text:p text:style-name="P13">$12-m14</text:p>
            </text:section>
          </table:table-cell>
          <table:table-cell table:style-name="t12.B3" office:value-type="string">
            <text:p text:style-name="P5">$12-av1</text:p>
          </table:table-cell>
          <table:table-cell table:style-name="t12.B3" office:value-type="string">
            <text:p text:style-name="P5">$12-o1</text:p>
          </table:table-cell>
          <table:table-cell table:style-name="t12.B3" office:value-type="string">
            <text:p text:style-name="P5">$12-q1</text:p>
          </table:table-cell>
          <table:table-cell table:style-name="t12.B3" office:value-type="string">
            <text:p text:style-name="P5">$12-do1</text:p>
          </table:table-cell>
          <table:table-cell table:style-name="t12.I3" office:value-type="string">
            <text:p text:style-name="P9">±<text:span text:style-name="T13">15</text:span></text:p>
          </table:table-cell>
        </table:table-row>
        <table:table-row>
          <table:table-cell table:style-name="t12.A3" office:value-type="string">
            <text:p text:style-name="P4">800<text:span text:style-name="T13">.</text:span>0 mSv/h</text:p>
          </table:table-cell>
          <table:table-cell table:style-name="t12.B3" office:value-type="string">
            <text:p text:style-name="P5">$12-n2</text:p>
          </table:table-cell>
          <table:table-cell table:style-name="t12.B3" office:value-type="string">
            <text:p text:style-name="P5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13">$12-m21</text:p>
              <text:p text:style-name="P13">$12-m22</text:p>
              <text:p text:style-name="P13">$12-m23</text:p>
              <text:p text:style-name="P13">$12-m24</text:p>
            </text:section>
          </table:table-cell>
          <table:table-cell table:style-name="t12.B3" office:value-type="string">
            <text:p text:style-name="P5">$12-av2</text:p>
          </table:table-cell>
          <table:table-cell table:style-name="t12.B3" office:value-type="string">
            <text:p text:style-name="P5">$12-o2</text:p>
          </table:table-cell>
          <table:table-cell table:style-name="t12.B3" office:value-type="string">
            <text:p text:style-name="P5">$12-q2</text:p>
          </table:table-cell>
          <table:table-cell table:style-name="t12.B3" office:value-type="string">
            <text:p text:style-name="P5">$12-do2</text:p>
          </table:table-cell>
          <table:table-cell table:style-name="t12.I3" office:value-type="string">
            <text:p text:style-name="P9">±<text:span text:style-name="T13">15</text:span></text:p>
          </table:table-cell>
        </table:table-row>
        <table:table-row>
          <table:table-cell table:style-name="t12.A3" office:value-type="string">
            <text:p text:style-name="P4"><text:span text:style-name="T13">4.</text:span>0 Sv/h<text:line-break/><text:span text:style-name="T3">Hp(10)</text:span></text:p>
          </table:table-cell>
          <table:table-cell table:style-name="t12.B3" office:value-type="string">
            <text:p text:style-name="P5">$12-n<text:span text:style-name="T13">3</text:span></text:p>
          </table:table-cell>
          <table:table-cell table:style-name="t12.B3" office:value-type="string">
            <text:p text:style-name="P5">$12-d<text:span text:style-name="T13">3</text:span></text:p>
          </table:table-cell>
          <table:table-cell table:style-name="t12.D3" office:value-type="string">
            <text:section text:style-name="Sect1" text:name="Раздел71">
              <text:p text:style-name="P3">$12-<text:span text:style-name="T13">m30</text:span></text:p>
              <text:p text:style-name="P13">$12-<text:span text:style-name="T13">m31</text:span></text:p>
              <text:p text:style-name="P13">$12-<text:span text:style-name="T13">m32</text:span></text:p>
              <text:p text:style-name="P13">$12-<text:span text:style-name="T13">m33</text:span></text:p>
              <text:p text:style-name="P13">$12-<text:span text:style-name="T13">m34</text:span></text:p>
            </text:section>
          </table:table-cell>
          <table:table-cell table:style-name="t12.B3" office:value-type="string">
            <text:p text:style-name="P5">$12-av<text:span text:style-name="T13">3</text:span></text:p>
          </table:table-cell>
          <table:table-cell table:style-name="t12.B3" office:value-type="string">
            <text:p text:style-name="P5">$12-o<text:span text:style-name="T13">3</text:span></text:p>
          </table:table-cell>
          <table:table-cell table:style-name="t12.B3" office:value-type="string">
            <text:p text:style-name="P5">$12-q<text:span text:style-name="T13">3</text:span></text:p>
          </table:table-cell>
          <table:table-cell table:style-name="t12.B3" office:value-type="string">
            <text:p text:style-name="P5">$12-do<text:span text:style-name="T13">3</text:span></text:p>
          </table:table-cell>
          <table:table-cell table:style-name="t12.I3" office:value-type="string">
            <text:p text:style-name="P9">±<text:span text:style-name="T13">19</text:span></text:p>
          </table:table-cell>
        </table:table-row>
        <table:table-row>
          <table:table-cell table:style-name="t12.A8" office:value-type="string">
            <text:p text:style-name="P4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12.B8" office:value-type="string">
            <text:p text:style-name="P5">$12-n<text:span text:style-name="T13">4</text:span></text:p>
          </table:table-cell>
          <table:table-cell table:style-name="t12.B8" office:value-type="string">
            <text:p text:style-name="P5">$12-d<text:span text:style-name="T13">4</text:span></text:p>
          </table:table-cell>
          <table:table-cell table:style-name="t12.D8" office:value-type="string">
            <text:section text:style-name="Sect1" text:name="Раздел72">
              <text:p text:style-name="P3">$12-<text:span text:style-name="T13">m</text:span><text:span text:style-name="T3">4</text:span><text:span text:style-name="T13">0</text:span></text:p>
              <text:p text:style-name="P13">$12-<text:span text:style-name="T13">m</text:span><text:span text:style-name="T3">4</text:span><text:span text:style-name="T13">1</text:span></text:p>
              <text:p text:style-name="P13">$12-<text:span text:style-name="T13">m</text:span><text:span text:style-name="T3">4</text:span><text:span text:style-name="T13">2</text:span></text:p>
              <text:p text:style-name="P13">$12-<text:span text:style-name="T13">m</text:span><text:span text:style-name="T3">4</text:span><text:span text:style-name="T13">3</text:span></text:p>
              <text:p text:style-name="P13">$12-<text:span text:style-name="T13">m</text:span><text:span text:style-name="T3">4</text:span><text:span text:style-name="T13">4</text:span></text:p>
            </text:section>
          </table:table-cell>
          <table:table-cell table:style-name="t12.B8" office:value-type="string">
            <text:p text:style-name="P5">$12-av<text:span text:style-name="T13">4</text:span></text:p>
          </table:table-cell>
          <table:table-cell table:style-name="t12.B8" office:value-type="string">
            <text:p text:style-name="P5">$12-o<text:span text:style-name="T13">4</text:span></text:p>
          </table:table-cell>
          <table:table-cell table:style-name="t12.B8" office:value-type="string">
            <text:p text:style-name="P5">$12-q<text:span text:style-name="T13">4</text:span></text:p>
          </table:table-cell>
          <table:table-cell table:style-name="t12.B8" office:value-type="string">
            <text:p text:style-name="P5">$12-do<text:span text:style-name="T13">4</text:span></text:p>
          </table:table-cell>
          <table:table-cell table:style-name="t12.I8" office:value-type="string">
            <text:p text:style-name="P9">±<text:span text:style-name="T13">15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2"><text:span text:style-name="T6">AT3509 () s/n: </text:span><text:span text:style-name="T9"><text:s/></text:span><text:span text:style-name="T6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12"><text:span text:style-name="T11">Actual dose value</text:span>,</text:p>
            <text:p text:style-name="P12"><text:span text:style-name="T4">H</text:span><text:span text:style-name="T19">p</text:span><text:span text:style-name="T18">0</text:span></text:p>
          </table:table-cell>
          <table:table-cell table:style-name="s12.B2" table:number-rows-spanned="2" office:value-type="string">
            <text:p text:style-name="P48">Radiation source <text:s/>number</text:p>
          </table:table-cell>
          <table:table-cell table:style-name="s12.B2" table:number-rows-spanned="2" office:value-type="string">
            <text:p text:style-name="P14"><text:s text:c="2"/>d, cm<text:span text:style-name="T13"> <text:s/></text:span></text:p>
            <text:p text:style-name="P15">t, s</text:p>
          </table:table-cell>
          <table:table-cell table:style-name="s12.B2" table:number-columns-spanned="3" office:value-type="string">
            <text:p text:style-name="P56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4"><text:span text:style-name="T12">Relative <text:s/>measure-ment</text:span> <text:span text:style-name="T3">error</text:span></text:p>
            <text:p text:style-name="P49"><text:span text:style-name="T15">θ</text:span><text:span text:style-name="T21">пр</text:span><text:span text:style-name="T19">i</text:span><text:span text:style-name="T13">,</text:span> %</text:p>
          </table:table-cell>
          <table:table-cell table:style-name="s12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9">i</text:span><text:span text:style-name="T3">,</text:span> %</text:p>
          </table:table-cell>
          <table:table-cell table:style-name="s12.I2" table:number-rows-spanned="2" office:value-type="string">
            <text:p text:style-name="P10"><text:span text:style-name="T3">Limits of intrinsic relative error</text:span>, </text:p>
            <text:p text:style-name="P10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12"><text:span text:style-name="T4">H</text:span><text:span text:style-name="T19">pi</text:span></text:p>
          </table:table-cell>
          <table:table-cell table:style-name="s12.D3" office:value-type="string">
            <text:p text:style-name="P12"><text:span text:style-name="T4">H</text:span><text:span text:style-name="T19">pi </text:span><text:span text:style-name="T18">meas</text:span><text:span text:style-name="T17">.</text:span></text:p>
          </table:table-cell>
          <table:table-cell table:style-name="s12.D3" office:value-type="string">
            <text:p text:style-name="P12"><text:span text:style-name="T4">H</text:span><text:span text:style-name="T19">pi</text:span><text:span text:style-name="T20"> meas</text:span><text:span text:style-name="T23">.</text:span><text:span text:style-name="T29">-</text:span><text:span text:style-name="T4">H</text:span><text:span text:style-name="T19">p</text:span><text:span text:style-name="T18">0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4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12.B4" office:value-type="string">
            <text:p text:style-name="P5">$12-<text:span text:style-name="T3">dn_</text:span><text:span text:style-name="T13">3</text:span></text:p>
          </table:table-cell>
          <table:table-cell table:style-name="s12.B4" office:value-type="string">
            <text:p text:style-name="P8"><text:s text:c="2"/>$12-<text:span text:style-name="T3">dd_</text:span><text:span text:style-name="T13">3</text:span> <text:s/></text:p>
            <text:p text:style-name="P7"><text:span text:style-name="T13">36</text:span>0c</text:p>
          </table:table-cell>
          <table:table-cell table:style-name="s12.B4" office:value-type="string">
            <text:p text:style-name="P5">$12-d_dev<text:span text:style-name="T3">_</text:span><text:span text:style-name="T13">3</text:span></text:p>
          </table:table-cell>
          <table:table-cell table:style-name="s12.B4" office:value-type="string">
            <text:p text:style-name="P5">$12-dose<text:span text:style-name="T3">_</text:span><text:span text:style-name="T13">3</text:span></text:p>
          </table:table-cell>
          <table:table-cell table:style-name="s12.B4" office:value-type="string">
            <text:p text:style-name="P5">$12-d_res<text:span text:style-name="T3">_</text:span><text:span text:style-name="T13">3</text:span></text:p>
          </table:table-cell>
          <table:table-cell table:style-name="s12.B4" office:value-type="string">
            <text:p text:style-name="P5">$12-o_pog<text:span text:style-name="T3">_</text:span><text:span text:style-name="T13">3</text:span></text:p>
          </table:table-cell>
          <table:table-cell table:style-name="s12.B4" office:value-type="string">
            <text:p text:style-name="P5">$12-d_gran<text:span text:style-name="T3">_</text:span><text:span text:style-name="T13">3</text:span></text:p>
          </table:table-cell>
          <table:table-cell table:style-name="s12.I4" office:value-type="string">
            <text:p text:style-name="P4">±<text:span text:style-name="T3">30</text:span></text:p>
          </table:table-cell>
        </table:table-row>
        <table:table-row>
          <table:table-cell table:style-name="s12.A4" office:value-type="string">
            <text:p text:style-name="P4">4.0 мЗв<text:line-break/><text:span text:style-name="T3">Hp(10)</text:span></text:p>
          </table:table-cell>
          <table:table-cell table:style-name="s12.B4" office:value-type="string">
            <text:p text:style-name="P5">$12-<text:span text:style-name="T3">dn</text:span></text:p>
          </table:table-cell>
          <table:table-cell table:style-name="s12.B4" office:value-type="string">
            <text:p text:style-name="P8"><text:s text:c="2"/>$12-<text:span text:style-name="T3">dd</text:span> <text:s/></text:p>
            <text:p text:style-name="P7">180c</text:p>
          </table:table-cell>
          <table:table-cell table:style-name="s12.B4" office:value-type="string">
            <text:p text:style-name="P5">$12-d_dev</text:p>
          </table:table-cell>
          <table:table-cell table:style-name="s12.B4" office:value-type="string">
            <text:p text:style-name="P5">$12-dose</text:p>
          </table:table-cell>
          <table:table-cell table:style-name="s12.B4" office:value-type="string">
            <text:p text:style-name="P5">$12-d_res</text:p>
          </table:table-cell>
          <table:table-cell table:style-name="s12.B4" office:value-type="string">
            <text:p text:style-name="P5">$12-o_pog</text:p>
          </table:table-cell>
          <table:table-cell table:style-name="s12.B4" office:value-type="string">
            <text:p text:style-name="P5">$12-d_gran</text:p>
          </table:table-cell>
          <table:table-cell table:style-name="s12.I4" office:value-type="string">
            <text:p text:style-name="P4">±<text:span text:style-name="T13">15</text:span></text:p>
          </table:table-cell>
        </table:table-row>
        <table:table-row>
          <table:table-cell table:style-name="s12.A6" office:value-type="string">
            <text:p text:style-name="P4">4.0 <text:span text:style-name="T13">мкЗв</text:span></text:p>
            <text:p text:style-name="P6">Hp(0.07)</text:p>
          </table:table-cell>
          <table:table-cell table:style-name="s12.B6" office:value-type="string">
            <text:p text:style-name="P5">$12-<text:span text:style-name="T3">dn_2</text:span></text:p>
          </table:table-cell>
          <table:table-cell table:style-name="s12.B6" office:value-type="string">
            <text:p text:style-name="P8"><text:s text:c="2"/>$12-<text:span text:style-name="T3">dd_2</text:span> <text:s/></text:p>
            <text:p text:style-name="P7">360c</text:p>
          </table:table-cell>
          <table:table-cell table:style-name="s12.B6" office:value-type="string">
            <text:p text:style-name="P5">$12-d_dev_<text:span text:style-name="T3">2</text:span></text:p>
          </table:table-cell>
          <table:table-cell table:style-name="s12.B6" office:value-type="string">
            <text:p text:style-name="P5">$12-dose_<text:span text:style-name="T3">2</text:span></text:p>
          </table:table-cell>
          <table:table-cell table:style-name="s12.B6" office:value-type="string">
            <text:p text:style-name="P5">$12-d_res_<text:span text:style-name="T3">2</text:span></text:p>
          </table:table-cell>
          <table:table-cell table:style-name="s12.B6" office:value-type="string">
            <text:p text:style-name="P5">$12-o_pog_<text:span text:style-name="T3">2</text:span></text:p>
          </table:table-cell>
          <table:table-cell table:style-name="s12.B6" office:value-type="string">
            <text:p text:style-name="P5">$12-d_gran_<text:span text:style-name="T3">2</text:span></text:p>
          </table:table-cell>
          <table:table-cell table:style-name="s12.I6" office:value-type="string">
            <text:p text:style-name="P4">±<text:span text:style-name="T13">15</text:span></text:p>
          </table:table-cell>
        </table:table-row>
      </table:table>
      <text:p text:style-name="P5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50"><text:s text:c="36"/></text:p>
          </table:table-cell>
        </table:table-row>
        <table:table-row>
          <table:table-cell table:style-name="Таблица1.A1" office:value-type="string">
            <text:p text:style-name="P51"/>
          </table:table-cell>
          <table:table-cell table:style-name="Таблица1.A1" office:value-type="string">
            <text:p text:style-name="P51"/>
          </table:table-cell>
          <table:table-cell table:style-name="Таблица1.C2" office:value-type="string">
            <text:p text:style-name="P46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50"><text:s text:c="36"/></text:p>
          </table:table-cell>
        </table:table-row>
        <table:table-row>
          <table:table-cell table:style-name="Таблица1.A1" office:value-type="string">
            <text:p text:style-name="P51"/>
          </table:table-cell>
          <table:table-cell table:style-name="Таблица1.B4" office:value-type="string">
            <text:p text:style-name="P51"/>
          </table:table-cell>
          <table:table-cell table:style-name="Таблица1.C2" office:value-type="string">
            <text:p text:style-name="P46">(signature)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C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07T14:13:45.88</dc:date>
    <meta:editing-duration>P3DT10H7M39S</meta:editing-duration>
    <meta:editing-cycles>402</meta:editing-cycles>
    <meta:generator>OpenOffice/4.1.6$Win32 OpenOffice.org_project/416m1$Build-9790</meta:generator>
    <meta:document-statistic meta:table-count="25" meta:image-count="1" meta:object-count="0" meta:page-count="7" meta:paragraph-count="1815" meta:word-count="2894" meta:character-count="16989"/>
  </office:meta>
</office:document-meta>
</file>